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22.81mm"/>
    </style:style>
    <style:style style:name="co14" style:family="table-column">
      <style:table-column-properties fo:break-before="auto" style:column-width="21.24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24.8mm"/>
    </style:style>
    <style:style style:name="co17" style:family="table-column">
      <style:table-column-properties fo:break-before="auto" style:column-width="31.15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4.2mm"/>
    </style:style>
    <style:style style:name="co25" style:family="table-column">
      <style:table-column-properties fo:break-before="auto" style:column-width="20.14mm"/>
    </style:style>
    <style:style style:name="co26" style:family="table-column">
      <style:table-column-properties fo:break-before="auto" style:column-width="46.83mm"/>
    </style:style>
    <style:style style:name="co27" style:family="table-column">
      <style:table-column-properties fo:break-before="auto" style:column-width="17.69mm"/>
    </style:style>
    <style:style style:name="co28" style:family="table-column">
      <style:table-column-properties fo:break-before="auto" style:column-width="99.24mm"/>
    </style:style>
    <style:style style:name="co29" style:family="table-column">
      <style:table-column-properties fo:break-before="auto" style:column-width="69.59mm"/>
    </style:style>
    <style:style style:name="ro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11mm" fo:break-before="auto" style:use-optimal-row-height="true"/>
    </style:style>
    <style:style style:name="ro13" style:family="table-row">
      <style:table-row-properties style:row-height="20.36mm" fo:break-before="auto" style:use-optimal-row-height="false"/>
    </style:style>
    <style:style style:name="ro14" style:family="table-row">
      <style:table-row-properties style:row-height="5.6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6" style:family="table-row">
      <style:table-row-properties style:row-height="19.03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4.22mm" fo:break-before="auto" style:use-optimal-row-height="false"/>
    </style:style>
    <style:style style:name="ro9" style:family="table-row">
      <style:table-row-properties style:row-height="5.01mm" fo:break-before="auto" style:use-optimal-row-height="false"/>
    </style:style>
    <style:style style:name="ro10" style:family="table-row">
      <style:table-row-properties style:row-height="7.64mm" fo:break-before="auto" style:use-optimal-row-height="true"/>
    </style:style>
    <style:style style:name="ro11" style:family="table-row">
      <style:table-row-properties style:row-height="3.95mm" fo:break-before="auto" style:use-optimal-row-height="false"/>
    </style:style>
    <style:style style:name="ro16" style:family="table-row">
      <style:table-row-properties style:row-height="4.74mm" fo:break-before="auto" style:use-optimal-row-height="false"/>
    </style:style>
    <style:style style:name="ro17" style:family="table-row">
      <style:table-row-properties style:row-height="5.27mm" fo:break-before="auto" style:use-optimal-row-height="false"/>
    </style:style>
    <style:style style:name="ro18" style:family="table-row">
      <style:table-row-properties style:row-height="11.17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2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7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11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  <style:map style:condition="cell-content()&gt;0" style:apply-style-name="Good" style:base-cell-address="Sheet1.D242"/>
    </style:style>
    <style:style style:name="ce27" style:family="table-cell" style:parent-style-name="Default" style:data-style-name="N113">
      <style:table-cell-properties fo:background-color="#ffff00" style:text-align-source="fix" style:repeat-content="false"/>
      <style:paragraph-properties fo:text-align="center" fo:margin-left="0mm"/>
      <style:text-properties style:font-name="Liberation Sans"/>
      <style:map style:condition="cell-content()&gt;0" style:apply-style-name="Good" style:base-cell-address="Sheet1.D242"/>
    </style:style>
    <style:style style:name="ce28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  <style:map style:condition="cell-content()&gt;0" style:apply-style-name="Good" style:base-cell-address="Sheet1.D24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map style:condition="cell-content()&gt;0" style:apply-style-name="Good" style:base-cell-address="Sheet1.D242"/>
    </style:style>
    <style:style style:name="ce31" style:family="table-cell" style:parent-style-name="Default" style:data-style-name="N113">
      <style:table-cell-properties fo:background-color="#ffff00" style:text-align-source="fix" style:repeat-content="false"/>
      <style:paragraph-properties fo:text-align="center" fo:margin-left="0mm"/>
      <style:text-properties style:font-name="Liberation Sans"/>
      <style:map style:condition="cell-content()&gt;0" style:apply-style-name="Good" style:base-cell-address="Sheet1.D287"/>
    </style:style>
    <style:style style:name="ce83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  <style:map style:condition="cell-content()&gt;0" style:apply-style-name="Good" style:base-cell-address="Sheet1.E3"/>
    </style:style>
    <style:style style:name="ce35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  <style:map style:condition="cell-content()&gt;0" style:apply-style-name="Good" style:base-cell-address="Sheet1.E3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map style:condition="cell-content()&gt;0" style:apply-style-name="Good" style:base-cell-address="Sheet1.E3"/>
    </style:style>
    <style:style style:name="ce22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  <style:map style:condition="cell-content()&gt;0" style:apply-style-name="Good" style:base-cell-address="Sheet1.E242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/>
      <style:map style:condition="cell-content()&gt;0" style:apply-style-name="Good" style:base-cell-address="Sheet1.E243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  <style:map style:condition="cell-content()&gt;0" style:apply-style-name="Good" style:base-cell-address="Sheet1.E243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/>
      <style:map style:condition="cell-content()&gt;0" style:apply-style-name="Good" style:base-cell-address="Sheet1.E243"/>
    </style:style>
    <style:style style:name="ce55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  <style:map style:condition="cell-content()&gt;0" style:apply-style-name="Good" style:base-cell-address="Sheet1.E243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  <style:map style:condition="cell-content()&gt;0" style:apply-style-name="Good" style:base-cell-address="Sheet1.E243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map style:condition="cell-content()&gt;0" style:apply-style-name="Good" style:base-cell-address="Sheet1.E243"/>
    </style:style>
    <style:style style:name="ce5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/>
      <style:map style:condition="cell-content()&gt;0" style:apply-style-name="Good" style:base-cell-address="Sheet1.E287"/>
    </style:style>
    <style:style style:name="ce101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6" style:family="table-cell" style:parent-style-name="Default" style:data-style-name="N41"/>
    <style:style style:name="ce99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08" style:family="table-cell" style:parent-style-name="Default">
      <style:map style:condition="cell-content()&gt;0" style:apply-style-name="Good" style:base-cell-address="Sheet1.K3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Liberation Sans"/>
    </style:style>
    <style:style style:name="ce113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mm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2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06.4mm" svg:height="126.85mm" svg:x="13.94mm" svg:y="974.12mm">
            <loext:p draw:notify-on-update-of-ranges="Sheet1.E3:Sheet1.E200 Sheet1.K3:Sheet1.K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9.48mm" svg:height="115.37mm" svg:x="224.76mm" svg:y="986.27mm">
            <loext:p draw:notify-on-update-of-ranges="Sheet1.E3:Sheet1.E200 Sheet1.K3:Sheet1.K2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8.49mm" svg:height="115.4mm" svg:x="250.86mm" svg:y="1127.88mm">
            <loext:p draw:notify-on-update-of-ranges="Sheet1.H244:Sheet1.H244 Sheet1.I244:Sheet1.I244 Sheet1.H245:Sheet1.H245 Sheet1.I245:Sheet1.I245 Sheet1.H246:Sheet1.H246 Sheet1.I246:Sheet1.I246 Sheet1.H247:Sheet1.H247 Sheet1.I247:Sheet1.I2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6.4mm" svg:height="126.85mm" svg:x="11.81mm" svg:y="970.81mm">
            <loext:p draw:notify-on-update-of-ranges="Sheet1.E3:Sheet1.E200 Sheet1.K3:Sheet1.K2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4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2"/>
        <table:table-column table:style-name="co11" table:default-cell-style-name="ce96"/>
        <table:table-column table:style-name="co12" table:default-cell-style-name="ce106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5" table:default-cell-style-name="ce41"/>
        <table:table-column table:style-name="co28" table:default-cell-style-name="ce42"/>
        <table:table-column table:style-name="co29" table:default-cell-style-name="ce42"/>
        <table:table-column table:style-name="co20" table:number-columns-repeated="1001" table:default-cell-style-name="ce5"/>
        <table:table-column table:style-name="co20" table:number-columns-repeated="2" table:default-cell-style-name="ce113"/>
        <table:table-row table:style-name="ro1">
          <table:table-cell table:style-name="ce21" table:number-columns-repeated="4"/>
          <table:table-cell table:style-name="ce83" office:value-type="string" calcext:value-type="string">
            <text:p>Pugh</text:p>
          </table:table-cell>
          <table:table-cell table:style-name="ce101" office:value-type="string" calcext:value-type="string" table:number-columns-spanned="6" table:number-rows-spanned="1">
            <text:p>Mehta</text:p>
          </table:table-cell>
          <table:covered-table-cell table:number-columns-repeated="5"/>
          <table:table-cell table:style-name="ce21" table:number-columns-repeated="6"/>
          <table:table-cell table:number-columns-repeated="1007"/>
        </table:table-row>
        <table:table-row table:style-name="ro6">
          <table:table-cell table:style-name="ce21" office:value-type="string" calcext:value-type="string">
            <text:p>Flare</text:p>
            <text:p> Number</text:p>
          </table:table-cell>
          <table:table-cell table:style-name="ce21" office:value-type="string" calcext:value-type="string">
            <text:p>GOES </text:p>
            <text:p>Class</text:p>
          </table:table-cell>
          <table:table-cell table:style-name="ce21" office:value-type="string" calcext:value-type="string">
            <text:p>Instrument</text:p>
          </table:table-cell>
          <table:table-cell table:style-name="ce21" office:value-type="string" calcext:value-type="string">
            <text:p>Flare Amp</text:p>
          </table:table-cell>
          <table:table-cell table:style-name="ce83" office:value-type="string" calcext:value-type="string">
            <text:p>Period</text:p>
            <text:p>(seconds)</text:p>
          </table:table-cell>
          <table:table-cell table:style-name="ce101"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uration</text:p>
            <text:p>(seconds)</text:p>
          </table:table-cell>
          <table:table-cell office:value-type="string" calcext:value-type="string">
            <text:p>FFT </text:p>
            <text:p>Period</text:p>
            <text:p>(seconds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MD </text:p>
            <text:p>Period(s)</text:p>
            <text:p>(seconds)</text:p>
          </table:table-cell>
          <table:table-cell table:style-name="ce38" office:value-type="string" calcext:value-type="string">
            <text:p>+ </text:p>
            <text:p>Error</text:p>
          </table:table-cell>
          <table:table-cell table:style-name="ce38" office:value-type="string" calcext:value-type="string">
            <text:p>- </text:p>
            <text:p>Error</text:p>
          </table:table-cell>
          <table:table-cell table:style-name="ce39" office:value-type="string" calcext:value-type="string">
            <text:p>Signif</text:p>
            <text:p>(%)</text:p>
          </table:table-cell>
          <table:table-cell table:style-name="ce21" office:value-type="string" calcext:value-type="string">
            <text:p>Modulation </text:p>
            <text:p>Depth (%)</text:p>
          </table:table-cell>
          <table:table-cell table:style-name="ce21" office:value-type="string" calcext:value-type="string">
            <text:p>Quality </text:p>
            <text:p>Factor</text:p>
          </table:table-cell>
          <table:table-cell table:style-name="ce21" office:value-type="string" calcext:value-type="string">
            <text:p>QPP Shape </text:p>
            <text:p><text:span text:style-name="T6">S-Steady, </text:span></text:p>
            <text:p><text:span text:style-name="T6">WT-Wavetrain,</text:span></text:p>
            <text:p><text:span text:style-name="T6"> G/D- Growing, Decaying</text:span></text:p>
          </table:table-cell>
          <table:table-cell table:style-name="ce21" office:value-type="string" calcext:value-type="string">
            <text:p>Period</text:p>
            <text:p>Drift</text:p>
          </table:table-cell>
          <table:table-cell table:style-name="ce45" office:value-type="string" calcext:value-type="string">
            <text:p>Multimodal? </text:p>
          </table:table-cell>
          <table:table-cell table:style-name="ce43" office:value-type="string" calcext:value-type="string">
            <text:p>Further Notes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001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OES</text:p>
          </table:table-cell>
          <table:table-cell table:style-name="ce11" office:value-type="float" office:value="0.00000402" calcext:value-type="float">
            <text:p>4.02E-06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8:18:00 19-SEPT-14</text:p>
          </table:table-cell>
          <table:table-cell table:style-name="ce96" office:value-type="string" calcext:value-type="string">
            <text:p>18:26:00 19-SEPT-14</text:p>
          </table:table-cell>
          <table:table-cell office:value-type="float" office:value="479" calcext:value-type="float">
            <text:p>479</text:p>
          </table:table-cell>
          <table:table-cell office:value-type="float" office:value="68.7" calcext:value-type="float">
            <text:p>68.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66.67" calcext:value-type="float">
            <text:p>66.67</text:p>
          </table:table-cell>
          <table:table-cell office:value-type="float" office:value="9.55" calcext:value-type="float">
            <text:p>9.55</text:p>
          </table:table-cell>
          <table:table-cell office:value-type="float" office:value="14.34" calcext:value-type="float">
            <text:p>14.34</text:p>
          </table:table-cell>
          <table:table-cell office:value-type="float" office:value="99" calcext:value-type="float">
            <text:p>99</text:p>
          </table:table-cell>
          <table:table-cell office:value-type="float" office:value="21.54" calcext:value-type="float">
            <text:p>21.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09-20T12:44:00" calcext:value-type="date">
            <text:p>12:44:00 20-Sep-14</text:p>
          </table:table-cell>
          <table:table-cell table:style-name="ce96" office:value-type="date" office:date-value="2014-09-20T13:50:00" calcext:value-type="date">
            <text:p>13:50:00 20-Sep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3" calcext:value-type="float">
            <text:p>00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09-20T17:10:01.000002" calcext:value-type="date">
            <text:p>17:10:01 20-Sep-14</text:p>
          </table:table-cell>
          <table:table-cell table:style-name="ce96" office:value-type="date" office:date-value="2014-09-20T17:37:58" calcext:value-type="date">
            <text:p>17:37:58 20-Sep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00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01:46:00 21-SEPT-14</text:p>
          </table:table-cell>
          <table:table-cell table:style-name="ce96" office:value-type="string" calcext:value-type="string">
            <text:p>02:13:58 21-SEP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005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07:10:00 21-SEPT-14</text:p>
          </table:table-cell>
          <table:table-cell table:style-name="ce95" office:value-type="string" calcext:value-type="string">
            <text:p>07:42:58 21-SEP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" calcext:value-type="float">
            <text:p>00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9:30:00 22-SEPT-14</text:p>
          </table:table-cell>
          <table:table-cell table:style-name="ce99" office:value-type="string" calcext:value-type="string">
            <text:p>20:29:58 22-SEP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00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09-23T15:29:00" calcext:value-type="date">
            <text:p>15:29:00 23-Sep-14</text:p>
          </table:table-cell>
          <table:table-cell table:style-name="ce96" office:value-type="date" office:date-value="2014-09-23T15:44:00" calcext:value-type="date">
            <text:p>15:44:00 23-Sep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008</text:p>
          </table:table-cell>
          <table:table-cell table:style-name="ce6" office:value-type="string" calcext:value-type="string">
            <text:p>M2.3</text:p>
          </table:table-cell>
          <table:table-cell table:style-name="ce9" office:value-type="string" calcext:value-type="string">
            <text:p>G0.5-4 </text:p>
          </table:table-cell>
          <table:table-cell table:style-name="ce14" office:value-type="float" office:value="0.00000514" calcext:value-type="float">
            <text:p>5.14E-06</text:p>
          </table:table-cell>
          <table:table-cell table:style-name="ce35" office:value-type="float" office:value="41.2" calcext:value-type="float">
            <text:p>41.2</text:p>
          </table:table-cell>
          <table:table-cell table:style-name="ce33" office:value-type="date" office:date-value="2014-09-23T23:08:00.000002" calcext:value-type="date">
            <text:p>23:08:00 23-Sep-14</text:p>
          </table:table-cell>
          <table:table-cell table:style-name="ce33" office:value-type="date" office:date-value="2014-09-23T23:13:45" calcext:value-type="date">
            <text:p>23:13:45 23-Sep-14</text:p>
          </table:table-cell>
          <table:table-cell office:value-type="float" office:value="343.9" calcext:value-type="float">
            <text:p>343.9</text:p>
          </table:table-cell>
          <table:table-cell office:value-type="string" calcext:value-type="string">
            <text:p>N/A</text:p>
          </table:table-cell>
          <table:table-cell office:value-type="float" office:value="1.88" calcext:value-type="float">
            <text:p>1.88</text:p>
          </table:table-cell>
          <table:table-cell table:style-name="ce108" office:value-type="float" office:value="42.89" calcext:value-type="float">
            <text:p>42.89</text:p>
          </table:table-cell>
          <table:table-cell table:style-name="ce9" office:value-type="float" office:value="7.78" calcext:value-type="float">
            <text:p>7.78</text:p>
          </table:table-cell>
          <table:table-cell table:style-name="ce9" office:value-type="float" office:value="6.31" calcext:value-type="float">
            <text:p>6.31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009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6:04:01 24-SEPT-14</text:p>
          </table:table-cell>
          <table:table-cell table:style-name="ce96" office:value-type="string" calcext:value-type="string">
            <text:p>16:08:45 24-SEP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ALMOST an oscillation? Couldn’t get CI. Maybe look back. </text:p>
          </table:table-cell>
          <table:table-cell table:number-columns-repeated="1004"/>
        </table:table-row>
        <table:table-row table:style-name="ro7">
          <table:table-cell table:style-name="ce3" office:value-type="float" office:value="10" calcext:value-type="float">
            <text:p>010</text:p>
          </table:table-cell>
          <table:table-cell office:value-type="string" calcext:value-type="string">
            <text:p>C7.0</text:p>
          </table:table-cell>
          <table:table-cell table:style-name="ce10" office:value-type="string" calcext:value-type="string">
            <text:p>G1-8</text:p>
          </table:table-cell>
          <table:table-cell table:style-name="ce11" office:value-type="float" office:value="0.000001" calcext:value-type="float">
            <text:p>1.00E-06</text:p>
          </table:table-cell>
          <table:table-cell table:style-name="ce36" office:value-type="float" office:value="9.6" calcext:value-type="float">
            <text:p>9.6</text:p>
          </table:table-cell>
          <table:table-cell office:value-type="string" calcext:value-type="string">
            <text:p>17:49:10 24-Sept-14</text:p>
          </table:table-cell>
          <table:table-cell table:style-name="ce96" office:value-type="string" calcext:value-type="string">
            <text:p>17:50:00 24-Sept-14</text:p>
          </table:table-cell>
          <table:table-cell office:value-type="float" office:value="49.13" calcext:value-type="float">
            <text:p>49.13</text:p>
          </table:table-cell>
          <table:table-cell office:value-type="string" calcext:value-type="string">
            <text:p>N/A</text:p>
          </table:table-cell>
          <table:table-cell office:value-type="float" office:value="1.53" calcext:value-type="float">
            <text:p>1.53</text:p>
          </table:table-cell>
          <table:table-cell table:style-name="ce108" office:value-type="string" calcext:value-type="string">
            <text:p>/</text:p>
          </table:table-cell>
          <table:table-cell table:number-columns-repeated="2" table:style-name="ce22" office:value-type="string" calcext:value-type="string">
            <text:p>/</text:p>
          </table:table-cell>
          <table:table-cell table:number-columns-repeated="5" office:value-type="string" calcext:value-type="string">
            <text:p>/</text:p>
          </table:table-cell>
          <table:table-cell/>
          <table:table-cell office:value-type="string" calcext:value-type="string">
            <text:p>1<text:span text:style-name="T2">st</text:span> Mode</text:p>
            <text:p>Bad Temporal Resolution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10_2</text:p>
          </table:table-cell>
          <table:table-cell office:value-type="string" calcext:value-type="string">
            <text:p>C7.0</text:p>
          </table:table-cell>
          <table:table-cell table:style-name="ce10" office:value-type="string" calcext:value-type="string">
            <text:p>VERNOV</text:p>
          </table:table-cell>
          <table:table-cell table:style-name="ce11" office:value-type="float" office:value="1340" calcext:value-type="float">
            <text:p>1.34E+03</text:p>
          </table:table-cell>
          <table:table-cell table:style-name="ce36" office:value-type="float" office:value="5.8" calcext:value-type="float">
            <text:p>5.8</text:p>
          </table:table-cell>
          <table:table-cell office:value-type="string" calcext:value-type="string">
            <text:p>17:48:50 24-OCT-14</text:p>
          </table:table-cell>
          <table:table-cell table:style-name="ce96" office:value-type="string" calcext:value-type="string">
            <text:p>17:49:50 24-OCT-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8.43" calcext:value-type="float">
            <text:p>8.43</text:p>
          </table:table-cell>
          <table:table-cell table:style-name="ce22" office:value-type="float" office:value="1.63" calcext:value-type="float">
            <text:p>1.6</text:p>
          </table:table-cell>
          <table:table-cell table:style-name="ce22" office:value-type="float" office:value="2.08" calcext:value-type="float">
            <text:p>2.1</text:p>
          </table:table-cell>
          <table:table-cell office:value-type="string" calcext:value-type="string">
            <text:p>NA</text:p>
          </table:table-cell>
          <table:table-cell office:value-type="float" office:value="57.5" calcext:value-type="float">
            <text:p>5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st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9:20:00 25-SEPT-14</text:p>
          </table:table-cell>
          <table:table-cell table:style-name="ce96" office:value-type="date" office:date-value="2014-09-25T21:51:00" calcext:value-type="date">
            <text:p>21:51:00 25-Sep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4"/>
          <table:table-cell table:style-name="ce63" table:number-columns-repeated="2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office:value-type="string" calcext:value-type="string">
            <text:p>C8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84" calcext:value-type="float">
            <text:p>4.84E-06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04:38:30 26-SEPT-14</text:p>
          </table:table-cell>
          <table:table-cell table:style-name="ce96" office:value-type="string" calcext:value-type="string">
            <text:p>04:45:40 26-SEPT-14</text:p>
          </table:table-cell>
          <table:table-cell office:value-type="float" office:value="429.87" calcext:value-type="float">
            <text:p>429.87</text:p>
          </table:table-cell>
          <table:table-cell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table:style-name="ce108" office:value-type="float" office:value="141.39" calcext:value-type="float">
            <text:p>141.39</text:p>
          </table:table-cell>
          <table:table-cell office:value-type="float" office:value="18.18" calcext:value-type="float">
            <text:p>18.18</text:p>
          </table:table-cell>
          <table:table-cell office:value-type="float" office:value="21.63" calcext:value-type="float">
            <text:p>21.63</text:p>
          </table:table-cell>
          <table:table-cell office:value-type="float" office:value="99" calcext:value-type="float">
            <text:p>99</text:p>
          </table:table-cell>
          <table:table-cell office:value-type="float" office:value="69.8" calcext:value-type="float">
            <text:p>69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46" calcext:value-type="float">
            <text:p>6.46E-06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3:53:01 26-SEPT-14</text:p>
          </table:table-cell>
          <table:table-cell table:style-name="ce96" office:value-type="string" calcext:value-type="string">
            <text:p>13:55:15 26-SEPT-14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/</text:p>
          </table:table-cell>
          <table:table-cell office:value-type="float" office:value="2.52" calcext:value-type="float">
            <text:p>2.52</text:p>
          </table:table-cell>
          <table:table-cell table:style-name="ce108" office:value-type="float" office:value="23.55" calcext:value-type="float">
            <text:p>23.55</text:p>
          </table:table-cell>
          <table:table-cell office:value-type="float" office:value="8.23" calcext:value-type="float">
            <text:p>8.23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NA</text:p>
          </table:table-cell>
          <table:table-cell office:value-type="float" office:value="37.74" calcext:value-type="float">
            <text:p>37.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st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13_2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52" calcext:value-type="float">
            <text:p>6.52E-07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3:53:01 26-SEPT-14</text:p>
          </table:table-cell>
          <table:table-cell table:style-name="ce96" office:value-type="string" calcext:value-type="string">
            <text:p>13:55:15 26-SEPT-14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.73</text:p>
          </table:table-cell>
          <table:table-cell table:style-name="ce108" office:value-type="float" office:value="26.11" calcext:value-type="float">
            <text:p>26.11</text:p>
          </table:table-cell>
          <table:table-cell office:value-type="float" office:value="10.7" calcext:value-type="float">
            <text:p>10.7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NA</text:p>
          </table:table-cell>
          <table:table-cell office:value-type="float" office:value="42.82" calcext:value-type="float">
            <text:p>42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st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59" calcext:value-type="float">
            <text:p>1.59E-05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8:29:00 14-OCT-14</text:p>
          </table:table-cell>
          <table:table-cell table:style-name="ce96" office:value-type="string" calcext:value-type="string">
            <text:p>18:48:00 14-OCT-14</text:p>
          </table:table-cell>
          <table:table-cell office:value-type="float" office:value="1141.85" calcext:value-type="float">
            <text:p>1141.85</text:p>
          </table:table-cell>
          <table:table-cell office:value-type="string" calcext:value-type="string">
            <text:p>/</text:p>
          </table:table-cell>
          <table:table-cell office:value-type="float" office:value="1.05" calcext:value-type="float">
            <text:p>1.05</text:p>
          </table:table-cell>
          <table:table-cell table:style-name="ce108" office:value-type="float" office:value="213.35" calcext:value-type="float">
            <text:p>213.35</text:p>
          </table:table-cell>
          <table:table-cell office:value-type="float" office:value="40.33" calcext:value-type="float">
            <text:p>40.33</text:p>
          </table:table-cell>
          <table:table-cell office:value-type="float" office:value="63.78" calcext:value-type="float">
            <text:p>63.78</text:p>
          </table:table-cell>
          <table:table-cell office:value-type="float" office:value="95" calcext:value-type="float">
            <text:p>95</text:p>
          </table:table-cell>
          <table:table-cell office:value-type="float" office:value="15.61" calcext:value-type="float">
            <text:p>15.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signal :)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14_2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547" calcext:value-type="float">
            <text:p>5.47E-06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8:29:00 14-OCT-14</text:p>
          </table:table-cell>
          <table:table-cell table:style-name="ce96" office:value-type="string" calcext:value-type="string">
            <text:p>18:48:00 14-OCT-14</text:p>
          </table:table-cell>
          <table:table-cell office:value-type="float" office:value="1141.85" calcext:value-type="float">
            <text:p>1141.85</text:p>
          </table:table-cell>
          <table:table-cell office:value-type="string" calcext:value-type="string">
            <text:p>/</text:p>
          </table:table-cell>
          <table:table-cell office:value-type="float" office:value="1.24" calcext:value-type="float">
            <text:p>1.24</text:p>
          </table:table-cell>
          <table:table-cell table:style-name="ce108" office:value-type="float" office:value="177.29" calcext:value-type="float">
            <text:p>177.29</text:p>
          </table:table-cell>
          <table:table-cell office:value-type="float" office:value="54.81" calcext:value-type="float">
            <text:p>54.81</text:p>
          </table:table-cell>
          <table:table-cell office:value-type="float" office:value="37.18" calcext:value-type="float">
            <text:p>37.18</text:p>
          </table:table-cell>
          <table:table-cell office:value-type="float" office:value="95" calcext:value-type="float">
            <text:p>95</text:p>
          </table:table-cell>
          <table:table-cell office:value-type="float" office:value="29.93" calcext:value-type="float">
            <text:p>29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ot as nice as seen in 1-8 channel</text:p>
          </table:table-cell>
          <table:table-cell table:number-columns-repeated="1004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office:value-type="string" calcext:value-type="string">
            <text:p>M2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35" calcext:value-type="float">
            <text:p>1.35E-05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9:20:01 14-OCT-14</text:p>
          </table:table-cell>
          <table:table-cell table:style-name="ce96" office:value-type="string" calcext:value-type="string">
            <text:p>19:44:00 14-OCT-14</text:p>
          </table:table-cell>
          <table:table-cell office:value-type="float" office:value="1441.15" calcext:value-type="float">
            <text:p>1441.15</text:p>
          </table:table-cell>
          <table:table-cell office:value-type="string" calcext:value-type="string">
            <text:p>/</text:p>
          </table:table-cell>
          <table:table-cell office:value-type="float" office:value="1.25" calcext:value-type="float">
            <text:p>1.25</text:p>
          </table:table-cell>
          <table:table-cell table:style-name="ce108" office:value-type="float" office:value="342.8" calcext:value-type="float">
            <text:p>342.8</text:p>
          </table:table-cell>
          <table:table-cell office:value-type="float" office:value="60.21" calcext:value-type="float">
            <text:p>60.21</text:p>
          </table:table-cell>
          <table:table-cell office:value-type="float" office:value="72.35" calcext:value-type="float">
            <text:p>72.35</text:p>
          </table:table-cell>
          <table:table-cell office:value-type="float" office:value="95" calcext:value-type="float">
            <text:p>95</text:p>
          </table:table-cell>
          <table:table-cell office:value-type="float" office:value="19.67" calcext:value-type="float">
            <text:p>19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h. Not awesome. </text:p>
          </table:table-cell>
          <table:table-cell table:number-columns-repeated="100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6T07:34:00" calcext:value-type="date">
            <text:p>07:34:00 16-Oct-14</text:p>
          </table:table-cell>
          <table:table-cell table:style-name="ce96" office:value-type="date" office:date-value="2014-10-16T08:02:00" calcext:value-type="date">
            <text:p>08:02:00 1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office:value-type="string" calcext:value-type="string">
            <text:p>C6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6T08:38:00" calcext:value-type="date">
            <text:p>08:38:00 16-Oct-14</text:p>
          </table:table-cell>
          <table:table-cell table:style-name="ce95" office:value-type="string" calcext:value-type="string">
            <text:p>09:43:58 1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8">
          <table:table-cell table:style-name="ce3" office:value-type="float" office:value="18" calcext:value-type="float">
            <text:p>018</text:p>
          </table:table-cell>
          <table:table-cell office:value-type="string" calcext:value-type="string">
            <text:p>M4.3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694" calcext:value-type="float">
            <text:p>6.94E-05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3:01:50 16-OCT-14</text:p>
          </table:table-cell>
          <table:table-cell table:style-name="ce96" office:value-type="string" calcext:value-type="string">
            <text:p>13:05:30 16-OCT-14</text:p>
          </table:table-cell>
          <table:table-cell office:value-type="float" office:value="221.08" calcext:value-type="float">
            <text:p>221.08</text:p>
          </table:table-cell>
          <table:table-cell office:value-type="float" office:value="37.19" calcext:value-type="float">
            <text:p>37.19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16.83,35.80</text:p>
          </table:table-cell>
          <table:table-cell office:value-type="string" calcext:value-type="string">
            <text:p>3.32,6.46</text:p>
          </table:table-cell>
          <table:table-cell office:value-type="string" calcext:value-type="string">
            <text:p>2.4,5.16</text:p>
          </table:table-cell>
          <table:table-cell office:value-type="string" calcext:value-type="string">
            <text:p>99,99</text:p>
          </table:table-cell>
          <table:table-cell office:value-type="float" office:value="27.02" calcext:value-type="float">
            <text:p>27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ice multimodal decrease- 2 fourier peaks, correcpond well to EMD. </text:p>
          </table:table-cell>
          <table:table-cell table:number-columns-repeated="1004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6T18:04:00" calcext:value-type="date">
            <text:p>18:04:00 16-Oct-14</text:p>
          </table:table-cell>
          <table:table-cell table:style-name="ce96" office:value-type="date" office:date-value="2014-10-16T18:23:00" calcext:value-type="date">
            <text:p>18:23:00 1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020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6T20:12:00" calcext:value-type="date">
            <text:p>20:12:00 16-Oct-14</text:p>
          </table:table-cell>
          <table:table-cell table:style-name="ce96" office:value-type="date" office:date-value="2014-10-16T21:14:00" calcext:value-type="date">
            <text:p>21:14:00 1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785" calcext:value-type="float">
            <text:p>7.85E-07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03:13:10 17-OCT-14</text:p>
          </table:table-cell>
          <table:table-cell table:style-name="ce98" office:value-type="string" calcext:value-type="string">
            <text:p>03:15:40 17-OCT-14</text:p>
          </table:table-cell>
          <table:table-cell office:value-type="float" office:value="149.43" calcext:value-type="float">
            <text:p>149.43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.57</text:p>
          </table:table-cell>
          <table:table-cell table:style-name="ce108" office:value-type="float" office:value="20.54" calcext:value-type="float">
            <text:p>20.54</text:p>
          </table:table-cell>
          <table:table-cell office:value-type="float" office:value="3.31" calcext:value-type="float">
            <text:p>3.31</text:p>
          </table:table-cell>
          <table:table-cell office:value-type="float" office:value="2.89" calcext:value-type="float">
            <text:p>2.89</text:p>
          </table:table-cell>
          <table:table-cell office:value-type="float" office:value="99" calcext:value-type="float">
            <text:p>99</text:p>
          </table:table-cell>
          <table:table-cell table:style-name="ce63" office:value-type="float" office:value="25.66" calcext:value-type="float">
            <text:p>25.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then 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C6.6</text:p>
          </table:table-cell>
          <table:table-cell office:value-type="string" calcext:value-type="string">
            <text:p>NoRH</text:p>
          </table:table-cell>
          <table:table-cell office:value-type="float" office:value="0.00263" calcext:value-type="float">
            <text:p>0.00263</text:p>
          </table:table-cell>
          <table:table-cell table:style-name="ce34" office:value-type="float" office:value="39.2" calcext:value-type="float">
            <text:p>39.2</text:p>
          </table:table-cell>
          <table:table-cell table:style-name="ce95" office:value-type="date" office:date-value="2014-10-17T04:58:00" calcext:value-type="date">
            <text:p>04:58:00 17-Oct-14</text:p>
          </table:table-cell>
          <table:table-cell table:style-name="ce96" office:value-type="date" office:date-value="2014-10-17T05:48:00" calcext:value-type="date">
            <text:p>05:48:00 17-Oct-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.5</text:p>
          </table:table-cell>
          <table:table-cell table:style-name="ce108" office:value-type="float" office:value="50.81" calcext:value-type="float">
            <text:p>50.81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8" calcext:value-type="float">
            <text:p>18.78</text:p>
          </table:table-cell>
          <table:table-cell office:value-type="float" office:value="95" calcext:value-type="float">
            <text:p>95</text:p>
          </table:table-cell>
          <table:table-cell table:style-name="ce63"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7T12:45:00" calcext:value-type="date">
            <text:p>12:45:00 17-Oct-14</text:p>
          </table:table-cell>
          <table:table-cell table:style-name="ce96" office:value-type="date" office:date-value="2014-10-17T13:11:00" calcext:value-type="date">
            <text:p>13:11:00 1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table:style-name="ce7" office:value-type="string" calcext:value-type="string">
            <text:p>C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11" calcext:value-type="float">
            <text:p>4.11E-06</text:p>
          </table:table-cell>
          <table:table-cell table:style-name="ce36" office:value-type="float" office:value="22.1" calcext:value-type="float">
            <text:p>22.1</text:p>
          </table:table-cell>
          <table:table-cell office:value-type="string" calcext:value-type="string">
            <text:p>15:35:30 17-Oct-14</text:p>
          </table:table-cell>
          <table:table-cell table:style-name="ce96" office:value-type="string" calcext:value-type="string">
            <text:p>15:37:52 17-Oct-14</text:p>
          </table:table-cell>
          <table:table-cell office:value-type="float" office:value="143.5" calcext:value-type="float">
            <text:p>143.5</text:p>
          </table:table-cell>
          <table:table-cell office:value-type="float" office:value="24.258" calcext:value-type="float">
            <text:p>24.258</text:p>
          </table:table-cell>
          <table:table-cell office:value-type="float" office:value="2.26" calcext:value-type="float">
            <text:p>2.26</text:p>
          </table:table-cell>
          <table:table-cell table:style-name="ce108" office:value-type="float" office:value="23.3" calcext:value-type="float">
            <text:p>23.3</text:p>
          </table:table-cell>
          <table:table-cell table:style-name="ce22" office:value-type="float" office:value="2.94" calcext:value-type="float">
            <text:p>2.9</text:p>
          </table:table-cell>
          <table:table-cell table:style-name="ce22" office:value-type="float" office:value="3.04" calcext:value-type="float">
            <text:p>3.0</text:p>
          </table:table-cell>
          <table:table-cell office:value-type="float" office:value="95" calcext:value-type="float">
            <text:p>95</text:p>
          </table:table-cell>
          <table:table-cell table:style-name="ce63" office:value-type="float" office:value="61.5" calcext:value-type="float">
            <text:p>6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52" calcext:value-type="float">
            <text:p>1.52E-06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'19:32:20 17-OCT-14'</text:p>
          </table:table-cell>
          <table:table-cell table:style-name="ce96" office:value-type="string" calcext:value-type="string">
            <text:p>'19:34:30 17-OCT-14'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/</text:p>
          </table:table-cell>
          <table:table-cell office:value-type="float" office:value="2.65" calcext:value-type="float">
            <text:p>2.65</text:p>
          </table:table-cell>
          <table:table-cell table:style-name="ce108" office:value-type="float" office:value="32.34" calcext:value-type="float">
            <text:p>32.34</text:p>
          </table:table-cell>
          <table:table-cell office:value-type="float" office:value="11.7" calcext:value-type="float">
            <text:p>11.7</text:p>
          </table:table-cell>
          <table:table-cell office:value-type="float" office:value="4.1" calcext:value-type="float">
            <text:p>4.1</text:p>
          </table:table-cell>
          <table:table-cell office:value-type="float" office:value="95" calcext:value-type="float">
            <text:p>95</text:p>
          </table:table-cell>
          <table:table-cell table:style-name="ce63"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n be seen in G1-8 but not significant?? </text:p>
          </table:table-cell>
          <table:table-cell table:number-columns-repeated="1004"/>
        </table:table-row>
        <table:table-row table:style-name="ro1">
          <table:table-cell table:style-name="ce3" office:value-type="float" office:value="26" calcext:value-type="float">
            <text:p>026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33" calcext:value-type="float">
            <text:p>3.33E-06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21:07:10 17-OCT-14</text:p>
          </table:table-cell>
          <table:table-cell table:style-name="ce98" office:value-type="string" calcext:value-type="string">
            <text:p>21:11:55 17-OCT-14</text:p>
          </table:table-cell>
          <table:table-cell office:value-type="float" office:value="284.53" calcext:value-type="float">
            <text:p>284.53</text:p>
          </table:table-cell>
          <table:table-cell office:value-type="float" office:value="47.4" calcext:value-type="float">
            <text:p>47.4</text:p>
          </table:table-cell>
          <table:table-cell office:value-type="float" office:value="0.35" calcext:value-type="float">
            <text:p>0.35</text:p>
          </table:table-cell>
          <table:table-cell table:style-name="ce108" office:value-type="float" office:value="46.02" calcext:value-type="float">
            <text:p>46.02</text:p>
          </table:table-cell>
          <table:table-cell office:value-type="float" office:value="7.37" calcext:value-type="float">
            <text:p>7.37</text:p>
          </table:table-cell>
          <table:table-cell office:value-type="float" office:value="8.1" calcext:value-type="float">
            <text:p>8.1</text:p>
          </table:table-cell>
          <table:table-cell office:value-type="float" office:value="99" calcext:value-type="float">
            <text:p>99</text:p>
          </table:table-cell>
          <table:table-cell table:style-name="ce63" office:value-type="float" office:value="25.6" calcext:value-type="float">
            <text:p>2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9">
          <table:table-cell table:style-name="ce3" office:value-type="float" office:value="27" calcext:value-type="float">
            <text:p>027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NoRH</text:p>
          </table:table-cell>
          <table:table-cell office:value-type="float" office:value="0.00353" calcext:value-type="float">
            <text:p>0.00353</text:p>
          </table:table-cell>
          <table:table-cell table:style-name="ce34" office:value-type="float" office:value="8" calcext:value-type="float">
            <text:p>8.0</text:p>
          </table:table-cell>
          <table:table-cell table:style-name="ce95" office:value-type="string" calcext:value-type="string">
            <text:p>01:06:00 18-OCT-14</text:p>
          </table:table-cell>
          <table:table-cell table:style-name="ce96" office:value-type="string" calcext:value-type="string">
            <text:p>01:11:00 18-OCT-1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style-name="ce63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/>
          <table:table-cell office:value-type="string" calcext:value-type="string">
            <text:p>OSCILLATION OF 8.55 AND 17.6 s WERE SEEN, BUT CI COULDN’T BE WORKED OUT. TRIED FOR A WHILE. DONT THINK THEYRE REAL. </text:p>
          </table:table-cell>
          <table:table-cell table:number-columns-repeated="1004"/>
        </table:table-row>
        <table:table-row table:style-name="ro1">
          <table:table-cell table:style-name="ce3" office:value-type="float" office:value="28" calcext:value-type="float">
            <text:p>028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68" calcext:value-type="float">
            <text:p>5.68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6:45:10 18-OCT-14</text:p>
          </table:table-cell>
          <table:table-cell table:style-name="ce96" office:value-type="string" calcext:value-type="string">
            <text:p>06:47:58 18-OCT-14</text:p>
          </table:table-cell>
          <table:table-cell office:value-type="float" office:value="168.1" calcext:value-type="float">
            <text:p>168.1</text:p>
          </table:table-cell>
          <table:table-cell office:value-type="float" office:value="17.015" calcext:value-type="float">
            <text:p>17.015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6.64" calcext:value-type="float">
            <text:p>16.64</text:p>
          </table:table-cell>
          <table:table-cell office:value-type="float" office:value="3.84" calcext:value-type="float">
            <text:p>3.84</text:p>
          </table:table-cell>
          <table:table-cell office:value-type="float" office:value="2.83" calcext:value-type="float">
            <text:p>2.83</text:p>
          </table:table-cell>
          <table:table-cell office:value-type="float" office:value="99" calcext:value-type="float">
            <text:p>99</text:p>
          </table:table-cell>
          <table:table-cell table:style-name="ce63" office:value-type="float" office:value="14.28" calcext:value-type="float">
            <text:p>14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9" calcext:value-type="float">
            <text:p>029</text:p>
          </table:table-cell>
          <table:table-cell table:style-name="ce7" office:value-type="string" calcext:value-type="string">
            <text:p>M1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46" calcext:value-type="float">
            <text:p>1.46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7:35:40 18-OCT-14</text:p>
          </table:table-cell>
          <table:table-cell table:style-name="ce96" office:value-type="string" calcext:value-type="string">
            <text:p>07:41:30 18-OCT-14</text:p>
          </table:table-cell>
          <table:table-cell office:value-type="float" office:value="350.55" calcext:value-type="float">
            <text:p>350.55</text:p>
          </table:table-cell>
          <table:table-cell office:value-type="string" calcext:value-type="string">
            <text:p>/</text:p>
          </table:table-cell>
          <table:table-cell office:value-type="float" office:value="1.09" calcext:value-type="float">
            <text:p>1.09</text:p>
          </table:table-cell>
          <table:table-cell table:style-name="ce108" office:value-type="float" office:value="86.94" calcext:value-type="float">
            <text:p>86.94</text:p>
          </table:table-cell>
          <table:table-cell office:value-type="float" office:value="22.94" calcext:value-type="float">
            <text:p>22.94</text:p>
          </table:table-cell>
          <table:table-cell office:value-type="float" office:value="35.83" calcext:value-type="float">
            <text:p>35.83</text:p>
          </table:table-cell>
          <table:table-cell office:value-type="float" office:value="95" calcext:value-type="float">
            <text:p>95</text:p>
          </table:table-cell>
          <table:table-cell office:value-type="float" office:value="21.03" calcext:value-type="float">
            <text:p>21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0">
          <table:table-cell table:style-name="ce3" office:value-type="float" office:value="30" calcext:value-type="float">
            <text:p>030</text:p>
          </table:table-cell>
          <table:table-cell table:style-name="ce7" office:value-type="string" calcext:value-type="string">
            <text:p>C2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9" calcext:value-type="float">
            <text:p>3.90E-06</text:p>
          </table:table-cell>
          <table:table-cell table:style-name="ce34" office:value-type="float" office:value="14.3" calcext:value-type="float">
            <text:p>14.3</text:p>
          </table:table-cell>
          <table:table-cell office:value-type="date" office:date-value="2014-10-18T13:14:38" calcext:value-type="date">
            <text:p>13:14:38 18-Oct-14</text:p>
          </table:table-cell>
          <table:table-cell table:style-name="ce96" office:value-type="date" office:date-value="2014-10-18T13:15:52" calcext:value-type="date">
            <text:p>13:15:52 18-Oct-14</text:p>
          </table:table-cell>
          <table:table-cell office:value-type="float" office:value="129.15" calcext:value-type="float">
            <text:p>129.15</text:p>
          </table:table-cell>
          <table:table-cell office:value-type="float" office:value="14.35" calcext:value-type="float">
            <text:p>14.35</text:p>
          </table:table-cell>
          <table:table-cell office:value-type="float" office:value="1.13" calcext:value-type="float">
            <text:p>1.13</text:p>
          </table:table-cell>
          <table:table-cell table:style-name="ce108" office:value-type="float" office:value="14.82" calcext:value-type="float">
            <text:p>14.82</text:p>
          </table:table-cell>
          <table:table-cell office:value-type="float" office:value="2.37" calcext:value-type="float">
            <text:p>2.37</text:p>
          </table:table-cell>
          <table:table-cell office:value-type="float" office:value="2.03" calcext:value-type="float">
            <text:p>2.03</text:p>
          </table:table-cell>
          <table:table-cell office:value-type="float" office:value="95" calcext:value-type="float">
            <text:p>95</text:p>
          </table:table-cell>
          <table:table-cell office:value-type="float" office:value="34.64" calcext:value-type="float">
            <text:p>34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right fit, not the best (Twin peak in FFT) (*** PUGH ANALYSED IN G05-4)</text:p>
          </table:table-cell>
          <table:table-cell table:number-columns-repeated="1004"/>
        </table:table-row>
        <table:table-row table:style-name="ro11">
          <table:table-cell table:style-name="ce3" office:value-type="float" office:value="31" calcext:value-type="float">
            <text:p>0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string" calcext:value-type="string">
            <text:p>14:23:00 18-OCT-14</text:p>
          </table:table-cell>
          <table:table-cell table:style-name="ce96" office:value-type="string" calcext:value-type="string">
            <text:p>14:33:58 1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Two ‘cycles’ could be found in EMD but not an oscillation in truth. </text:p>
          </table:table-cell>
          <table:table-cell table:number-columns-repeated="1004"/>
        </table:table-row>
        <table:table-row table:style-name="ro1">
          <table:table-cell table:style-name="ce3" office:value-type="float" office:value="32" calcext:value-type="float">
            <text:p>032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16:01:00 18-OCT-14</text:p>
          </table:table-cell>
          <table:table-cell table:style-name="ce98" office:value-type="string" calcext:value-type="string">
            <text:p>16:13:00 1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Cant get a good trend</text:p>
          </table:table-cell>
          <table:table-cell table:number-columns-repeated="1004"/>
        </table:table-row>
        <table:table-row table:style-name="ro1">
          <table:table-cell table:style-name="ce3" office:value-type="float" office:value="33" calcext:value-type="float">
            <text:p>03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18T17:03:00" calcext:value-type="date">
            <text:p>17:03:00 18-Oct-14</text:p>
          </table:table-cell>
          <table:table-cell table:style-name="ce96" office:value-type="date" office:date-value="2014-10-18T17:10:00" calcext:value-type="date">
            <text:p>17:10:00 1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34" calcext:value-type="float">
            <text:p>03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537" calcext:value-type="float">
            <text:p>5.37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7:11:01 18-OCT-14</text:p>
          </table:table-cell>
          <table:table-cell table:style-name="ce96" office:value-type="string" calcext:value-type="string">
            <text:p>17:16:20 18-OCT-14</text:p>
          </table:table-cell>
          <table:table-cell office:value-type="float" office:value="317.75" calcext:value-type="float">
            <text:p>317.75</text:p>
          </table:table-cell>
          <table:table-cell office:value-type="string" calcext:value-type="string">
            <text:p>/</text:p>
          </table:table-cell>
          <table:table-cell office:value-type="float" office:value="1.42" calcext:value-type="float">
            <text:p>1.42</text:p>
          </table:table-cell>
          <table:table-cell table:style-name="ce108" office:value-type="float" office:value="41.16" calcext:value-type="float">
            <text:p>41.16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35" calcext:value-type="float">
            <text:p>035</text:p>
          </table:table-cell>
          <table:table-cell table:style-name="ce7" office:value-type="string" calcext:value-type="string">
            <text:p>C3.8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267" calcext:value-type="float">
            <text:p>2.67E-07</text:p>
          </table:table-cell>
          <table:table-cell table:style-name="ce34" office:value-type="float" office:value="13.3" calcext:value-type="float">
            <text:p>13.3</text:p>
          </table:table-cell>
          <table:table-cell office:value-type="date" office:date-value="2014-10-18T19:02:30" calcext:value-type="date">
            <text:p>19:02:30 18-Oct-14</text:p>
          </table:table-cell>
          <table:table-cell table:style-name="ce96" office:value-type="date" office:date-value="2014-10-18T19:06:57.999999" calcext:value-type="date">
            <text:p>19:06:58 18-Oct-14</text:p>
          </table:table-cell>
          <table:table-cell office:value-type="float" office:value="149.43" calcext:value-type="float">
            <text:p>149.43</text:p>
          </table:table-cell>
          <table:table-cell table:number-columns-repeated="2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36" calcext:value-type="float">
            <text:p>036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873" calcext:value-type="float">
            <text:p>8.73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'19:59:10 18-OCT-14'</text:p>
          </table:table-cell>
          <table:table-cell table:style-name="ce96" office:value-type="string" calcext:value-type="string">
            <text:p>'20:02:36 18-OCT-14'</text:p>
          </table:table-cell>
          <table:table-cell office:value-type="float" office:value="205" calcext:value-type="float">
            <text:p>205</text:p>
          </table:table-cell>
          <table:table-cell office:value-type="float" office:value="51.76" calcext:value-type="float">
            <text:p>51.76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42.53" calcext:value-type="float">
            <text:p>42.53</text:p>
          </table:table-cell>
          <table:table-cell office:value-type="float" office:value="11.95" calcext:value-type="float">
            <text:p>11.95</text:p>
          </table:table-cell>
          <table:table-cell office:value-type="float" office:value="7.99" calcext:value-type="float">
            <text:p>7.99</text:p>
          </table:table-cell>
          <table:table-cell office:value-type="float" office:value="99" calcext:value-type="float">
            <text:p>99</text:p>
          </table:table-cell>
          <table:table-cell office:value-type="float" office:value="12.84" calcext:value-type="float">
            <text:p>12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37" calcext:value-type="float">
            <text:p>037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815" calcext:value-type="float">
            <text:p>8.15E-07</text:p>
          </table:table-cell>
          <table:table-cell table:style-name="ce34" office:value-type="float" office:value="79.5" calcext:value-type="float">
            <text:p>79.5</text:p>
          </table:table-cell>
          <table:table-cell office:value-type="date" office:date-value="2014-10-19T01:35:00" calcext:value-type="date">
            <text:p>01:35:00 19-Oct-14</text:p>
          </table:table-cell>
          <table:table-cell table:style-name="ce96" office:value-type="date" office:date-value="2014-10-19T01:43:00" calcext:value-type="date">
            <text:p>01:43:00 19-Oct-14</text:p>
          </table:table-cell>
          <table:table-cell office:value-type="float" office:value="478.76" calcext:value-type="float">
            <text:p>478.76</text:p>
          </table:table-cell>
          <table:table-cell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table:style-name="ce108" office:value-type="float" office:value="78.68" calcext:value-type="float">
            <text:p>78.68</text:p>
          </table:table-cell>
          <table:table-cell office:value-type="float" office:value="9.51" calcext:value-type="float">
            <text:p>9.51</text:p>
          </table:table-cell>
          <table:table-cell office:value-type="float" office:value="9.94" calcext:value-type="float">
            <text:p>9.94</text:p>
          </table:table-cell>
          <table:table-cell office:value-type="float" office:value="95" calcext:value-type="float">
            <text:p>95</text:p>
          </table:table-cell>
          <table:table-cell office:value-type="float" office:value="62.16" calcext:value-type="float">
            <text:p>62.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string" calcext:value-type="string">
            <text:p>37_2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NorH</text:p>
          </table:table-cell>
          <table:table-cell table:style-name="ce11" office:value-type="float" office:value="0.00887" calcext:value-type="float">
            <text:p>8.87E-03</text:p>
          </table:table-cell>
          <table:table-cell table:style-name="ce34" office:value-type="float" office:value="24.9" calcext:value-type="float">
            <text:p>24.9</text:p>
          </table:table-cell>
          <table:table-cell table:style-name="ce98" office:value-type="string" calcext:value-type="string">
            <text:p>01:36:28 19-OCT-14</text:p>
          </table:table-cell>
          <table:table-cell table:style-name="ce98" office:value-type="string" calcext:value-type="string">
            <text:p>01:42:42 19-OCT-14</text:p>
          </table:table-cell>
          <table:table-cell office:value-type="float" office:value="374" calcext:value-type="float">
            <text:p>374</text:p>
          </table:table-cell>
          <table:table-cell office:value-type="float" office:value="25" calcext:value-type="float">
            <text:p>25</text:p>
          </table:table-cell>
          <table:table-cell office:value-type="float" office:value="2.21" calcext:value-type="float">
            <text:p>2.21</text:p>
          </table:table-cell>
          <table:table-cell table:style-name="ce108" office:value-type="float" office:value="24.88" calcext:value-type="float">
            <text:p>24.88</text:p>
          </table:table-cell>
          <table:table-cell office:value-type="float" office:value="4.04" calcext:value-type="float">
            <text:p>4.04</text:p>
          </table:table-cell>
          <table:table-cell office:value-type="float" office:value="3.68" calcext:value-type="float">
            <text:p>3.68</text:p>
          </table:table-cell>
          <table:table-cell office:value-type="float" office:value="95" calcext:value-type="float">
            <text:p>95</text:p>
          </table:table-cell>
          <table:table-cell office:value-type="float" office:value="3.09" calcext:value-type="float">
            <text:p>3.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38" calcext:value-type="float">
            <text:p>038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349" calcext:value-type="float">
            <text:p>3.49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'04:17:00 19-OCT-14'</text:p>
          </table:table-cell>
          <table:table-cell table:style-name="ce96" office:value-type="string" calcext:value-type="string">
            <text:p>'04:27:00 19-OCT-14'</text:p>
          </table:table-cell>
          <table:table-cell office:value-type="float" office:value="599.48" calcext:value-type="float">
            <text:p>599.48</text:p>
          </table:table-cell>
          <table:table-cell office:value-type="string" calcext:value-type="string">
            <text:p>/</text:p>
          </table:table-cell>
          <table:table-cell office:value-type="float" office:value="1.48" calcext:value-type="float">
            <text:p>1.48</text:p>
          </table:table-cell>
          <table:table-cell table:style-name="ce108" office:value-type="float" office:value="61.98" calcext:value-type="float">
            <text:p>61.98</text:p>
          </table:table-cell>
          <table:table-cell office:value-type="float" office:value="13.75" calcext:value-type="float">
            <text:p>13.75</text:p>
          </table:table-cell>
          <table:table-cell office:value-type="float" office:value="14.44" calcext:value-type="float">
            <text:p>14.44</text:p>
          </table:table-cell>
          <table:table-cell office:value-type="float" office:value="95" calcext:value-type="float">
            <text:p>95</text:p>
          </table:table-cell>
          <table:table-cell office:value-type="float" office:value="16.83" calcext:value-type="float">
            <text:p>16.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string" calcext:value-type="string">
            <text:p>038_2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118" calcext:value-type="float">
            <text:p>1.18E-04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4:40:00 19-OCT-14</text:p>
          </table:table-cell>
          <table:table-cell table:style-name="ce96" office:value-type="string" calcext:value-type="string">
            <text:p>04:50:00 19-OCT-14</text:p>
          </table:table-cell>
          <table:table-cell office:value-type="float" office:value="499.22" calcext:value-type="float">
            <text:p>499.22</text:p>
          </table:table-cell>
          <table:table-cell office:value-type="float" office:value="50.13" calcext:value-type="float">
            <text:p>50.13</text:p>
          </table:table-cell>
          <table:table-cell office:value-type="float" office:value="0.68" calcext:value-type="float">
            <text:p>0.68</text:p>
          </table:table-cell>
          <table:table-cell table:style-name="ce108" office:value-type="float" office:value="45.49" calcext:value-type="float">
            <text:p>45.49</text:p>
          </table:table-cell>
          <table:table-cell office:value-type="float" office:value="10.19" calcext:value-type="float">
            <text:p>10.19</text:p>
          </table:table-cell>
          <table:table-cell office:value-type="float" office:value="8.77" calcext:value-type="float">
            <text:p>8.77</text:p>
          </table:table-cell>
          <table:table-cell office:value-type="float" office:value="99" calcext:value-type="float">
            <text:p>99</text:p>
          </table:table-cell>
          <table:table-cell office:value-type="float" office:value="11.84" calcext:value-type="float">
            <text:p>11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nda an ongoing oscillation? doesn’t decay</text:p>
          </table:table-cell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39" calcext:value-type="float">
            <text:p>03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15" calcext:value-type="float">
            <text:p>6.15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1:16:32 19-OCT-14</text:p>
          </table:table-cell>
          <table:table-cell table:style-name="ce96" office:value-type="string" calcext:value-type="string">
            <text:p>11:19:53 19-OCT-14</text:p>
          </table:table-cell>
          <table:table-cell office:value-type="float" office:value="200.9" calcext:value-type="float">
            <text:p>200.9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25.19" calcext:value-type="float">
            <text:p>25.19</text:p>
          </table:table-cell>
          <table:table-cell office:value-type="float" office:value="8.98" calcext:value-type="float">
            <text:p>8.98</text:p>
          </table:table-cell>
          <table:table-cell office:value-type="float" office:value="3.55" calcext:value-type="float">
            <text:p>3.55</text:p>
          </table:table-cell>
          <table:table-cell office:value-type="float" office:value="99" calcext:value-type="float">
            <text:p>99</text:p>
          </table:table-cell>
          <table:table-cell office:value-type="float" office:value="5.44" calcext:value-type="float">
            <text:p>5.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40" calcext:value-type="float">
            <text:p>040</text:p>
          </table:table-cell>
          <table:table-cell table:style-name="ce63" office:value-type="string" calcext:value-type="string">
            <text:p>C5.8</text:p>
          </table:table-cell>
          <table:table-cell table:style-name="ce63" office:value-type="string" calcext:value-type="string">
            <text:p>G0.5-4</text:p>
          </table:table-cell>
          <table:table-cell table:style-name="ce17" office:value-type="float" office:value="0.0000016" calcext:value-type="float">
            <text:p>1.60E-06</text:p>
          </table:table-cell>
          <table:table-cell table:style-name="ce36" office:value-type="string" calcext:value-type="string">
            <text:p>/</text:p>
          </table:table-cell>
          <table:table-cell office:value-type="string" calcext:value-type="string">
            <text:p>12:11:30 19-OCT-14</text:p>
          </table:table-cell>
          <table:table-cell table:style-name="ce96" office:value-type="string" calcext:value-type="string">
            <text:p>12:13:40 19-OCT-14</text:p>
          </table:table-cell>
          <table:table-cell office:value-type="float" office:value="128.96" calcext:value-type="float">
            <text:p>128.96</text:p>
          </table:table-cell>
          <table:table-cell office:value-type="float" office:value="21.49" calcext:value-type="float">
            <text:p>21.49</text:p>
          </table:table-cell>
          <table:table-cell office:value-type="float" office:value="1.99" calcext:value-type="float">
            <text:p>1.99</text:p>
          </table:table-cell>
          <table:table-cell table:style-name="ce108" office:value-type="float" office:value="21.24" calcext:value-type="float">
            <text:p>21.24</text:p>
          </table:table-cell>
          <table:table-cell table:style-name="ce63" office:value-type="float" office:value="4.14" calcext:value-type="float">
            <text:p>4.14</text:p>
          </table:table-cell>
          <table:table-cell table:style-name="ce63" office:value-type="float" office:value="4.08" calcext:value-type="float">
            <text:p>4.08</text:p>
          </table:table-cell>
          <table:table-cell table:style-name="ce63" office:value-type="float" office:value="95" calcext:value-type="float">
            <text:p>95</text:p>
          </table:table-cell>
          <table:table-cell table:style-name="ce63" office:value-type="float" office:value="26.2" calcext:value-type="float">
            <text:p>26.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N</text:p>
          </table:table-cell>
          <table:table-cell/>
          <table:table-cell table:style-name="ce44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41" calcext:value-type="float">
            <text:p>041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19T15:52:00" calcext:value-type="date">
            <text:p>15:52:00 19-Oct-14</text:p>
          </table:table-cell>
          <table:table-cell table:style-name="ce96" office:value-type="date" office:date-value="2014-10-19T16:18:00" calcext:value-type="date">
            <text:p>16:18:00 1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2"/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42" calcext:value-type="float">
            <text:p>042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7:31:00 19-OCT-14</text:p>
          </table:table-cell>
          <table:table-cell table:style-name="ce96" office:value-type="string" calcext:value-type="string">
            <text:p>17:49:00 1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Almost 2 cycles in 32-35 but not really an oscillation</text:p>
          </table:table-cell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43" calcext:value-type="float">
            <text:p>04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19T20:22:00" calcext:value-type="date">
            <text:p>20:22:00 19-Oct-14</text:p>
          </table:table-cell>
          <table:table-cell table:style-name="ce96" office:value-type="date" office:date-value="2014-10-19T20:45:00" calcext:value-type="date">
            <text:p>20:45:00 1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Maybe a small oscillation but not above CI (in G05-4)</text:p>
          </table:table-cell>
          <table:table-cell table:style-name="ce46"/>
          <table:table-cell table:style-name="ce48" table:number-columns-repeated="1001"/>
          <table:table-cell table:style-name="ce98" table:number-columns-repeated="2"/>
        </table:table-row>
        <table:table-row table:style-name="ro1">
          <table:table-cell table:style-name="ce3" office:value-type="float" office:value="44" calcext:value-type="float">
            <text:p>044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00:51:00" calcext:value-type="date">
            <text:p>00:51:00 20-Oct-14</text:p>
          </table:table-cell>
          <table:table-cell table:style-name="ce96" office:value-type="date" office:date-value="2014-10-20T01:07:00" calcext:value-type="date">
            <text:p>01:07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5" calcext:value-type="float">
            <text:p>04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02:00:00" calcext:value-type="date">
            <text:p>02:00:00 20-Oct-14</text:p>
          </table:table-cell>
          <table:table-cell table:style-name="ce96" office:value-type="date" office:date-value="2014-10-20T02:25:00" calcext:value-type="date">
            <text:p>02:25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046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02:26:00" calcext:value-type="date">
            <text:p>02:26:00 20-Oct-14</text:p>
          </table:table-cell>
          <table:table-cell table:style-name="ce96" office:value-type="date" office:date-value="2014-10-20T02:49:00" calcext:value-type="date">
            <text:p>02:49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047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03:31:00" calcext:value-type="date">
            <text:p>03:31:00 20-Oct-14</text:p>
          </table:table-cell>
          <table:table-cell table:style-name="ce96" office:value-type="date" office:date-value="2014-10-20T04:27:00" calcext:value-type="date">
            <text:p>04:27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8" calcext:value-type="float">
            <text:p>048</text:p>
          </table:table-cell>
          <table:table-cell office:value-type="string" calcext:value-type="string">
            <text:p>C9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05:37:00" calcext:value-type="date">
            <text:p>05:37:00 20-Oct-14</text:p>
          </table:table-cell>
          <table:table-cell table:style-name="ce96" office:value-type="date" office:date-value="2014-10-20T06:17:00" calcext:value-type="date">
            <text:p>06:17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049</text:p>
          </table:table-cell>
          <table:table-cell office:value-type="string" calcext:value-type="string">
            <text:p>M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27" calcext:value-type="float">
            <text:p>1.27E-05</text:p>
          </table:table-cell>
          <table:table-cell table:style-name="ce34" office:value-type="float" office:value="14.7" calcext:value-type="float">
            <text:p>14.7</text:p>
          </table:table-cell>
          <table:table-cell office:value-type="string" calcext:value-type="string">
            <text:p>09:05:55 20-Oct-14</text:p>
          </table:table-cell>
          <table:table-cell table:style-name="ce96" office:value-type="string" calcext:value-type="string">
            <text:p>09:08:13 20-Oct-14</text:p>
          </table:table-cell>
          <table:table-cell office:value-type="float" office:value="139.2" calcext:value-type="float">
            <text:p>139.2</text:p>
          </table:table-cell>
          <table:table-cell office:value-type="float" office:value="35.31" calcext:value-type="float">
            <text:p>35.31</text:p>
          </table:table-cell>
          <table:table-cell office:value-type="float" office:value="1.69" calcext:value-type="float">
            <text:p>1.69</text:p>
          </table:table-cell>
          <table:table-cell table:style-name="ce108" office:value-type="float" office:value="33.8" calcext:value-type="float">
            <text:p>33.8</text:p>
          </table:table-cell>
          <table:table-cell office:value-type="float" office:value="4.4" calcext:value-type="float">
            <text:p>4.4</text:p>
          </table:table-cell>
          <table:table-cell office:value-type="float" office:value="6.76" calcext:value-type="float">
            <text:p>6.76</text:p>
          </table:table-cell>
          <table:table-cell office:value-type="float" office:value="99" calcext:value-type="float">
            <text:p>99</text:p>
          </table:table-cell>
          <table:table-cell office:value-type="float" office:value="13.91" calcext:value-type="float">
            <text:p>13.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50" calcext:value-type="float">
            <text:p>050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11:20:00" calcext:value-type="date">
            <text:p>11:20:00 20-Oct-14</text:p>
          </table:table-cell>
          <table:table-cell table:style-name="ce96" office:value-type="date" office:date-value="2014-10-20T11:33:00" calcext:value-type="date">
            <text:p>11:33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051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13:58:00" calcext:value-type="date">
            <text:p>13:58:00 20-Oct-14</text:p>
          </table:table-cell>
          <table:table-cell table:style-name="ce96" office:value-type="date" office:date-value="2014-10-20T14:14:00" calcext:value-type="date">
            <text:p>14:14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There is one… but its nonsense really</text:p>
          </table:table-cell>
          <table:table-cell table:number-columns-repeated="1004"/>
        </table:table-row>
        <table:table-row table:style-name="ro1">
          <table:table-cell table:style-name="ce3" office:value-type="float" office:value="52" calcext:value-type="float">
            <text:p>05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45" calcext:value-type="float">
            <text:p>3.45E-07</text:p>
          </table:table-cell>
          <table:table-cell table:style-name="ce34" office:value-type="float" office:value="26.1" calcext:value-type="float">
            <text:p>26.1</text:p>
          </table:table-cell>
          <table:table-cell office:value-type="string" calcext:value-type="string">
            <text:p>14:41:20 20-Oct-14</text:p>
          </table:table-cell>
          <table:table-cell table:style-name="ce96" office:value-type="string" calcext:value-type="string">
            <text:p>14:43:40 20-Oct-14</text:p>
          </table:table-cell>
          <table:table-cell office:value-type="float" office:value="141.45" calcext:value-type="float">
            <text:p>141.45</text:p>
          </table:table-cell>
          <table:table-cell office:value-type="float" office:value="28.29" calcext:value-type="float">
            <text:p>28.29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27.77, 34.97</text:p>
          </table:table-cell>
          <table:table-cell office:value-type="string" calcext:value-type="string">
            <text:p>4.80,5.82</text:p>
          </table:table-cell>
          <table:table-cell office:value-type="string" calcext:value-type="string">
            <text:p>4.14,4.54</text:p>
          </table:table-cell>
          <table:table-cell office:value-type="string" calcext:value-type="string">
            <text:p>99,95</text:p>
          </table:table-cell>
          <table:table-cell office:value-type="float" office:value="27.37" calcext:value-type="float">
            <text:p>27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LTIMODAL- Have forced code to see 2 modes. </text:p>
          </table:table-cell>
          <table:table-cell table:number-columns-repeated="1004"/>
        </table:table-row>
        <table:table-row table:style-name="ro1">
          <table:table-cell table:style-name="ce3" office:value-type="float" office:value="53" calcext:value-type="float">
            <text:p>053</text:p>
          </table:table-cell>
          <table:table-cell office:value-type="string" calcext:value-type="string">
            <text:p>C8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14:57:00" calcext:value-type="date">
            <text:p>14:57:00 20-Oct-14</text:p>
          </table:table-cell>
          <table:table-cell table:style-name="ce96" office:value-type="date" office:date-value="2014-10-20T15:59:00" calcext:value-type="date">
            <text:p>15:59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9">
          <table:table-cell table:style-name="ce3" office:value-type="float" office:value="54" calcext:value-type="float">
            <text:p>054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24" calcext:value-type="float">
            <text:p>1.24E-05</text:p>
          </table:table-cell>
          <table:table-cell table:style-name="ce34" office:value-type="float" office:value="35.4" calcext:value-type="float">
            <text:p>35.4</text:p>
          </table:table-cell>
          <table:table-cell office:value-type="string" calcext:value-type="string">
            <text:p>16:22:00 20-Oct-14</text:p>
          </table:table-cell>
          <table:table-cell table:style-name="ce96" office:value-type="string" calcext:value-type="string">
            <text:p>16:31:00 20-Oct-14</text:p>
          </table:table-cell>
          <table:table-cell office:value-type="float" office:value="540.41" calcext:value-type="float">
            <text:p>540.41</text:p>
          </table:table-cell>
          <table:table-cell office:value-type="string" calcext:value-type="string">
            <text:p>N/A</text:p>
          </table:table-cell>
          <table:table-cell office:value-type="float" office:value="1.7" calcext:value-type="float">
            <text:p>1.7</text:p>
          </table:table-cell>
          <table:table-cell table:style-name="ce108" office:value-type="float" office:value="135.56" calcext:value-type="float">
            <text:p>135.56</text:p>
          </table:table-cell>
          <table:table-cell office:value-type="float" office:value="53.89" calcext:value-type="float">
            <text:p>53.89</text:p>
          </table:table-cell>
          <table:table-cell office:value-type="float" office:value="14.27" calcext:value-type="float">
            <text:p>14.27</text:p>
          </table:table-cell>
          <table:table-cell table:style-name="ce63" office:value-type="float" office:value="95" calcext:value-type="float">
            <text:p>95</text:p>
          </table:table-cell>
          <table:table-cell office:value-type="float" office:value="32.93" calcext:value-type="float">
            <text:p>32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nly 3 cycles so period drift is not sign, and quite small anyway</text:p>
          </table:table-cell>
          <table:table-cell table:number-columns-repeated="1004"/>
        </table:table-row>
        <table:table-row table:style-name="ro1">
          <table:table-cell table:style-name="ce3" office:value-type="float" office:value="55" calcext:value-type="float">
            <text:p>055</text:p>
          </table:table-cell>
          <table:table-cell office:value-type="string" calcext:value-type="string">
            <text:p>C6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0T18:44:00" calcext:value-type="date">
            <text:p>18:44:00 20-Oct-14</text:p>
          </table:table-cell>
          <table:table-cell table:style-name="ce96" office:value-type="date" office:date-value="2014-10-20T18:55:00" calcext:value-type="date">
            <text:p>18:55:00 2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056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4570" calcext:value-type="float">
            <text:p>4.57E+03</text:p>
          </table:table-cell>
          <table:table-cell table:style-name="ce34" office:value-type="float" office:value="13.9" calcext:value-type="float">
            <text:p>13.9</text:p>
          </table:table-cell>
          <table:table-cell office:value-type="string" calcext:value-type="string">
            <text:p>18:57:51 20-OCT-14</text:p>
          </table:table-cell>
          <table:table-cell table:style-name="ce96" office:value-type="string" calcext:value-type="string">
            <text:p>18:59:01 20-OCT-14</text:p>
          </table:table-cell>
          <table:table-cell office:value-type="float" office:value="70.66" calcext:value-type="float">
            <text:p>70.66</text:p>
          </table:table-cell>
          <table:table-cell office:value-type="float" office:value="17.66" calcext:value-type="float">
            <text:p>17.66</text:p>
          </table:table-cell>
          <table:table-cell office:value-type="float" office:value="1.75" calcext:value-type="float">
            <text:p>1.75</text:p>
          </table:table-cell>
          <table:table-cell table:style-name="ce108" office:value-type="float" office:value="11.1" calcext:value-type="float">
            <text:p>11.1</text:p>
          </table:table-cell>
          <table:table-cell office:value-type="float" office:value="5.97" calcext:value-type="float">
            <text:p>5.97</text:p>
          </table:table-cell>
          <table:table-cell office:value-type="float" office:value="2.09" calcext:value-type="float">
            <text:p>2.09</text:p>
          </table:table-cell>
          <table:table-cell office:value-type="float" office:value="95" calcext:value-type="float">
            <text:p>95</text:p>
          </table:table-cell>
          <table:table-cell office:value-type="float" office:value="37.64" calcext:value-type="float">
            <text:p>37.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t the best detection, but alright. 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56_2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Vernov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17.2" calcext:value-type="float">
            <text:p>17.2</text:p>
          </table:table-cell>
          <table:table-cell office:value-type="string" calcext:value-type="string">
            <text:p>18:57:01 20-OCT-14</text:p>
          </table:table-cell>
          <table:table-cell table:style-name="ce96" office:value-type="string" calcext:value-type="string">
            <text:p>19:05:00 20-OCT-14</text:p>
          </table:table-cell>
          <table:table-cell office:value-type="float" office:value="70" calcext:value-type="float">
            <text:p>70</text:p>
          </table:table-cell>
          <table:table-cell office:value-type="float" office:value="17.75" calcext:value-type="float">
            <text:p>17.75</text:p>
          </table:table-cell>
          <table:table-cell office:value-type="float" office:value="1.38" calcext:value-type="float">
            <text:p>1.38</text:p>
          </table:table-cell>
          <table:table-cell table:style-name="ce108" office:value-type="float" office:value="11.15" calcext:value-type="float">
            <text:p>11.15</text:p>
          </table:table-cell>
          <table:table-cell office:value-type="float" office:value="2.4" calcext:value-type="float">
            <text:p>2.4</text:p>
          </table:table-cell>
          <table:table-cell office:value-type="float" office:value="3.33" calcext:value-type="float">
            <text:p>3.33</text:p>
          </table:table-cell>
          <table:table-cell office:value-type="float" office:value="95" calcext:value-type="float">
            <text:p>95</text:p>
          </table:table-cell>
          <table:table-cell office:value-type="float" office:value="52.53" calcext:value-type="float">
            <text:p>52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 dont like this one either</text:p>
          </table:table-cell>
          <table:table-cell table:number-columns-repeated="1004"/>
        </table:table-row>
        <table:table-row table:style-name="ro1">
          <table:table-cell table:style-name="ce3" office:value-type="float" office:value="57" calcext:value-type="float">
            <text:p>057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75" calcext:value-type="float">
            <text:p>2.75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9:56:50 20-OCT-14</text:p>
          </table:table-cell>
          <table:table-cell table:style-name="ce96" office:value-type="string" calcext:value-type="string">
            <text:p>19:57:55 20-OCT-14</text:p>
          </table:table-cell>
          <table:table-cell office:value-type="float" office:value="65.6" calcext:value-type="float">
            <text:p>65.6</text:p>
          </table:table-cell>
          <table:table-cell office:value-type="float" office:value="13.53" calcext:value-type="float">
            <text:p>13.53</text:p>
          </table:table-cell>
          <table:table-cell office:value-type="float" office:value="1.41" calcext:value-type="float">
            <text:p>1.41</text:p>
          </table:table-cell>
          <table:table-cell table:style-name="ce108" office:value-type="float" office:value="12.59" calcext:value-type="float">
            <text:p>12.59</text:p>
          </table:table-cell>
          <table:table-cell office:value-type="float" office:value="4.11" calcext:value-type="float">
            <text:p>4.1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A</text:p>
          </table:table-cell>
          <table:table-cell office:value-type="float" office:value="17.52" calcext:value-type="float">
            <text:p>17.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st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float" office:value="58" calcext:value-type="float">
            <text:p>058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7" calcext:value-type="float">
            <text:p>1.67E-05</text:p>
          </table:table-cell>
          <table:table-cell table:style-name="ce34" office:value-type="float" office:value="48.4" calcext:value-type="float">
            <text:p>48.4</text:p>
          </table:table-cell>
          <table:table-cell office:value-type="string" calcext:value-type="string">
            <text:p>22:46:00 20-Oct-14</text:p>
          </table:table-cell>
          <table:table-cell table:style-name="ce96" office:value-type="string" calcext:value-type="string">
            <text:p>22:51:00 20-Oct-14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/</text:p>
          </table:table-cell>
          <table:table-cell office:value-type="float" office:value="2.06" calcext:value-type="float">
            <text:p>2.06</text:p>
          </table:table-cell>
          <table:table-cell table:style-name="ce108" office:value-type="float" office:value="51.23" calcext:value-type="float">
            <text:p>51.23</text:p>
          </table:table-cell>
          <table:table-cell office:value-type="float" office:value="15.97" calcext:value-type="float">
            <text:p>15.97</text:p>
          </table:table-cell>
          <table:table-cell office:value-type="float" office:value="8.65" calcext:value-type="float">
            <text:p>8.65</text:p>
          </table:table-cell>
          <table:table-cell office:value-type="float" office:value="95" calcext:value-type="float">
            <text:p>95</text:p>
          </table:table-cell>
          <table:table-cell office:value-type="float" office:value="39.22" calcext:value-type="float">
            <text:p>39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058_2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322" calcext:value-type="float">
            <text:p>3.22E-06</text:p>
          </table:table-cell>
          <table:table-cell table:style-name="ce34" office:value-type="float" office:value="48.4" calcext:value-type="float">
            <text:p>48.4</text:p>
          </table:table-cell>
          <table:table-cell office:value-type="string" calcext:value-type="string">
            <text:p>22:46:00 20-Oct-14</text:p>
          </table:table-cell>
          <table:table-cell table:style-name="ce96" office:value-type="string" calcext:value-type="string">
            <text:p>22:51:00 20-Oct-14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/</text:p>
          </table:table-cell>
          <table:table-cell office:value-type="float" office:value="1.84" calcext:value-type="float">
            <text:p>1.84</text:p>
          </table:table-cell>
          <table:table-cell table:style-name="ce108" office:value-type="float" office:value="47.95" calcext:value-type="float">
            <text:p>47.95</text:p>
          </table:table-cell>
          <table:table-cell office:value-type="float" office:value="11.06" calcext:value-type="float">
            <text:p>11.06</text:p>
          </table:table-cell>
          <table:table-cell office:value-type="float" office:value="8.42" calcext:value-type="float">
            <text:p>8.42</text:p>
          </table:table-cell>
          <table:table-cell office:value-type="float" office:value="95" calcext:value-type="float">
            <text:p>95</text:p>
          </table:table-cell>
          <table:table-cell office:value-type="float" office:value="37.99" calcext:value-type="float">
            <text:p>37.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05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68" calcext:value-type="float">
            <text:p>6.68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2:13:35 21-OCT-14</text:p>
          </table:table-cell>
          <table:table-cell table:style-name="ce96" office:value-type="string" calcext:value-type="string">
            <text:p>02:17:18 21-OCT-14</text:p>
          </table:table-cell>
          <table:table-cell office:value-type="float" office:value="223.12" calcext:value-type="float">
            <text:p>223.12</text:p>
          </table:table-cell>
          <table:table-cell office:value-type="float" office:value="55.78" calcext:value-type="float">
            <text:p>55.78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20.98,45.20</text:p>
          </table:table-cell>
          <table:table-cell office:value-type="string" calcext:value-type="string">
            <text:p>6.65,11.93</text:p>
          </table:table-cell>
          <table:table-cell office:value-type="string" calcext:value-type="string">
            <text:p>3.6,7.37</text:p>
          </table:table-cell>
          <table:table-cell office:value-type="string" calcext:value-type="string">
            <text:p>99,99</text:p>
          </table:table-cell>
          <table:table-cell office:value-type="float" office:value="45.01" calcext:value-type="float">
            <text:p>45.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dont love it, but it was sig for all SF2 :/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060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98" calcext:value-type="float">
            <text:p>6.98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6:07:00 21-OCT-14</text:p>
          </table:table-cell>
          <table:table-cell table:style-name="ce96" office:value-type="string" calcext:value-type="string">
            <text:p>06:09:50 21-OCT-14</text:p>
          </table:table-cell>
          <table:table-cell office:value-type="float" office:value="169.9" calcext:value-type="float">
            <text:p>169.9</text:p>
          </table:table-cell>
          <table:table-cell office:value-type="string" calcext:value-type="string">
            <text:p>/</text:p>
          </table:table-cell>
          <table:table-cell office:value-type="float" office:value="2.08" calcext:value-type="float">
            <text:p>2.08</text:p>
          </table:table-cell>
          <table:table-cell table:style-name="ce108" office:value-type="float" office:value="41.78" calcext:value-type="float">
            <text:p>4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8.05" calcext:value-type="float">
            <text:p>8.05</text:p>
          </table:table-cell>
          <table:table-cell office:value-type="float" office:value="95" calcext:value-type="float">
            <text:p>95</text:p>
          </table:table-cell>
          <table:table-cell office:value-type="float" office:value="50.63" calcext:value-type="float">
            <text:p>50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on’t love it (maybe I’m just in a bad mood)</text:p>
          </table:table-cell>
          <table:table-cell table:number-columns-repeated="1004"/>
        </table:table-row>
        <table:table-row table:style-name="ro1">
          <table:table-cell table:style-name="ce3" office:value-type="float" office:value="61" calcext:value-type="float">
            <text:p>06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36" calcext:value-type="float">
            <text:p>3.36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6:55:00 21-OCT-14</text:p>
          </table:table-cell>
          <table:table-cell table:style-name="ce96" office:value-type="string" calcext:value-type="string">
            <text:p>06:58:00 21-OCT-14</text:p>
          </table:table-cell>
          <table:table-cell office:value-type="float" office:value="180.14" calcext:value-type="float">
            <text:p>180.14</text:p>
          </table:table-cell>
          <table:table-cell office:value-type="float" office:value="22.77" calcext:value-type="float">
            <text:p>22.7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7.41" calcext:value-type="float">
            <text:p>17.41</text:p>
          </table:table-cell>
          <table:table-cell office:value-type="float" office:value="4.96" calcext:value-type="float">
            <text:p>4.96</text:p>
          </table:table-cell>
          <table:table-cell office:value-type="float" office:value="3.4" calcext:value-type="float">
            <text:p>3.4</text:p>
          </table:table-cell>
          <table:table-cell office:value-type="float" office:value="95" calcext:value-type="float">
            <text:p>95</text:p>
          </table:table-cell>
          <table:table-cell office:value-type="float" office:value="17.64" calcext:value-type="float">
            <text:p>17.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on’t love it (maybe I’m just in a bad mood)</text:p>
          </table:table-cell>
          <table:table-cell table:number-columns-repeated="1004"/>
        </table:table-row>
        <table:table-row table:style-name="ro1">
          <table:table-cell table:style-name="ce3" office:value-type="float" office:value="62" calcext:value-type="float">
            <text:p>06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08:09:00 21-OCT-14</text:p>
          </table:table-cell>
          <table:table-cell table:style-name="ce98" office:value-type="string" calcext:value-type="string">
            <text:p>08:15:00 2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063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1T12:26:00" calcext:value-type="date">
            <text:p>12:26:00 21-Oct-14</text:p>
          </table:table-cell>
          <table:table-cell table:style-name="ce99" office:value-type="date" office:date-value="2014-10-21T12:34:00" calcext:value-type="date">
            <text:p>12:34:00 2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6">
          <table:table-cell table:style-name="ce3" office:value-type="float" office:value="64" calcext:value-type="float">
            <text:p>064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1T13:36:59.999999" calcext:value-type="date">
            <text:p>13:37:00 21-Oct-14</text:p>
          </table:table-cell>
          <table:table-cell table:style-name="ce96" office:value-type="date" office:date-value="2014-10-21T13:42:00" calcext:value-type="date">
            <text:p>13:42:00 2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Almost a mode at SF1,2= 1.2,0.005), 1<text:span text:style-name="T2">st</text:span> mode between 13:37:00-13:38:45) not above CI. </text:p>
          </table:table-cell>
          <table:table-cell table:number-columns-repeated="1004"/>
        </table:table-row>
        <table:table-row table:style-name="ro1">
          <table:table-cell table:style-name="ce3" office:value-type="float" office:value="65" calcext:value-type="float">
            <text:p>065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21T18:54:00" calcext:value-type="date">
            <text:p>18:54:00 21-Oct-14</text:p>
          </table:table-cell>
          <table:table-cell table:style-name="ce96" office:value-type="date" office:date-value="2014-10-21T19:56:00" calcext:value-type="date">
            <text:p>19:56:00 2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066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1T20:12:00" calcext:value-type="date">
            <text:p>20:12:00 21-Oct-14</text:p>
          </table:table-cell>
          <table:table-cell table:style-name="ce96" office:value-type="date" office:date-value="2014-10-21T21:00:00" calcext:value-type="date">
            <text:p>21:00:00 2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067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09" calcext:value-type="float">
            <text:p>4.09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21:57:20 21-OCT-14</text:p>
          </table:table-cell>
          <table:table-cell table:style-name="ce96" office:value-type="string" calcext:value-type="string">
            <text:p>22:02:00 21-OCT-14</text:p>
          </table:table-cell>
          <table:table-cell office:value-type="float" office:value="278.8" calcext:value-type="float">
            <text:p>278.8</text:p>
          </table:table-cell>
          <table:table-cell office:value-type="string" calcext:value-type="string">
            <text:p>/</text:p>
          </table:table-cell>
          <table:table-cell office:value-type="float" office:value="1.61" calcext:value-type="float">
            <text:p>1.61</text:p>
          </table:table-cell>
          <table:table-cell table:style-name="ce108" office:value-type="float" office:value="47.49" calcext:value-type="float">
            <text:p>47.49</text:p>
          </table:table-cell>
          <table:table-cell office:value-type="float" office:value="10.73" calcext:value-type="float">
            <text:p>10.73</text:p>
          </table:table-cell>
          <table:table-cell office:value-type="float" office:value="7.61" calcext:value-type="float">
            <text:p>7.61</text:p>
          </table:table-cell>
          <table:table-cell office:value-type="float" office:value="95" calcext:value-type="float">
            <text:p>95</text:p>
          </table:table-cell>
          <table:table-cell office:value-type="float" office:value="37.43" calcext:value-type="float">
            <text:p>37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068</text:p>
          </table:table-cell>
          <table:table-cell office:value-type="string" calcext:value-type="string">
            <text:p>M8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221" calcext:value-type="float">
            <text:p>2.21E-05</text:p>
          </table:table-cell>
          <table:table-cell table:style-name="ce34" office:value-type="float" office:value="21.1" calcext:value-type="float">
            <text:p>21.1</text:p>
          </table:table-cell>
          <table:table-cell office:value-type="string" calcext:value-type="string">
            <text:p>01:43:10 22-Oct-14</text:p>
          </table:table-cell>
          <table:table-cell table:style-name="ce96" office:value-type="string" calcext:value-type="string">
            <text:p>01:46:00 22-Oct-14</text:p>
          </table:table-cell>
          <table:table-cell office:value-type="float" office:value="163.68" calcext:value-type="float">
            <text:p>163.68</text:p>
          </table:table-cell>
          <table:table-cell office:value-type="float" office:value="20.72" calcext:value-type="float">
            <text:p>20.72</text:p>
          </table:table-cell>
          <table:table-cell office:value-type="float" office:value="1.7" calcext:value-type="float">
            <text:p>1.7</text:p>
          </table:table-cell>
          <table:table-cell table:style-name="ce108" office:value-type="float" office:value="20.01" calcext:value-type="float">
            <text:p>20.01</text:p>
          </table:table-cell>
          <table:table-cell office:value-type="float" office:value="2.98" calcext:value-type="float">
            <text:p>2.98</text:p>
          </table:table-cell>
          <table:table-cell office:value-type="float" office:value="2.73" calcext:value-type="float">
            <text:p>2.73</text:p>
          </table:table-cell>
          <table:table-cell office:value-type="float" office:value="95" calcext:value-type="float">
            <text:p>95</text:p>
          </table:table-cell>
          <table:table-cell office:value-type="float" office:value="20.43" calcext:value-type="float">
            <text:p>20.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69" calcext:value-type="float">
            <text:p>069</text:p>
          </table:table-cell>
          <table:table-cell office:value-type="string" calcext:value-type="string">
            <text:p>M2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2T05:13:00" calcext:value-type="date">
            <text:p>05:13:00 22-Oct-14</text:p>
          </table:table-cell>
          <table:table-cell table:style-name="ce96" office:value-type="date" office:date-value="2014-10-22T05:42:00" calcext:value-type="date">
            <text:p>05:42:00 22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0" calcext:value-type="float">
            <text:p>070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09:07:00 22-OCT-14</text:p>
          </table:table-cell>
          <table:table-cell table:style-name="ce98" office:value-type="string" calcext:value-type="string">
            <text:p>09:49:00 22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071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2T12:01:00" calcext:value-type="date">
            <text:p>12:01:00 22-Oct-14</text:p>
          </table:table-cell>
          <table:table-cell table:style-name="ce99" office:value-type="date" office:date-value="2014-10-22T12:58:00" calcext:value-type="date">
            <text:p>12:58:00 22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2" calcext:value-type="float">
            <text:p>072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922" calcext:value-type="float">
            <text:p>9.22E-05</text:p>
          </table:table-cell>
          <table:table-cell table:style-name="ce34" office:value-type="float" office:value="30.3" calcext:value-type="float">
            <text:p>30.3</text:p>
          </table:table-cell>
          <table:table-cell office:value-type="string" calcext:value-type="string">
            <text:p>14:06:55 22-Oct-14</text:p>
          </table:table-cell>
          <table:table-cell table:style-name="ce96" office:value-type="string" calcext:value-type="string">
            <text:p>14:09:30 22-Oct-14</text:p>
          </table:table-cell>
          <table:table-cell office:value-type="float" office:value="153.75" calcext:value-type="float">
            <text:p>153.75</text:p>
          </table:table-cell>
          <table:table-cell office:value-type="float" office:value="30.75" calcext:value-type="float">
            <text:p>30.75</text:p>
          </table:table-cell>
          <table:table-cell office:value-type="float" office:value="2.26" calcext:value-type="float">
            <text:p>2.26</text:p>
          </table:table-cell>
          <table:table-cell table:style-name="ce108" office:value-type="float" office:value="30.28" calcext:value-type="float">
            <text:p>30.28</text:p>
          </table:table-cell>
          <table:table-cell office:value-type="float" office:value="3.99" calcext:value-type="float">
            <text:p>3.99</text:p>
          </table:table-cell>
          <table:table-cell office:value-type="float" office:value="4.31" calcext:value-type="float">
            <text:p>4.31</text:p>
          </table:table-cell>
          <table:table-cell office:value-type="float" office:value="99" calcext:value-type="float">
            <text:p>9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72_2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594" calcext:value-type="float">
            <text:p>5.94E-05</text:p>
          </table:table-cell>
          <table:table-cell table:style-name="ce34" office:value-type="float" office:value="49.4" calcext:value-type="float">
            <text:p>49.4</text:p>
          </table:table-cell>
          <table:table-cell office:value-type="string" calcext:value-type="string">
            <text:p>14:15:24 22-OCT-14</text:p>
          </table:table-cell>
          <table:table-cell table:style-name="ce96" office:value-type="string" calcext:value-type="string">
            <text:p>14:23:40 22-OCT-14</text:p>
          </table:table-cell>
          <table:table-cell office:value-type="float" office:value="495.37" calcext:value-type="float">
            <text:p>495.37</text:p>
          </table:table-cell>
          <table:table-cell office:value-type="float" office:value="49.74" calcext:value-type="float">
            <text:p>49.74</text:p>
          </table:table-cell>
          <table:table-cell office:value-type="float" office:value="1.2" calcext:value-type="float">
            <text:p>1.2</text:p>
          </table:table-cell>
          <table:table-cell table:style-name="ce108" office:value-type="float" office:value="46.36" calcext:value-type="float">
            <text:p>46.36</text:p>
          </table:table-cell>
          <table:table-cell table:style-name="ce63" office:value-type="float" office:value="7.37" calcext:value-type="float">
            <text:p>7.37</text:p>
          </table:table-cell>
          <table:table-cell table:style-name="ce63" office:value-type="float" office:value="6.98" calcext:value-type="float">
            <text:p>6.98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41.46" calcext:value-type="float">
            <text:p>41.46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table:style-name="ce3" office:value-type="string" calcext:value-type="string">
            <text:p>072_3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Fermi50-100</text:p>
          </table:table-cell>
          <table:table-cell table:style-name="ce11" office:value-type="float" office:value="14800" calcext:value-type="float">
            <text:p>1.48E+04</text:p>
          </table:table-cell>
          <table:table-cell table:style-name="ce34" office:value-type="float" office:value="30.6" calcext:value-type="float">
            <text:p>30.6</text:p>
          </table:table-cell>
          <table:table-cell office:value-type="string" calcext:value-type="string">
            <text:p>14:06:59 22-OCT-14</text:p>
          </table:table-cell>
          <table:table-cell table:style-name="ce96" office:value-type="string" calcext:value-type="string">
            <text:p>14:12:30 22-OCT-14</text:p>
          </table:table-cell>
          <table:table-cell office:value-type="float" office:value="330.75" calcext:value-type="float">
            <text:p>330.75</text:p>
          </table:table-cell>
          <table:table-cell office:value-type="string" calcext:value-type="string">
            <text:p>/</text:p>
          </table:table-cell>
          <table:table-cell office:value-type="float" office:value="2.91" calcext:value-type="float">
            <text:p>2.91</text:p>
          </table:table-cell>
          <table:table-cell table:style-name="ce108" office:value-type="float" office:value="31.94" calcext:value-type="float">
            <text:p>31.94</text:p>
          </table:table-cell>
          <table:table-cell table:style-name="ce63" office:value-type="float" office:value="4.93" calcext:value-type="float">
            <text:p>4.93</text:p>
          </table:table-cell>
          <table:table-cell table:style-name="ce63" office:value-type="float" office:value="4.32" calcext:value-type="float">
            <text:p>4.32</text:p>
          </table:table-cell>
          <table:table-cell table:style-name="ce63" office:value-type="float" office:value="99" calcext:value-type="float">
            <text:p>99</text:p>
          </table:table-cell>
          <table:table-cell table:style-name="ce63" office:value-type="float" office:value="8.79" calcext:value-type="float">
            <text:p>8.79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decaying emd mode- not sure if real signal decays as much</text:p>
          </table:table-cell>
          <table:table-cell table:number-columns-repeated="1004"/>
        </table:table-row>
        <table:table-row table:style-name="ro1">
          <table:table-cell table:style-name="ce3" office:value-type="float" office:value="73" calcext:value-type="float">
            <text:p>073</text:p>
          </table:table-cell>
          <table:table-cell office:value-type="string" calcext:value-type="string">
            <text:p>C5.7</text:p>
          </table:table-cell>
          <table:table-cell table:style-name="ce63"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2T16:54:00" calcext:value-type="date">
            <text:p>16:54:00 22-Oct-14</text:p>
          </table:table-cell>
          <table:table-cell table:style-name="ce96" office:value-type="date" office:date-value="2014-10-22T17:07:00" calcext:value-type="date">
            <text:p>17:07:00 22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9">
          <table:table-cell table:style-name="ce3" office:value-type="float" office:value="74" calcext:value-type="float">
            <text:p>074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35" calcext:value-type="float">
            <text:p>6.35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4:23:50 23-OCT-14</text:p>
          </table:table-cell>
          <table:table-cell table:style-name="ce96" office:value-type="string" calcext:value-type="string">
            <text:p>04:27:00 23-OCT-14</text:p>
          </table:table-cell>
          <table:table-cell office:value-type="float" office:value="190.37" calcext:value-type="float">
            <text:p>190.37</text:p>
          </table:table-cell>
          <table:table-cell office:value-type="string" calcext:value-type="string">
            <text:p>/</text:p>
          </table:table-cell>
          <table:table-cell office:value-type="float" office:value="0.98" calcext:value-type="float">
            <text:p>0.98</text:p>
          </table:table-cell>
          <table:table-cell table:style-name="ce108" office:value-type="float" office:value="46.98" calcext:value-type="float">
            <text:p>46.98</text:p>
          </table:table-cell>
          <table:table-cell office:value-type="float" office:value="18.96" calcext:value-type="float">
            <text:p>18.96</text:p>
          </table:table-cell>
          <table:table-cell office:value-type="float" office:value="10.93" calcext:value-type="float">
            <text:p>10.93</text:p>
          </table:table-cell>
          <table:table-cell office:value-type="float" office:value="95" calcext:value-type="float">
            <text:p>95</text:p>
          </table:table-cell>
          <table:table-cell office:value-type="float" office:value="78.71" calcext:value-type="float">
            <text:p>78.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ally dont like this either. I am in a bad mood. But the EMD doesn’t match the singal too great in the last few cycles, but its sighnificant at most SF2s so I think its real. </text:p>
          </table:table-cell>
          <table:table-cell table:number-columns-repeated="1004"/>
        </table:table-row>
        <table:table-row table:style-name="ro1">
          <table:table-cell table:style-name="ce3" office:value-type="float" office:value="75" calcext:value-type="float">
            <text:p>075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6" calcext:value-type="float">
            <text:p>1.66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9:47:35 23-OCT-14</text:p>
          </table:table-cell>
          <table:table-cell table:style-name="ce96" office:value-type="string" calcext:value-type="string">
            <text:p>09:50:15 23-OCT-14</text:p>
          </table:table-cell>
          <table:table-cell office:value-type="float" office:value="159.59" calcext:value-type="float">
            <text:p>159.59</text:p>
          </table:table-cell>
          <table:table-cell office:value-type="string" calcext:value-type="string">
            <text:p>/</text:p>
          </table:table-cell>
          <table:table-cell office:value-type="float" office:value="2.12" calcext:value-type="float">
            <text:p>2.12</text:p>
          </table:table-cell>
          <table:table-cell table:style-name="ce108" office:value-type="float" office:value="27.65" calcext:value-type="float">
            <text:p>27.65</text:p>
          </table:table-cell>
          <table:table-cell office:value-type="float" office:value="7.46" calcext:value-type="float">
            <text:p>7.46</text:p>
          </table:table-cell>
          <table:table-cell office:value-type="float" office:value="5.22" calcext:value-type="float">
            <text:p>5.22</text:p>
          </table:table-cell>
          <table:table-cell office:value-type="float" office:value="95" calcext:value-type="float">
            <text:p>95</text:p>
          </table:table-cell>
          <table:table-cell office:value-type="float" office:value="23.77" calcext:value-type="float">
            <text:p>23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3" office:value-type="float" office:value="76" calcext:value-type="float">
            <text:p>076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49" calcext:value-type="float">
            <text:p>5.49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5:24:40 23-OCT-14</text:p>
          </table:table-cell>
          <table:table-cell table:style-name="ce96" office:value-type="string" calcext:value-type="string">
            <text:p>15:29:50 23-OCT-14</text:p>
          </table:table-cell>
          <table:table-cell office:value-type="float" office:value="309.1" calcext:value-type="float">
            <text:p>309.1</text:p>
          </table:table-cell>
          <table:table-cell office:value-type="float" office:value="28.0997" calcext:value-type="float">
            <text:p>28.099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5.65" calcext:value-type="float">
            <text:p>15.65</text:p>
          </table:table-cell>
          <table:table-cell office:value-type="float" office:value="2.36" calcext:value-type="float">
            <text:p>2.36</text:p>
          </table:table-cell>
          <table:table-cell office:value-type="float" office:value="4.98" calcext:value-type="float">
            <text:p>4.98</text:p>
          </table:table-cell>
          <table:table-cell office:value-type="float" office:value="95" calcext:value-type="float">
            <text:p>95</text:p>
          </table:table-cell>
          <table:table-cell office:value-type="float" office:value="20.18" calcext:value-type="float">
            <text:p>20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077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711" calcext:value-type="float">
            <text:p>7.11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7:50:10 23-OCT-14</text:p>
          </table:table-cell>
          <table:table-cell table:style-name="ce96" office:value-type="string" calcext:value-type="string">
            <text:p>17:53:30 23-OCT-14</text:p>
          </table:table-cell>
          <table:table-cell office:value-type="float" office:value="200.9" calcext:value-type="float">
            <text:p>200.9</text:p>
          </table:table-cell>
          <table:table-cell office:value-type="float" office:value="33.82" calcext:value-type="float">
            <text:p>33.82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33.66,66.03</text:p>
          </table:table-cell>
          <table:table-cell office:value-type="string" calcext:value-type="string">
            <text:p>8.15,12.54</text:p>
          </table:table-cell>
          <table:table-cell office:value-type="string" calcext:value-type="string">
            <text:p>8.62,19.93</text:p>
          </table:table-cell>
          <table:table-cell office:value-type="string" calcext:value-type="string">
            <text:p>99,99</text:p>
          </table:table-cell>
          <table:table-cell office:value-type="float" office:value="19.41" calcext:value-type="float">
            <text:p>19.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ltimodal</text:p>
          </table:table-cell>
          <table:table-cell table:number-columns-repeated="1004"/>
        </table:table-row>
        <table:table-row table:style-name="ro1">
          <table:table-cell table:style-name="ce3" office:value-type="float" office:value="78" calcext:value-type="float">
            <text:p>078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57" calcext:value-type="float">
            <text:p>3.57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9:13:20 23-OCT-14</text:p>
          </table:table-cell>
          <table:table-cell table:style-name="ce96" office:value-type="string" calcext:value-type="string">
            <text:p>19:16:40 23-OCT-14</text:p>
          </table:table-cell>
          <table:table-cell office:value-type="float" office:value="198.46" calcext:value-type="float">
            <text:p>198.46</text:p>
          </table:table-cell>
          <table:table-cell office:value-type="float" office:value="33.08" calcext:value-type="float">
            <text:p>33.08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18.21,34.29</text:p>
          </table:table-cell>
          <table:table-cell office:value-type="string" calcext:value-type="string">
            <text:p>3.21,7.16</text:p>
          </table:table-cell>
          <table:table-cell office:value-type="string" calcext:value-type="string">
            <text:p>3.96,4.97</text:p>
          </table:table-cell>
          <table:table-cell office:value-type="string" calcext:value-type="string">
            <text:p>99,99</text:p>
          </table:table-cell>
          <table:table-cell office:value-type="float" office:value="44.86" calcext:value-type="float">
            <text:p>44.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 LIKE THIS ONE!!!</text:p>
          </table:table-cell>
          <table:table-cell table:number-columns-repeated="1004"/>
        </table:table-row>
        <table:table-row table:style-name="ro10">
          <table:table-cell table:style-name="ce3" office:value-type="float" office:value="79" calcext:value-type="float">
            <text:p>07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NorH</text:p>
          </table:table-cell>
          <table:table-cell office:value-type="float" office:value="0.00274" calcext:value-type="float">
            <text:p>0.00274</text:p>
          </table:table-cell>
          <table:table-cell table:style-name="ce34" office:value-type="float" office:value="7.9" calcext:value-type="float">
            <text:p>7.9</text:p>
          </table:table-cell>
          <table:table-cell table:style-name="ce98" office:value-type="string" calcext:value-type="string">
            <text:p>02:39:00 24-OCT-14</text:p>
          </table:table-cell>
          <table:table-cell table:style-name="ce98" office:value-type="string" calcext:value-type="string">
            <text:p>02:41:20 24-OCT-14</text:p>
          </table:table-cell>
          <table:table-cell office:value-type="float" office:value="140" calcext:value-type="float">
            <text:p>140</text:p>
          </table:table-cell>
          <table:table-cell office:value-type="float" office:value="15.67" calcext:value-type="float">
            <text:p>15.67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7.86,16.78</text:p>
          </table:table-cell>
          <table:table-cell office:value-type="string" calcext:value-type="string">
            <text:p>5.06,4.13</text:p>
          </table:table-cell>
          <table:table-cell office:value-type="string" calcext:value-type="string">
            <text:p>1.17,2.96</text:p>
          </table:table-cell>
          <table:table-cell office:value-type="string" calcext:value-type="string">
            <text:p>99,99</text:p>
          </table:table-cell>
          <table:table-cell office:value-type="float" office:value="6.69" calcext:value-type="float">
            <text:p>6.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eriod drift (from a combination of modes) is slight, but seen.</text:p>
          </table:table-cell>
          <table:table-cell table:number-columns-repeated="1004"/>
        </table:table-row>
        <table:table-row table:style-name="ro1">
          <table:table-cell table:style-name="ce3" office:value-type="float" office:value="80" calcext:value-type="float">
            <text:p>080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4T02:54:00" calcext:value-type="date">
            <text:p>02:54:00 24-Oct-14</text:p>
          </table:table-cell>
          <table:table-cell table:style-name="ce96" office:value-type="date" office:date-value="2014-10-24T03:24:00" calcext:value-type="date">
            <text:p>03:24:00 24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1" calcext:value-type="float">
            <text:p>081</text:p>
          </table:table-cell>
          <table:table-cell table:style-name="ce63" office:value-type="string" calcext:value-type="string">
            <text:p>C3.6</text:p>
          </table:table-cell>
          <table:table-cell table:style-name="ce63" office:value-type="string" calcext:value-type="string">
            <text:p>NorH</text:p>
          </table:table-cell>
          <table:table-cell office:value-type="float" office:value="0.00199" calcext:value-type="float">
            <text:p>0.00199</text:p>
          </table:table-cell>
          <table:table-cell table:style-name="ce34" office:value-type="float" office:value="14.8" calcext:value-type="float">
            <text:p>14.8</text:p>
          </table:table-cell>
          <table:table-cell office:value-type="string" calcext:value-type="string">
            <text:p>03:59:31 24-OCT-14</text:p>
          </table:table-cell>
          <table:table-cell table:style-name="ce96" office:value-type="string" calcext:value-type="string">
            <text:p>04:00:45 24-OCT-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</text:p>
          </table:table-cell>
          <table:table-cell office:value-type="float" office:value="1.37" calcext:value-type="float">
            <text:p>1.37</text:p>
          </table:table-cell>
          <table:table-cell table:style-name="ce108" office:value-type="float" office:value="18.01" calcext:value-type="float">
            <text:p>18.01</text:p>
          </table:table-cell>
          <table:table-cell office:value-type="float" office:value="2.82" calcext:value-type="float">
            <text:p>2.82</text:p>
          </table:table-cell>
          <table:table-cell office:value-type="float" office:value="4.15" calcext:value-type="float">
            <text:p>4.15</text:p>
          </table:table-cell>
          <table:table-cell office:value-type="float" office:value="95" calcext:value-type="float">
            <text:p>95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2" calcext:value-type="float">
            <text:p>082</text:p>
          </table:table-cell>
          <table:table-cell office:value-type="string" calcext:value-type="string">
            <text:p>M4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4T07:39:00" calcext:value-type="date">
            <text:p>07:39:00 24-Oct-14</text:p>
          </table:table-cell>
          <table:table-cell table:style-name="ce96" office:value-type="date" office:date-value="2014-10-24T08:31:00" calcext:value-type="date">
            <text:p>08:31:00 24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083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4T09:53:00" calcext:value-type="date">
            <text:p>09:53:00 24-Oct-14</text:p>
          </table:table-cell>
          <table:table-cell table:style-name="ce96" office:value-type="date" office:date-value="2014-10-24T12:32:00" calcext:value-type="date">
            <text:p>12:32:00 24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084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4T14:47:00" calcext:value-type="date">
            <text:p>14:47:00 24-Oct-14</text:p>
          </table:table-cell>
          <table:table-cell table:style-name="ce96" office:value-type="date" office:date-value="2014-10-24T17:05:00" calcext:value-type="date">
            <text:p>17:05:00 24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085</text:p>
          </table:table-cell>
          <table:table-cell office:value-type="string" calcext:value-type="string">
            <text:p>X3.1</text:p>
          </table:table-cell>
          <table:table-cell office:value-type="string" calcext:value-type="string">
            <text:p>G0.5-4</text:p>
          </table:table-cell>
          <table:table-cell office:value-type="float" office:value="0.000103" calcext:value-type="float">
            <text:p>0.000103</text:p>
          </table:table-cell>
          <table:table-cell table:style-name="ce34" office:value-type="float" office:value="49.6" calcext:value-type="float">
            <text:p>49.6</text:p>
          </table:table-cell>
          <table:table-cell office:value-type="date" office:date-value="2014-10-24T20:46:00" calcext:value-type="date">
            <text:p>20:46:00 24-Oct-14</text:p>
          </table:table-cell>
          <table:table-cell table:style-name="ce96" office:value-type="date" office:date-value="2014-10-25T01:25:00" calcext:value-type="date">
            <text:p>01:25:00 25-Oct-14</text:p>
          </table:table-cell>
          <table:table-cell office:value-type="float" office:value="270.6" calcext:value-type="float">
            <text:p>270.6</text:p>
          </table:table-cell>
          <table:table-cell office:value-type="string" calcext:value-type="string">
            <text:p>/</text:p>
          </table:table-cell>
          <table:table-cell office:value-type="float" office:value="1.66" calcext:value-type="float">
            <text:p>1.66</text:p>
          </table:table-cell>
          <table:table-cell table:style-name="ce108" office:value-type="float" office:value="52.68" calcext:value-type="float">
            <text:p>52.68</text:p>
          </table:table-cell>
          <table:table-cell office:value-type="float" office:value="8.66" calcext:value-type="float">
            <text:p>8.66</text:p>
          </table:table-cell>
          <table:table-cell office:value-type="float" office:value="9.96" calcext:value-type="float">
            <text:p>9.96</text:p>
          </table:table-cell>
          <table:table-cell office:value-type="float" office:value="95" calcext:value-type="float">
            <text:p>95</text:p>
          </table:table-cell>
          <table:table-cell office:value-type="float" office:value="27.34" calcext:value-type="float">
            <text:p>27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one</text:p>
          </table:table-cell>
          <table:table-cell table:number-columns-repeated="1004"/>
        </table:table-row>
        <table:table-row table:style-name="ro1">
          <table:table-cell table:style-name="ce3" office:value-type="float" office:value="86" calcext:value-type="float">
            <text:p>086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28" calcext:value-type="float">
            <text:p>5.28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4:08:00 25-OCT-14</text:p>
          </table:table-cell>
          <table:table-cell table:style-name="ce96" office:value-type="string" calcext:value-type="string">
            <text:p>04:11:30 25-OCT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17" calcext:value-type="float">
            <text:p>1.17</text:p>
          </table:table-cell>
          <table:table-cell table:style-name="ce108" office:value-type="float" office:value="23.52" calcext:value-type="float">
            <text:p>23.52</text:p>
          </table:table-cell>
          <table:table-cell office:value-type="float" office:value="4.18" calcext:value-type="float">
            <text:p>4.18</text:p>
          </table:table-cell>
          <table:table-cell office:value-type="float" office:value="3.89" calcext:value-type="float">
            <text:p>3.89</text:p>
          </table:table-cell>
          <table:table-cell office:value-type="float" office:value="99" calcext:value-type="float">
            <text:p>99</text:p>
          </table:table-cell>
          <table:table-cell office:value-type="float" office:value="53.31" calcext:value-type="float">
            <text:p>53.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087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4" calcext:value-type="float">
            <text:p>1.40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7:46:30 25-OCT-14</text:p>
          </table:table-cell>
          <table:table-cell table:style-name="ce96" office:value-type="string" calcext:value-type="string">
            <text:p>07:49:30 25-OCT-14</text:p>
          </table:table-cell>
          <table:table-cell office:value-type="float" office:value="180.4" calcext:value-type="float">
            <text:p>180.4</text:p>
          </table:table-cell>
          <table:table-cell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4.49" calcext:value-type="float">
            <text:p>14.49</text:p>
          </table:table-cell>
          <table:table-cell office:value-type="float" office:value="4.36" calcext:value-type="float">
            <text:p>4.36</text:p>
          </table:table-cell>
          <table:table-cell office:value-type="float" office:value="3.83" calcext:value-type="float">
            <text:p>3.83</text:p>
          </table:table-cell>
          <table:table-cell office:value-type="float" office:value="99" calcext:value-type="float">
            <text:p>99</text:p>
          </table:table-cell>
          <table:table-cell office:value-type="float" office:value="36.1" calcext:value-type="float">
            <text:p>36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088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67" calcext:value-type="float">
            <text:p>6.67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9:44:00 25-OCT-14</text:p>
          </table:table-cell>
          <table:table-cell table:style-name="ce96" office:value-type="string" calcext:value-type="string">
            <text:p>09:51:30 25-OCT-14</text:p>
          </table:table-cell>
          <table:table-cell office:value-type="float" office:value="448.3" calcext:value-type="float">
            <text:p>448.3</text:p>
          </table:table-cell>
          <table:table-cell office:value-type="string" calcext:value-type="string">
            <text:p>/</text:p>
          </table:table-cell>
          <table:table-cell office:value-type="float" office:value="1.14" calcext:value-type="float">
            <text:p>1.14</text:p>
          </table:table-cell>
          <table:table-cell table:style-name="ce108" office:value-type="float" office:value="76.99" calcext:value-type="float">
            <text:p>76.99</text:p>
          </table:table-cell>
          <table:table-cell office:value-type="float" office:value="19.66" calcext:value-type="float">
            <text:p>19.66</text:p>
          </table:table-cell>
          <table:table-cell office:value-type="float" office:value="12.15" calcext:value-type="float">
            <text:p>12.15</text:p>
          </table:table-cell>
          <table:table-cell office:value-type="float" office:value="95" calcext:value-type="float">
            <text:p>95</text:p>
          </table:table-cell>
          <table:table-cell office:value-type="float" office:value="33.93" calcext:value-type="float">
            <text:p>33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light period drift?? </text:p>
          </table:table-cell>
          <table:table-cell table:number-columns-repeated="1004"/>
        </table:table-row>
        <table:table-row table:style-name="ro1">
          <table:table-cell table:style-name="ce3" office:value-type="float" office:value="89" calcext:value-type="float">
            <text:p>089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12:14:00 25-OCT-14</text:p>
          </table:table-cell>
          <table:table-cell table:style-name="ce98" office:value-type="string" calcext:value-type="string">
            <text:p>13:04:00 25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1004"/>
        </table:table-row>
        <table:table-row table:style-name="ro1">
          <table:table-cell table:style-name="ce3" office:value-type="float" office:value="90" calcext:value-type="float">
            <text:p>090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1:06:00 18-OCT-14</text:p>
          </table:table-cell>
          <table:table-cell table:style-name="ce96" office:value-type="string" calcext:value-type="string">
            <text:p>15:18:00 25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091</text:p>
          </table:table-cell>
          <table:table-cell office:value-type="string" calcext:value-type="string">
            <text:p>C9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14" calcext:value-type="float">
            <text:p>2.14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5:47:00 25-OCT-14</text:p>
          </table:table-cell>
          <table:table-cell table:style-name="ce96" office:value-type="string" calcext:value-type="string">
            <text:p>15:50:00 25-OCT-14</text:p>
          </table:table-cell>
          <table:table-cell office:value-type="float" office:value="180.14" calcext:value-type="float">
            <text:p>180.14</text:p>
          </table:table-cell>
          <table:table-cell office:value-type="string" calcext:value-type="string">
            <text:p>/</text:p>
          </table:table-cell>
          <table:table-cell office:value-type="float" office:value="2.4" calcext:value-type="float">
            <text:p>2.4</text:p>
          </table:table-cell>
          <table:table-cell table:style-name="ce108" office:value-type="float" office:value="45.02" calcext:value-type="float">
            <text:p>45.02</text:p>
          </table:table-cell>
          <table:table-cell office:value-type="float" office:value="19.19" calcext:value-type="float">
            <text:p>19.19</text:p>
          </table:table-cell>
          <table:table-cell office:value-type="float" office:value="7.39" calcext:value-type="float">
            <text:p>7.39</text:p>
          </table:table-cell>
          <table:table-cell office:value-type="float" office:value="95" calcext:value-type="float">
            <text:p>95</text:p>
          </table:table-cell>
          <table:table-cell office:value-type="float" office:value="61.25" calcext:value-type="float">
            <text:p>61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t the best fit but eh</text:p>
          </table:table-cell>
          <table:table-cell table:number-columns-repeated="1004"/>
        </table:table-row>
        <table:table-row table:style-name="ro1">
          <table:table-cell table:style-name="ce3" office:value-type="float" office:value="92" calcext:value-type="float">
            <text:p>092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G1-8</text:p>
          </table:table-cell>
          <table:table-cell office:value-type="float" office:value="0.000141" calcext:value-type="float">
            <text:p>0.000141</text:p>
          </table:table-cell>
          <table:table-cell table:style-name="ce34" office:value-type="float" office:value="25.1" calcext:value-type="float">
            <text:p>25.1</text:p>
          </table:table-cell>
          <table:table-cell office:value-type="string" calcext:value-type="string">
            <text:p>17:01:50 25-OCT-14</text:p>
          </table:table-cell>
          <table:table-cell table:style-name="ce96" office:value-type="string" calcext:value-type="string">
            <text:p>17:06:00 25-OCT-14</text:p>
          </table:table-cell>
          <table:table-cell office:value-type="float" office:value="250.1" calcext:value-type="float">
            <text:p>250.1</text:p>
          </table:table-cell>
          <table:table-cell office:value-type="float" office:value="25.215" calcext:value-type="float">
            <text:p>25.215</text:p>
          </table:table-cell>
          <table:table-cell office:value-type="float" office:value="1.86" calcext:value-type="float">
            <text:p>1.86</text:p>
          </table:table-cell>
          <table:table-cell table:style-name="ce108" office:value-type="float" office:value="23.25" calcext:value-type="float">
            <text:p>23.25</text:p>
          </table:table-cell>
          <table:table-cell office:value-type="float" office:value="4.79" calcext:value-type="float">
            <text:p>4.79</text:p>
          </table:table-cell>
          <table:table-cell office:value-type="float" office:value="5.42" calcext:value-type="float">
            <text:p>5.42</text:p>
          </table:table-cell>
          <table:table-cell office:value-type="float" office:value="95" calcext:value-type="float">
            <text:p>95</text:p>
          </table:table-cell>
          <table:table-cell office:value-type="float" office:value="18.21" calcext:value-type="float">
            <text:p>18.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growing sign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092_2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374" calcext:value-type="float">
            <text:p>3.74E-05</text:p>
          </table:table-cell>
          <table:table-cell table:style-name="ce34" office:value-type="float" office:value="25.1" calcext:value-type="float">
            <text:p>25.1</text:p>
          </table:table-cell>
          <table:table-cell office:value-type="string" calcext:value-type="string">
            <text:p>'17:01:50 25-OCT-14'</text:p>
          </table:table-cell>
          <table:table-cell table:style-name="ce96" office:value-type="string" calcext:value-type="string">
            <text:p>'17:06:00 25-OCT-14'</text:p>
          </table:table-cell>
          <table:table-cell office:value-type="float" office:value="250.1" calcext:value-type="float">
            <text:p>250.1</text:p>
          </table:table-cell>
          <table:table-cell office:value-type="float" office:value="25.21" calcext:value-type="float">
            <text:p>25.21</text:p>
          </table:table-cell>
          <table:table-cell office:value-type="float" office:value="1.78" calcext:value-type="float">
            <text:p>1.78</text:p>
          </table:table-cell>
          <table:table-cell table:style-name="ce108" office:value-type="float" office:value="24.3" calcext:value-type="float">
            <text:p>24.3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1.15" calcext:value-type="float">
            <text:p>21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/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Weird shape- decreases, then increases a bit</text:p>
          </table:table-cell>
          <table:table-cell table:number-columns-repeated="1004"/>
        </table:table-row>
        <table:table-row table:style-name="ro1">
          <table:table-cell table:style-name="ce3" office:value-type="float" office:value="93" calcext:value-type="float">
            <text:p>093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5T23:21:00" calcext:value-type="date">
            <text:p>23:21:00 25-Oct-14</text:p>
          </table:table-cell>
          <table:table-cell table:style-name="ce96" office:value-type="date" office:date-value="2014-10-26T00:06:00" calcext:value-type="date">
            <text:p>00:06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094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01:10:00" calcext:value-type="date">
            <text:p>01:10:00 26-Oct-14</text:p>
          </table:table-cell>
          <table:table-cell table:style-name="ce96" office:value-type="date" office:date-value="2014-10-26T01:26:00" calcext:value-type="date">
            <text:p>01:26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5" calcext:value-type="float">
            <text:p>09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05:10:00" calcext:value-type="date">
            <text:p>05:10:00 26-Oct-14</text:p>
          </table:table-cell>
          <table:table-cell table:style-name="ce96" office:value-type="date" office:date-value="2014-10-26T05:37:00" calcext:value-type="date">
            <text:p>05:37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6" calcext:value-type="float">
            <text:p>096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05:42:00" calcext:value-type="date">
            <text:p>05:42:00 26-Oct-14</text:p>
          </table:table-cell>
          <table:table-cell table:style-name="ce96" office:value-type="date" office:date-value="2014-10-26T06:08:00" calcext:value-type="date">
            <text:p>06:08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7" calcext:value-type="float">
            <text:p>097</text:p>
          </table:table-cell>
          <table:table-cell office:value-type="string" calcext:value-type="string">
            <text:p>C9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06:09:00" calcext:value-type="date">
            <text:p>06:09:00 26-Oct-14</text:p>
          </table:table-cell>
          <table:table-cell table:style-name="ce96" office:value-type="date" office:date-value="2014-10-26T06:55:00" calcext:value-type="date">
            <text:p>06:55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8">
          <table:table-cell table:style-name="ce3" office:value-type="float" office:value="98" calcext:value-type="float">
            <text:p>098</text:p>
          </table:table-cell>
          <table:table-cell office:value-type="string" calcext:value-type="string">
            <text:p>X2.0</text:p>
          </table:table-cell>
          <table:table-cell office:value-type="string" calcext:value-type="string">
            <text:p>Fermi6-12</text:p>
          </table:table-cell>
          <table:table-cell table:style-name="ce11" office:value-type="float" office:value="157000" calcext:value-type="float">
            <text:p>1.57E+05</text:p>
          </table:table-cell>
          <table:table-cell table:style-name="ce34" office:value-type="float" office:value="20.3" calcext:value-type="float">
            <text:p>20.3</text:p>
          </table:table-cell>
          <table:table-cell office:value-type="string" calcext:value-type="string">
            <text:p>10:46:50 26-OCT-14</text:p>
          </table:table-cell>
          <table:table-cell table:style-name="ce96" office:value-type="string" calcext:value-type="string">
            <text:p>10:51:00 26-OCT-14</text:p>
          </table:table-cell>
          <table:table-cell office:value-type="float" office:value="242.69" calcext:value-type="float">
            <text:p>242.69</text:p>
          </table:table-cell>
          <table:table-cell office:value-type="string" calcext:value-type="string">
            <text:p>/</text:p>
          </table:table-cell>
          <table:table-cell office:value-type="float" office:value="1.86" calcext:value-type="float">
            <text:p>1.86</text:p>
          </table:table-cell>
          <table:table-cell table:style-name="ce108" office:value-type="float" office:value="21.87" calcext:value-type="float">
            <text:p>21.87</text:p>
          </table:table-cell>
          <table:table-cell office:value-type="float" office:value="4.63" calcext:value-type="float">
            <text:p>4.63</text:p>
          </table:table-cell>
          <table:table-cell office:value-type="float" office:value="4.84" calcext:value-type="float">
            <text:p>4.84</text:p>
          </table:table-cell>
          <table:table-cell office:value-type="float" office:value="95" calcext:value-type="float">
            <text:p>95</text:p>
          </table:table-cell>
          <table:table-cell office:value-type="float" office:value="1.95" calcext:value-type="float">
            <text:p>1.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*****Looks BRILLIANT in 6-12kev (matching Chloe). But Chloe measured this in <text:span text:style-name="T7">25-50kev.</text:span></text:p>
          </table:table-cell>
          <table:table-cell office:value-type="string" calcext:value-type="string">
            <text:p>NaN values were manually removed from dat file</text:p>
          </table:table-cell>
          <table:table-cell table:number-columns-repeated="1003"/>
        </table:table-row>
        <table:table-row table:style-name="ro1">
          <table:table-cell table:style-name="ce3" office:value-type="float" office:value="99" calcext:value-type="float">
            <text:p>099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3" calcext:value-type="float">
            <text:p>1.30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3:07:00 26-OCT-14</text:p>
          </table:table-cell>
          <table:table-cell table:style-name="ce96" office:value-type="string" calcext:value-type="string">
            <text:p>13:09:00 26-OCT-14</text:p>
          </table:table-cell>
          <table:table-cell office:value-type="float" office:value="120.77" calcext:value-type="float">
            <text:p>120.77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9.62" calcext:value-type="float">
            <text:p>19.62</text:p>
          </table:table-cell>
          <table:table-cell office:value-type="float" office:value="2.76" calcext:value-type="float">
            <text:p>2.76</text:p>
          </table:table-cell>
          <table:table-cell office:value-type="float" office:value="2.87" calcext:value-type="float">
            <text:p>2.87</text:p>
          </table:table-cell>
          <table:table-cell office:value-type="float" office:value="99" calcext:value-type="float">
            <text:p>99</text:p>
          </table:table-cell>
          <table:table-cell office:value-type="float" office:value="9.38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C5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15:06:00" calcext:value-type="date">
            <text:p>15:06:00 26-Oct-14</text:p>
          </table:table-cell>
          <table:table-cell table:style-name="ce96" office:value-type="date" office:date-value="2014-10-26T15:52:00" calcext:value-type="date">
            <text:p>15:52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15:52:00" calcext:value-type="date">
            <text:p>15:52:00 26-Oct-14</text:p>
          </table:table-cell>
          <table:table-cell table:style-name="ce96" office:value-type="date" office:date-value="2014-10-26T16:09:00" calcext:value-type="date">
            <text:p>16:09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9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17:07:00" calcext:value-type="date">
            <text:p>17:07:00 26-Oct-14</text:p>
          </table:table-cell>
          <table:table-cell table:style-name="ce96" office:value-type="date" office:date-value="2014-10-26T17:46:00" calcext:value-type="date">
            <text:p>17:46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Oscillation seen between 17:11:25 26-OCT-14' and 17:13:35 26-OCT-14' but not seen on spectrum </text:p>
          </table:table-cell>
          <table:table-cell table:number-columns-repeated="1004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C7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6T17:56:00" calcext:value-type="date">
            <text:p>17:56:00 26-Oct-14</text:p>
          </table:table-cell>
          <table:table-cell table:style-name="ce96" office:value-type="date" office:date-value="2014-10-26T18:07:00" calcext:value-type="date">
            <text:p>18:07:00 26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606" calcext:value-type="float">
            <text:p>6.06E-05</text:p>
          </table:table-cell>
          <table:table-cell table:style-name="ce36" office:value-type="float" office:value="20.3" calcext:value-type="float">
            <text:p>20.3</text:p>
          </table:table-cell>
          <table:table-cell office:value-type="date" office:date-value="2014-10-26T18:12:00" calcext:value-type="date">
            <text:p>18:12:00 26-Oct-14</text:p>
          </table:table-cell>
          <table:table-cell table:style-name="ce96" office:value-type="date" office:date-value="2014-10-26T18:15:30" calcext:value-type="date">
            <text:p>18:15:30 26-Oct-14</text:p>
          </table:table-cell>
          <table:table-cell office:value-type="float" office:value="208.79" calcext:value-type="float">
            <text:p>208.79</text:p>
          </table:table-cell>
          <table:table-cell office:value-type="float" office:value="21.08" calcext:value-type="float">
            <text:p>21.08</text:p>
          </table:table-cell>
          <table:table-cell office:value-type="float" office:value="1.51" calcext:value-type="float">
            <text:p>1.51</text:p>
          </table:table-cell>
          <table:table-cell table:style-name="ce108" office:value-type="float" office:value="21.25" calcext:value-type="float">
            <text:p>21.25</text:p>
          </table:table-cell>
          <table:table-cell office:value-type="float" office:value="3.7" calcext:value-type="float">
            <text:p>3.7</text:p>
          </table:table-cell>
          <table:table-cell office:value-type="float" office:value="4.31" calcext:value-type="float">
            <text:p>4.31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8">
          <table:table-cell table:style-name="ce3" office:value-type="string" calcext:value-type="string">
            <text:p>104_2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17200" calcext:value-type="float">
            <text:p>1.72E+04</text:p>
          </table:table-cell>
          <table:table-cell table:style-name="ce36" office:value-type="float" office:value="20.9" calcext:value-type="float">
            <text:p>20.9</text:p>
          </table:table-cell>
          <table:table-cell office:value-type="string" calcext:value-type="string">
            <text:p>18:12:40 26-OCT-14</text:p>
          </table:table-cell>
          <table:table-cell table:style-name="ce96" office:value-type="string" calcext:value-type="string">
            <text:p>18:15:28 26-OCT-14</text:p>
          </table:table-cell>
          <table:table-cell office:value-type="float" office:value="167.94" calcext:value-type="float">
            <text:p>167.94</text:p>
          </table:table-cell>
          <table:table-cell office:value-type="float" office:value="21.1" calcext:value-type="float">
            <text:p>21.1</text:p>
          </table:table-cell>
          <table:table-cell office:value-type="float" office:value="1.92" calcext:value-type="float">
            <text:p>1.92</text:p>
          </table:table-cell>
          <table:table-cell table:style-name="ce108" office:value-type="string" calcext:value-type="string">
            <text:p>21.19,41.21</text:p>
          </table:table-cell>
          <table:table-cell office:value-type="string" calcext:value-type="string">
            <text:p>4.30,7.09</text:p>
          </table:table-cell>
          <table:table-cell office:value-type="string" calcext:value-type="string">
            <text:p>2.76,7.22</text:p>
          </table:table-cell>
          <table:table-cell office:value-type="string" calcext:value-type="string">
            <text:p>95,95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 / 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icult to describe shape as combination of two modes- mode of ~20 was found, but I do also think the 40s mode is real</text:p>
          </table:table-cell>
          <table:table-cell table:number-columns-repeated="1004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M1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244" calcext:value-type="float">
            <text:p>2.44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8:45:35 26-OCT-14</text:p>
          </table:table-cell>
          <table:table-cell table:style-name="ce96" office:value-type="string" calcext:value-type="string">
            <text:p>18:48:00 26-OCT-14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/</text:p>
          </table:table-cell>
          <table:table-cell office:value-type="float" office:value="2.56" calcext:value-type="float">
            <text:p>2.56</text:p>
          </table:table-cell>
          <table:table-cell table:style-name="ce108" office:value-type="float" office:value="23.91" calcext:value-type="float">
            <text:p>23.91</text:p>
          </table:table-cell>
          <table:table-cell office:value-type="float" office:value="13.71" calcext:value-type="float">
            <text:p>13.71</text:p>
          </table:table-cell>
          <table:table-cell office:value-type="float" office:value="4.36" calcext:value-type="float">
            <text:p>4.36</text:p>
          </table:table-cell>
          <table:table-cell office:value-type="float" office:value="95" calcext:value-type="float">
            <text:p>95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261" calcext:value-type="float">
            <text:p>2.61E-05</text:p>
          </table:table-cell>
          <table:table-cell table:style-name="ce34" office:value-type="float" office:value="36.4" calcext:value-type="float">
            <text:p>36.4</text:p>
          </table:table-cell>
          <table:table-cell office:value-type="string" calcext:value-type="string">
            <text:p>20:04:00 26-OCT-14</text:p>
          </table:table-cell>
          <table:table-cell table:style-name="ce96" office:value-type="string" calcext:value-type="string">
            <text:p>20:09:30 26-OCT-14</text:p>
          </table:table-cell>
          <table:table-cell office:value-type="float" office:value="330.05" calcext:value-type="float">
            <text:p>330.05</text:p>
          </table:table-cell>
          <table:table-cell office:value-type="float" office:value="36.67" calcext:value-type="float">
            <text:p>36.6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34.58" calcext:value-type="float">
            <text:p>34.58</text:p>
          </table:table-cell>
          <table:table-cell office:value-type="float" office:value="5.99" calcext:value-type="float">
            <text:p>5.99</text:p>
          </table:table-cell>
          <table:table-cell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float" office:value="11.3" calcext:value-type="float">
            <text:p>11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106_2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10200" calcext:value-type="float">
            <text:p>1.02E+04</text:p>
          </table:table-cell>
          <table:table-cell table:style-name="ce34" office:value-type="float" office:value="31.9" calcext:value-type="float">
            <text:p>31.9</text:p>
          </table:table-cell>
          <table:table-cell office:value-type="string" calcext:value-type="string">
            <text:p>20:01:00 26-OCT-14</text:p>
          </table:table-cell>
          <table:table-cell table:style-name="ce96" office:value-type="string" calcext:value-type="string">
            <text:p>20:10:00 26-OCT-14</text:p>
          </table:table-cell>
          <table:table-cell office:value-type="float" office:value="540.67" calcext:value-type="float">
            <text:p>540.67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61.34" calcext:value-type="float">
            <text:p>61.34</text:p>
          </table:table-cell>
          <table:table-cell office:value-type="float" office:value="14.05" calcext:value-type="float">
            <text:p>14.05</text:p>
          </table:table-cell>
          <table:table-cell office:value-type="float" office:value="13.81" calcext:value-type="float">
            <text:p>13.81</text:p>
          </table:table-cell>
          <table:table-cell office:value-type="float" office:value="95" calcext:value-type="float">
            <text:p>95</text:p>
          </table:table-cell>
          <table:table-cell office:value-type="float" office:value="7.73" calcext:value-type="float">
            <text:p>7.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ry nice wavetrain (one of your favourite examples)</text:p>
          </table:table-cell>
          <table:table-cell table:number-columns-repeated="1004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C8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29" calcext:value-type="float">
            <text:p>1.29E-06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21:51:00 26-OCT-14</text:p>
          </table:table-cell>
          <table:table-cell table:style-name="ce98" office:value-type="string" calcext:value-type="string">
            <text:p>21:55:30 26-OCT-14</text:p>
          </table:table-cell>
          <table:table-cell office:value-type="float" office:value="270.6" calcext:value-type="float">
            <text:p>270.6</text:p>
          </table:table-cell>
          <table:table-cell office:value-type="float" office:value="8.26" calcext:value-type="float">
            <text:p>8.26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8.59" calcext:value-type="float">
            <text:p>8.59</text:p>
          </table:table-cell>
          <table:table-cell office:value-type="float" office:value="1.45" calcext:value-type="float">
            <text:p>1.45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NA</text:p>
          </table:table-cell>
          <table:table-cell office:value-type="float" office:value="25.39" calcext:value-type="float">
            <text:p>25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<text:span text:style-name="T2">st</text:span> modes so CI is not real. Matches FFT well. </text:p>
          </table:table-cell>
          <table:table-cell table:number-columns-repeated="1004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M7.1</text:p>
          </table:table-cell>
          <table:table-cell office:value-type="string" calcext:value-type="string">
            <text:p>G1-8</text:p>
          </table:table-cell>
          <table:table-cell office:value-type="float" office:value="0.000102" calcext:value-type="float">
            <text:p>0.000102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0:29:00 27-OCT-14</text:p>
          </table:table-cell>
          <table:table-cell table:style-name="ce96" office:value-type="string" calcext:value-type="string">
            <text:p>00:34:15 27-OCT-14</text:p>
          </table:table-cell>
          <table:table-cell office:value-type="float" office:value="313.04" calcext:value-type="float">
            <text:p>313.04</text:p>
          </table:table-cell>
          <table:table-cell office:value-type="string" calcext:value-type="string">
            <text:p>/</text:p>
          </table:table-cell>
          <table:table-cell office:value-type="float" office:value="1.85" calcext:value-type="float">
            <text:p>1.85</text:p>
          </table:table-cell>
          <table:table-cell table:style-name="ce108" office:value-type="float" office:value="17.54" calcext:value-type="float">
            <text:p>17.54</text:p>
          </table:table-cell>
          <table:table-cell office:value-type="float" office:value="17.83" calcext:value-type="float">
            <text:p>17.83</text:p>
          </table:table-cell>
          <table:table-cell office:value-type="float" office:value="1.33" calcext:value-type="float">
            <text:p>1.33</text:p>
          </table:table-cell>
          <table:table-cell office:value-type="float" office:value="95" calcext:value-type="float">
            <text:p>95</text:p>
          </table:table-cell>
          <table:table-cell office:value-type="float" office:value="36.58" calcext:value-type="float">
            <text:p>36.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table:style-name="ce11"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7T01:45:00" calcext:value-type="date">
            <text:p>01:45:00 27-Oct-14</text:p>
          </table:table-cell>
          <table:table-cell table:style-name="ce96" office:value-type="date" office:date-value="2014-10-27T02:16:00" calcext:value-type="date">
            <text:p>02:16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03:34:00 27-OCT-14</text:p>
          </table:table-cell>
          <table:table-cell table:style-name="ce98" office:value-type="string" calcext:value-type="string">
            <text:p>04:13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05:02:00 27-OCT-14</text:p>
          </table:table-cell>
          <table:table-cell table:style-name="ce98" office:value-type="string" calcext:value-type="string">
            <text:p>05:16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4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37" calcext:value-type="float">
            <text:p>6.37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5:21:00 27-OCT-14</text:p>
          </table:table-cell>
          <table:table-cell table:style-name="ce96" office:value-type="string" calcext:value-type="string">
            <text:p>05:25:30 27-OCT-14</text:p>
          </table:table-cell>
          <table:table-cell office:value-type="float" office:value="270.2" calcext:value-type="float">
            <text:p>270.2</text:p>
          </table:table-cell>
          <table:table-cell office:value-type="float" office:value="22.688" calcext:value-type="float">
            <text:p>22.688</text:p>
          </table:table-cell>
          <table:table-cell office:value-type="float" office:value="2.55" calcext:value-type="float">
            <text:p>2.55</text:p>
          </table:table-cell>
          <table:table-cell table:style-name="ce108" office:value-type="float" office:value="21.75" calcext:value-type="float">
            <text:p>21.75</text:p>
          </table:table-cell>
          <table:table-cell office:value-type="float" office:value="4.6" calcext:value-type="float">
            <text:p>4.6</text:p>
          </table:table-cell>
          <table:table-cell office:value-type="float" office:value="6.14" calcext:value-type="float">
            <text:p>6.14</text:p>
          </table:table-cell>
          <table:table-cell office:value-type="float" office:value="99" calcext:value-type="float">
            <text:p>99</text:p>
          </table:table-cell>
          <table:table-cell office:value-type="float" office:value="20.78" calcext:value-type="float">
            <text:p>20.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C9.6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69" calcext:value-type="float">
            <text:p>1.69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6:58:40 27-OCT-14</text:p>
          </table:table-cell>
          <table:table-cell table:style-name="ce96" office:value-type="string" calcext:value-type="string">
            <text:p>07:02:00 27-OCT-14</text:p>
          </table:table-cell>
          <table:table-cell office:value-type="float" office:value="198.56" calcext:value-type="float">
            <text:p>198.56</text:p>
          </table:table-cell>
          <table:table-cell office:value-type="string" calcext:value-type="string">
            <text:p>/</text:p>
          </table:table-cell>
          <table:table-cell office:value-type="float" office:value="1.56" calcext:value-type="float">
            <text:p>1.56</text:p>
          </table:table-cell>
          <table:table-cell table:style-name="ce108" office:value-type="float" office:value="29.19" calcext:value-type="float">
            <text:p>29.19</text:p>
          </table:table-cell>
          <table:table-cell office:value-type="float" office:value="9.13" calcext:value-type="float">
            <text:p>9.13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30.27" calcext:value-type="float">
            <text:p>30.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C9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7T07:12:00" calcext:value-type="date">
            <text:p>07:12:00 27-Oct-14</text:p>
          </table:table-cell>
          <table:table-cell table:style-name="ce96" office:value-type="date" office:date-value="2014-10-27T07:30:00" calcext:value-type="date">
            <text:p>07:30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M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898" calcext:value-type="float">
            <text:p>8.98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9:57:45 27-OCT-14</text:p>
          </table:table-cell>
          <table:table-cell table:style-name="ce96" office:value-type="string" calcext:value-type="string">
            <text:p>10:05:00 27-OCT-14</text:p>
          </table:table-cell>
          <table:table-cell office:value-type="float" office:value="435.8" calcext:value-type="float">
            <text:p>435.8</text:p>
          </table:table-cell>
          <table:table-cell office:value-type="float" office:value="62.256" calcext:value-type="float">
            <text:p>62.256</text:p>
          </table:table-cell>
          <table:table-cell office:value-type="float" office:value="1.12" calcext:value-type="float">
            <text:p>1.12</text:p>
          </table:table-cell>
          <table:table-cell table:style-name="ce108" office:value-type="float" office:value="60.36" calcext:value-type="float">
            <text:p>60.3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9" calcext:value-type="float">
            <text:p>11.99</text:p>
          </table:table-cell>
          <table:table-cell office:value-type="float" office:value="99" calcext:value-type="float">
            <text:p>99</text:p>
          </table:table-cell>
          <table:table-cell office:value-type="float" office:value="10.88" calcext:value-type="float">
            <text:p>10.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light period drift</text:p>
          </table:table-cell>
          <table:table-cell table:number-columns-repeated="100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X2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27T14:05:00" calcext:value-type="date">
            <text:p>14:05:00 27-Oct-14</text:p>
          </table:table-cell>
          <table:table-cell table:style-name="ce96" office:value-type="date" office:date-value="2014-10-27T16:56:00" calcext:value-type="date">
            <text:p>16:56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6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2" calcext:value-type="float">
            <text:p>1.62E-05</text:p>
          </table:table-cell>
          <table:table-cell table:style-name="ce34" office:value-type="float" office:value="12.3" calcext:value-type="float">
            <text:p>12.3</text:p>
          </table:table-cell>
          <table:table-cell office:value-type="string" calcext:value-type="string">
            <text:p>17:36:00 27-OCT-14</text:p>
          </table:table-cell>
          <table:table-cell table:style-name="ce96" office:value-type="string" calcext:value-type="string">
            <text:p>17:37:40 27-OCT-14</text:p>
          </table:table-cell>
          <table:table-cell office:value-type="float" office:value="100.3" calcext:value-type="float">
            <text:p>100.3</text:p>
          </table:table-cell>
          <table:table-cell office:value-type="float" office:value="14.33" calcext:value-type="float">
            <text:p>14.33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0.78" calcext:value-type="float">
            <text:p>10.78</text:p>
          </table:table-cell>
          <table:table-cell office:value-type="float" office:value="2.93" calcext:value-type="float">
            <text:p>2.93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NA</text:p>
          </table:table-cell>
          <table:table-cell office:value-type="float" office:value="16.69" calcext:value-type="float">
            <text:p>16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or fit really;1st mode so can’t reliably find CI. Fits well for 2/3 cycles of oscillation. EMD gives  WT shape, but raw is steady. Not a fan of this result, but best.</text:p>
            <text:p/>
            <text:p>**1st mode so can’t reliably say: (graphically a 99)</text:p>
          </table:table-cell>
          <table:table-cell table:number-columns-repeated="1004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7T21:18:00" calcext:value-type="date">
            <text:p>21:18:00 27-Oct-14</text:p>
          </table:table-cell>
          <table:table-cell table:style-name="ce96" office:value-type="date" office:date-value="2014-10-27T21:45:00" calcext:value-type="date">
            <text:p>21:45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7T22:52:00" calcext:value-type="date">
            <text:p>22:52:00 27-Oct-14</text:p>
          </table:table-cell>
          <table:table-cell table:style-name="ce96" office:value-type="date" office:date-value="2014-10-27T23:30:00" calcext:value-type="date">
            <text:p>23:30:00 27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M3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8T02:02:00" calcext:value-type="date">
            <text:p>02:02:00 28-Oct-14</text:p>
          </table:table-cell>
          <table:table-cell table:style-name="ce96" office:value-type="date" office:date-value="2014-10-28T03:14:00" calcext:value-type="date">
            <text:p>03:14:00 2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8T06:07:00" calcext:value-type="date">
            <text:p>06:07:00 28-Oct-14</text:p>
          </table:table-cell>
          <table:table-cell table:style-name="ce96" office:value-type="date" office:date-value="2014-10-28T06:37:00" calcext:value-type="date">
            <text:p>06:37:00 2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8">
          <table:table-cell table:style-name="ce3" office:value-type="float" office:value="122" calcext:value-type="float">
            <text:p>122</text:p>
          </table:table-cell>
          <table:table-cell table:style-name="ce63"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8T08:21:00" calcext:value-type="date">
            <text:p>08:21:00 28-Oct-14</text:p>
          </table:table-cell>
          <table:table-cell table:style-name="ce96" office:value-type="date" office:date-value="2014-10-28T08:34:00" calcext:value-type="date">
            <text:p>08:34:00 2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Almost an emd mode at 08:21-08:24 with SF1 0.03, 0.97, but not statistically significant </text:p>
          </table:table-cell>
          <table:table-cell table:number-columns-repeated="1004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8T11:03:00" calcext:value-type="date">
            <text:p>11:03:00 28-Oct-14</text:p>
          </table:table-cell>
          <table:table-cell table:style-name="ce96" office:value-type="date" office:date-value="2014-10-28T11:21:00" calcext:value-type="date">
            <text:p>11:21:00 2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8T13:55:00" calcext:value-type="date">
            <text:p>13:55:00 28-Oct-14</text:p>
          </table:table-cell>
          <table:table-cell table:style-name="ce96" office:value-type="date" office:date-value="2014-10-28T15:15:00" calcext:value-type="date">
            <text:p>15:15:00 28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03:11:00" calcext:value-type="date">
            <text:p>03:11:00 29-Oct-14</text:p>
          </table:table-cell>
          <table:table-cell table:style-name="ce96" office:value-type="date" office:date-value="2014-10-29T03:21:00" calcext:value-type="date">
            <text:p>03:21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03:31:00" calcext:value-type="date">
            <text:p>03:31:00 29-Oct-14</text:p>
          </table:table-cell>
          <table:table-cell table:style-name="ce96" office:value-type="date" office:date-value="2014-10-29T05:12:00" calcext:value-type="date">
            <text:p>05:12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06:04:00" calcext:value-type="date">
            <text:p>06:04:00 29-Oct-14</text:p>
          </table:table-cell>
          <table:table-cell table:style-name="ce96" office:value-type="date" office:date-value="2014-10-29T08:02:00" calcext:value-type="date">
            <text:p>08:02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08:12:00" calcext:value-type="date">
            <text:p>08:12:00 29-Oct-14</text:p>
          </table:table-cell>
          <table:table-cell table:style-name="ce96" office:value-type="date" office:date-value="2014-10-29T08:52:00" calcext:value-type="date">
            <text:p>08:52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1004"/>
        </table:table-row>
        <table:table-row table:style-name="ro1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EVE</text:p>
          </table:table-cell>
          <table:table-cell table:style-name="ce11" office:value-type="float" office:value="0.00312" calcext:value-type="float">
            <text:p>3.12E-03</text:p>
          </table:table-cell>
          <table:table-cell table:style-name="ce34" office:value-type="float" office:value="26.4" calcext:value-type="float">
            <text:p>26.4</text:p>
          </table:table-cell>
          <table:table-cell office:value-type="date" office:date-value="2014-10-29T09:58:05" calcext:value-type="date">
            <text:p>09:58:05 29-Oct-14</text:p>
          </table:table-cell>
          <table:table-cell table:style-name="ce96" office:value-type="date" office:date-value="2014-10-29T10:00:30" calcext:value-type="date">
            <text:p>10:00:30 29-Oct-14</text:p>
          </table:table-cell>
          <table:table-cell office:value-type="float" office:value="145" calcext:value-type="float">
            <text:p>145</text:p>
          </table:table-cell>
          <table:table-cell office:value-type="float" office:value="10.375" calcext:value-type="float">
            <text:p>10.375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0.14" calcext:value-type="float">
            <text:p>10.14</text:p>
          </table:table-cell>
          <table:table-cell office:value-type="float" office:value="2.16" calcext:value-type="float">
            <text:p>2.1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NA</text:p>
          </table:table-cell>
          <table:table-cell office:value-type="float" office:value="0.21" calcext:value-type="float">
            <text:p>0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PPAULING EMD spec but good signal? EMD cant do Eve well??</text:p>
          </table:table-cell>
          <table:table-cell office:value-type="string" calcext:value-type="string">
            <text:p>NSAMPLE HAS BEEN REDUCED TO 5? CI NOT VALID</text:p>
          </table:table-cell>
          <table:table-cell table:number-columns-repeated="1003"/>
        </table:table-row>
        <table:table-row table:style-name="ro1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955" calcext:value-type="float">
            <text:p>9.55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3:58:00 29-OCT-14</text:p>
          </table:table-cell>
          <table:table-cell table:style-name="ce99" office:value-type="string" calcext:value-type="string">
            <text:p>14:01:00 29-OCT-14</text:p>
          </table:table-cell>
          <table:table-cell office:value-type="float" office:value="180.4" calcext:value-type="float">
            <text:p>180.4</text:p>
          </table:table-cell>
          <table:table-cell office:value-type="float" office:value="26.06" calcext:value-type="float">
            <text:p>26.06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25.59" calcext:value-type="float">
            <text:p>25.59</text:p>
          </table:table-cell>
          <table:table-cell office:value-type="float" office:value="5.29" calcext:value-type="float">
            <text:p>5.29</text:p>
          </table:table-cell>
          <table:table-cell office:value-type="float" office:value="5.02" calcext:value-type="float">
            <text:p>5.02</text:p>
          </table:table-cell>
          <table:table-cell office:value-type="float" office:value="99" calcext:value-type="float">
            <text:p>99</text:p>
          </table:table-cell>
          <table:table-cell office:value-type="float" office:value="39.41" calcext:value-type="float">
            <text:p>39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riod amp modulation (slightly). Only 1<text:span text:style-name="T2">st</text:span> mode counted, 0<text:span text:style-name="T2">th</text:span> is non-confidence interval-able</text:p>
          </table:table-cell>
          <table:table-cell table:number-columns-repeated="100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92" calcext:value-type="float">
            <text:p>1.92E-05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4:25:00 29-OCT-14</text:p>
          </table:table-cell>
          <table:table-cell table:style-name="ce96" office:value-type="string" calcext:value-type="string">
            <text:p>14:28:30 29-OCT-14</text:p>
          </table:table-cell>
          <table:table-cell office:value-type="float" office:value="208.79" calcext:value-type="float">
            <text:p>208.79</text:p>
          </table:table-cell>
          <table:table-cell office:value-type="float" office:value="17.57" calcext:value-type="float">
            <text:p>17.5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7.48" calcext:value-type="float">
            <text:p>17.48</text:p>
          </table:table-cell>
          <table:table-cell office:value-type="float" office:value="3.04" calcext:value-type="float">
            <text:p>3.04</text:p>
          </table:table-cell>
          <table:table-cell office:value-type="float" office:value="2.38" calcext:value-type="float">
            <text:p>2.38</text:p>
          </table:table-cell>
          <table:table-cell office:value-type="float" office:value="99" calcext:value-type="float">
            <text:p>99</text:p>
          </table:table-cell>
          <table:table-cell office:value-type="float" office:value="17.64" calcext:value-type="float">
            <text:p>17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watevtrain</text:p>
          </table:table-cell>
          <table:table-cell table:number-columns-repeated="1004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1" calcext:value-type="float">
            <text:p>2.10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6:09:30 29-OCT-14</text:p>
          </table:table-cell>
          <table:table-cell table:style-name="ce96" office:value-type="string" calcext:value-type="string">
            <text:p>16:14:00 29-OCT-14</text:p>
          </table:table-cell>
          <table:table-cell office:value-type="float" office:value="270.2" calcext:value-type="float">
            <text:p>270.2</text:p>
          </table:table-cell>
          <table:table-cell office:value-type="string" calcext:value-type="string">
            <text:p>/</text:p>
          </table:table-cell>
          <table:table-cell office:value-type="float" office:value="1.36" calcext:value-type="float">
            <text:p>1.36</text:p>
          </table:table-cell>
          <table:table-cell table:style-name="ce108" office:value-type="float" office:value="54.4" calcext:value-type="float">
            <text:p>54.4</text:p>
          </table:table-cell>
          <table:table-cell office:value-type="float" office:value="13.44" calcext:value-type="float">
            <text:p>13.44</text:p>
          </table:table-cell>
          <table:table-cell office:value-type="float" office:value="8.7" calcext:value-type="float">
            <text:p>8.7</text:p>
          </table:table-cell>
          <table:table-cell office:value-type="float" office:value="95" calcext:value-type="float">
            <text:p>95</text:p>
          </table:table-cell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18:49:00" calcext:value-type="date">
            <text:p>18:49:00 29-Oct-14</text:p>
          </table:table-cell>
          <table:table-cell table:style-name="ce96" office:value-type="date" office:date-value="2014-10-29T18:57:00" calcext:value-type="date">
            <text:p>18:57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984" calcext:value-type="float">
            <text:p>9.84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9:32:00 29-OCT-14</text:p>
          </table:table-cell>
          <table:table-cell table:style-name="ce96" office:value-type="string" calcext:value-type="string">
            <text:p>19:40:00 29-OCT-14</text:p>
          </table:table-cell>
          <table:table-cell office:value-type="float" office:value="479.7" calcext:value-type="float">
            <text:p>479.7</text:p>
          </table:table-cell>
          <table:table-cell office:value-type="float" office:value="60.218" calcext:value-type="float">
            <text:p>60.218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35.91,57.45,77.83</text:p>
          </table:table-cell>
          <table:table-cell office:value-type="string" calcext:value-type="string">
            <text:p>11.25,11.45,18.1</text:p>
          </table:table-cell>
          <table:table-cell office:value-type="string" calcext:value-type="string">
            <text:p>10.09,8.29,11.94</text:p>
          </table:table-cell>
          <table:table-cell office:value-type="string" calcext:value-type="string">
            <text:p>99,99,99</text:p>
          </table:table-cell>
          <table:table-cell office:value-type="float" office:value="26.67" calcext:value-type="float">
            <text:p>26.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5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66700" calcext:value-type="float">
            <text:p>6.67E+04</text:p>
          </table:table-cell>
          <table:table-cell table:style-name="ce34" office:value-type="float" office:value="7.5" calcext:value-type="float">
            <text:p>7.5</text:p>
          </table:table-cell>
          <table:table-cell table:style-name="ce98" office:value-type="string" calcext:value-type="string">
            <text:p>21:21:46 29-OCT-14</text:p>
          </table:table-cell>
          <table:table-cell table:style-name="ce98" office:value-type="string" calcext:value-type="string">
            <text:p>21:22:15 29-OCT-14</text:p>
          </table:table-cell>
          <table:table-cell office:value-type="float" office:value="29.7" calcext:value-type="float">
            <text:p>29.7</text:p>
          </table:table-cell>
          <table:table-cell office:value-type="float" office:value="7.424" calcext:value-type="float">
            <text:p>7.424</text:p>
          </table:table-cell>
          <table:table-cell office:value-type="float" office:value="0.46" calcext:value-type="float">
            <text:p>0.46</text:p>
          </table:table-cell>
          <table:table-cell table:style-name="ce108" office:value-type="float" office:value="7.34" calcext:value-type="float">
            <text:p>7.3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A</text:p>
          </table:table-cell>
          <table:table-cell office:value-type="float" office:value="12.64" calcext:value-type="float">
            <text:p>12.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<text:span text:style-name="T2">st</text:span>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135_2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Vernov</text:p>
          </table:table-cell>
          <table:table-cell table:style-name="ce11" office:value-type="float" office:value="7700" calcext:value-type="float">
            <text:p>7.70E+03</text:p>
          </table:table-cell>
          <table:table-cell table:style-name="ce34" office:value-type="float" office:value="7.6" calcext:value-type="float">
            <text:p>7.6</text:p>
          </table:table-cell>
          <table:table-cell table:style-name="ce98" office:value-type="string" calcext:value-type="string">
            <text:p>21:21:28 29-OCT-14</text:p>
          </table:table-cell>
          <table:table-cell table:style-name="ce98" office:value-type="string" calcext:value-type="string">
            <text:p>21:22:52 29-OCT-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1.95" calcext:value-type="float">
            <text:p>1.95</text:p>
          </table:table-cell>
          <table:table-cell table:style-name="ce108" office:value-type="float" office:value="8.67" calcext:value-type="float">
            <text:p>8.67</text:p>
          </table:table-cell>
          <table:table-cell office:value-type="float" office:value="1.87" calcext:value-type="float">
            <text:p>1.87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NA</text:p>
          </table:table-cell>
          <table:table-cell office:value-type="float" office:value="41.97" calcext:value-type="float">
            <text:p>41.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/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st MODE Bad Temporal Resolution</text:p>
          </table:table-cell>
          <table:table-cell table:number-columns-repeated="100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23:01:00" calcext:value-type="date">
            <text:p>23:01:00 29-Oct-14</text:p>
          </table:table-cell>
          <table:table-cell table:style-name="ce96" office:value-type="date" office:date-value="2014-10-29T23:16:00" calcext:value-type="date">
            <text:p>23:16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29T23:20:00" calcext:value-type="date">
            <text:p>23:20:00 29-Oct-14</text:p>
          </table:table-cell>
          <table:table-cell table:style-name="ce96" office:value-type="date" office:date-value="2014-10-29T23:35:00" calcext:value-type="date">
            <text:p>23:35:00 29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Norh</text:p>
          </table:table-cell>
          <table:table-cell office:value-type="float" office:value="0.00318" calcext:value-type="float">
            <text:p>0.00318</text:p>
          </table:table-cell>
          <table:table-cell table:style-name="ce34" office:value-type="float" office:value="10.1" calcext:value-type="float">
            <text:p>10.1</text:p>
          </table:table-cell>
          <table:table-cell office:value-type="string" calcext:value-type="string">
            <text:p>23:45:45 29-OCT-14</text:p>
          </table:table-cell>
          <table:table-cell table:style-name="ce96" office:value-type="string" calcext:value-type="string">
            <text:p>23:49:41 29-OCT-14</text:p>
          </table:table-cell>
          <table:table-cell office:value-type="float" office:value="236" calcext:value-type="float">
            <text:p>236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No evidence of 10s oscillation by eye. </text:p>
          </table:table-cell>
          <table:table-cell table:number-columns-repeated="100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30T00:35:00" calcext:value-type="date">
            <text:p>00:35:00 30-Oct-14</text:p>
          </table:table-cell>
          <table:table-cell table:style-name="ce96" office:value-type="date" office:date-value="2014-10-30T01:00:00" calcext:value-type="date">
            <text:p>01:00:00 3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372" calcext:value-type="float">
            <text:p>3.72E-05</text:p>
          </table:table-cell>
          <table:table-cell table:style-name="ce34" office:value-type="float" office:value="24.6" calcext:value-type="float">
            <text:p>24.6</text:p>
          </table:table-cell>
          <table:table-cell office:value-type="string" calcext:value-type="string">
            <text:p>01:28:15 30-OCT-14</text:p>
          </table:table-cell>
          <table:table-cell table:style-name="ce99" office:value-type="string" calcext:value-type="string">
            <text:p>01:30:50 30-OCT-14</text:p>
          </table:table-cell>
          <table:table-cell office:value-type="float" office:value="155.5" calcext:value-type="float">
            <text:p>155.5</text:p>
          </table:table-cell>
          <table:table-cell table:number-columns-repeated="2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NO SIG EMD PERIOD FOUND</text:p>
          </table:table-cell>
          <table:table-cell table:number-columns-repeated="1004"/>
        </table:table-row>
        <table:table-row table:style-name="ro17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75" calcext:value-type="float">
            <text:p>1.75E-05</text:p>
          </table:table-cell>
          <table:table-cell table:style-name="ce34" office:value-type="float" office:value="21.9" calcext:value-type="float">
            <text:p>21.9</text:p>
          </table:table-cell>
          <table:table-cell office:value-type="string" calcext:value-type="string">
            <text:p>'04:23:52 30-OCT-14'</text:p>
          </table:table-cell>
          <table:table-cell table:style-name="ce96" office:value-type="string" calcext:value-type="string">
            <text:p>'04:27:55 30-OCT-14'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22.1,34.7, 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22.59,31.56</text:p>
          </table:table-cell>
          <table:table-cell office:value-type="string" calcext:value-type="string">
            <text:p>6.32,8.39</text:p>
          </table:table-cell>
          <table:table-cell office:value-type="string" calcext:value-type="string">
            <text:p>8.93,6.89</text:p>
          </table:table-cell>
          <table:table-cell office:value-type="string" calcext:value-type="string">
            <text:p>99,95</text:p>
          </table:table-cell>
          <table:table-cell office:value-type="float" office:value="10.98" calcext:value-type="float">
            <text:p>10.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/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APE IS WEIRD. NEITHER STEADY OR WT as IT’S A 2 MODE COMBINATION. 2 Fourier peaks. </text:p>
          </table:table-cell>
          <table:table-cell table:number-columns-repeated="1004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8" calcext:value-type="float">
            <text:p>4.80E-06</text:p>
          </table:table-cell>
          <table:table-cell table:style-name="ce34" office:value-type="float" office:value="18.9" calcext:value-type="float">
            <text:p>18.9</text:p>
          </table:table-cell>
          <table:table-cell office:value-type="string" calcext:value-type="string">
            <text:p>'05:43:45 30-OCT-14'</text:p>
          </table:table-cell>
          <table:table-cell table:style-name="ce99" office:value-type="string" calcext:value-type="string">
            <text:p>'05:45:30 30-OCT-14'</text:p>
          </table:table-cell>
          <table:table-cell office:value-type="float" office:value="104.35" calcext:value-type="float">
            <text:p>104.35</text:p>
          </table:table-cell>
          <table:table-cell office:value-type="string" calcext:value-type="string">
            <text:p>None</text:p>
          </table:table-cell>
          <table:table-cell office:value-type="float" office:value="1.26" calcext:value-type="float">
            <text:p>1.26</text:p>
          </table:table-cell>
          <table:table-cell table:style-name="ce108" office:value-type="float" office:value="20.13" calcext:value-type="float">
            <text:p>20.13</text:p>
          </table:table-cell>
          <table:table-cell office:value-type="float" office:value="4.71" calcext:value-type="float">
            <text:p>4.71</text:p>
          </table:table-cell>
          <table:table-cell office:value-type="float" office:value="5.01" calcext:value-type="float">
            <text:p>5.01</text:p>
          </table:table-cell>
          <table:table-cell office:value-type="float" office:value="95" calcext:value-type="float">
            <text:p>95</text:p>
          </table:table-cell>
          <table:table-cell office:value-type="float" office:value="26.68" calcext:value-type="float">
            <text:p>26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t the best time resolution.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142_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Norh</text:p>
          </table:table-cell>
          <table:table-cell office:value-type="float" office:value="0.00891" calcext:value-type="float">
            <text:p>0.00891</text:p>
          </table:table-cell>
          <table:table-cell table:style-name="ce34" office:value-type="float" office:value="18.7" calcext:value-type="float">
            <text:p>18.7</text:p>
          </table:table-cell>
          <table:table-cell table:style-name="ce98" office:value-type="string" calcext:value-type="string">
            <text:p>05:44:22 30-OCT-14</text:p>
          </table:table-cell>
          <table:table-cell table:style-name="ce98" office:value-type="string" calcext:value-type="string">
            <text:p>05:45:30 30-OCT-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</text:p>
          </table:table-cell>
          <table:table-cell office:value-type="float" office:value="2.26" calcext:value-type="float">
            <text:p>2.26</text:p>
          </table:table-cell>
          <table:table-cell table:style-name="ce108" office:value-type="float" office:value="16.61" calcext:value-type="float">
            <text:p>16.61</text:p>
          </table:table-cell>
          <table:table-cell office:value-type="float" office:value="6.41" calcext:value-type="float">
            <text:p>6.41</text:p>
          </table:table-cell>
          <table:table-cell office:value-type="float" office:value="1.98" calcext:value-type="float">
            <text:p>1.98</text:p>
          </table:table-cell>
          <table:table-cell office:value-type="float" office:value="95" calcext:value-type="float">
            <text:p>95</text:p>
          </table:table-cell>
          <table:table-cell office:value-type="float" office:value="3.95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eriod drift is tiny and only Q=2 so not sig. </text:p>
          </table:table-cell>
          <table:table-cell table:number-columns-repeated="1004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table:style-name="ce95" office:value-type="date" office:date-value="2014-10-30T12:38:00" calcext:value-type="date">
            <text:p>12:38:00 30-Oct-14</text:p>
          </table:table-cell>
          <table:table-cell table:style-name="ce96" office:value-type="date" office:date-value="2014-10-30T13:05:00" calcext:value-type="date">
            <text:p>13:05:00 3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C9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30T15:19:00" calcext:value-type="date">
            <text:p>15:19:00 30-Oct-14</text:p>
          </table:table-cell>
          <table:table-cell table:style-name="ce96" office:value-type="date" office:date-value="2014-10-30T16:36:59.999999" calcext:value-type="date">
            <text:p>16:37:00 30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0-31T00:32:00" calcext:value-type="date">
            <text:p>00:32:00 31-Oct-14</text:p>
          </table:table-cell>
          <table:table-cell table:style-name="ce96" office:value-type="date" office:date-value="2014-10-31T02:30:00" calcext:value-type="date">
            <text:p>02:30:00 31-Oct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2T09:21:00" calcext:value-type="date">
            <text:p>09:21:00 12-Nov-14</text:p>
          </table:table-cell>
          <table:table-cell table:style-name="ce96" office:value-type="date" office:date-value="2014-11-12T09:35:00" calcext:value-type="date">
            <text:p>09:35:00 12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Norh</text:p>
          </table:table-cell>
          <table:table-cell office:value-type="float" office:value="0.0018" calcext:value-type="float">
            <text:p>0.0018</text:p>
          </table:table-cell>
          <table:table-cell table:style-name="ce34" office:value-type="float" office:value="9" calcext:value-type="float">
            <text:p>9.0</text:p>
          </table:table-cell>
          <table:table-cell table:style-name="ce98" office:value-type="string" calcext:value-type="string">
            <text:p>06:05:40 13-NOV-14</text:p>
          </table:table-cell>
          <table:table-cell table:style-name="ce98" office:value-type="string" calcext:value-type="string">
            <text:p>06:07:00 13-NOV-1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8.73" calcext:value-type="float">
            <text:p>8.73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99" calcext:value-type="float">
            <text:p>99</text:p>
          </table:table-cell>
          <table:table-cell office:value-type="float" office:value="2.14" calcext:value-type="float">
            <text:p>2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3T19:20:00" calcext:value-type="date">
            <text:p>19:20:00 13-Nov-14</text:p>
          </table:table-cell>
          <table:table-cell table:style-name="ce96" office:value-type="date" office:date-value="2014-11-13T19:27:00" calcext:value-type="date">
            <text:p>19:27:00 13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79" calcext:value-type="float">
            <text:p>7.90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7:45:00 14-NOV-14</text:p>
          </table:table-cell>
          <table:table-cell table:style-name="ce96" office:value-type="string" calcext:value-type="string">
            <text:p>07:51:00 14-NOV-14</text:p>
          </table:table-cell>
          <table:table-cell office:value-type="float" office:value="360.8" calcext:value-type="float">
            <text:p>360.8</text:p>
          </table:table-cell>
          <table:table-cell office:value-type="float" office:value="22.678" calcext:value-type="float">
            <text:p>22.678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22.53" calcext:value-type="float">
            <text:p>22.53</text:p>
          </table:table-cell>
          <table:table-cell office:value-type="float" office:value="4.56" calcext:value-type="float">
            <text:p>4.56</text:p>
          </table:table-cell>
          <table:table-cell office:value-type="float" office:value="3.74" calcext:value-type="float">
            <text:p>3.74</text:p>
          </table:table-cell>
          <table:table-cell office:value-type="float" office:value="99" calcext:value-type="float">
            <text:p>99</text:p>
          </table:table-cell>
          <table:table-cell office:value-type="float" office:value="15.44" calcext:value-type="float">
            <text:p>15.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10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157" calcext:value-type="float">
            <text:p>1.57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23:36:00 14-NOV-14</text:p>
          </table:table-cell>
          <table:table-cell table:style-name="ce96" office:value-type="string" calcext:value-type="string">
            <text:p>23:40:40 14-NOV-14</text:p>
          </table:table-cell>
          <table:table-cell office:value-type="float" office:value="280.44" calcext:value-type="float">
            <text:p>280.44</text:p>
          </table:table-cell>
          <table:table-cell office:value-type="float" office:value="56.087798" calcext:value-type="float">
            <text:p>56.087798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31.83" calcext:value-type="float">
            <text:p>31.83</text:p>
          </table:table-cell>
          <table:table-cell office:value-type="float" office:value="6.38" calcext:value-type="float">
            <text:p>6.38</text:p>
          </table:table-cell>
          <table:table-cell office:value-type="float" office:value="5.61" calcext:value-type="float">
            <text:p>5.61</text:p>
          </table:table-cell>
          <table:table-cell office:value-type="float" office:value="99" calcext:value-type="float">
            <text:p>99</text:p>
          </table:table-cell>
          <table:table-cell office:value-type="float" office:value="85.51" calcext:value-type="float">
            <text:p>85.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/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 dont love this- emd mode shows slight period drift but I dont like the fitting </text:p>
          </table:table-cell>
          <table:table-cell table:number-columns-repeated="1004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5T06:11:00" calcext:value-type="date">
            <text:p>06:11:00 15-Nov-14</text:p>
          </table:table-cell>
          <table:table-cell table:style-name="ce99" office:value-type="date" office:date-value="2014-11-15T06:24:00" calcext:value-type="date">
            <text:p>06:24:00 15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8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472" calcext:value-type="float">
            <text:p>4.72E-05</text:p>
          </table:table-cell>
          <table:table-cell table:style-name="ce34" office:value-type="float" office:value="27.2" calcext:value-type="float">
            <text:p>27.2</text:p>
          </table:table-cell>
          <table:table-cell office:value-type="string" calcext:value-type="string">
            <text:p>11:54:00 15-NOV-14</text:p>
          </table:table-cell>
          <table:table-cell table:style-name="ce96" office:value-type="string" calcext:value-type="string">
            <text:p>12:04:10 15-NOV-14</text:p>
          </table:table-cell>
          <table:table-cell office:value-type="float" office:value="607.96" calcext:value-type="float">
            <text:p>607.96</text:p>
          </table:table-cell>
          <table:table-cell office:value-type="float" office:value="26.43" calcext:value-type="float">
            <text:p>26.43</text:p>
          </table:table-cell>
          <table:table-cell office:value-type="float" office:value="1.88" calcext:value-type="float">
            <text:p>1.88</text:p>
          </table:table-cell>
          <table:table-cell table:style-name="ce108" office:value-type="float" office:value="26.72" calcext:value-type="float">
            <text:p>26.72</text:p>
          </table:table-cell>
          <table:table-cell office:value-type="float" office:value="5.51" calcext:value-type="float">
            <text:p>5.51</text:p>
          </table:table-cell>
          <table:table-cell office:value-type="float" office:value="4.05" calcext:value-type="float">
            <text:p>4.05</text:p>
          </table:table-cell>
          <table:table-cell office:value-type="float" office:value="95" calcext:value-type="float">
            <text:p>95</text:p>
          </table:table-cell>
          <table:table-cell office:value-type="float" office:value="13.37" calcext:value-type="float">
            <text:p>13.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ssibly an artefact- very nice evenly spaced signal? See raw input. </text:p>
          </table:table-cell>
          <table:table-cell table:number-columns-repeated="1004"/>
        </table:table-row>
        <table:table-row table:style-name="ro9">
          <table:table-cell table:style-name="ce3" office:value-type="string" calcext:value-type="string">
            <text:p>152_2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991" calcext:value-type="float">
            <text:p>9.91E-06</text:p>
          </table:table-cell>
          <table:table-cell table:style-name="ce34" office:value-type="float" office:value="27.2" calcext:value-type="float">
            <text:p>27.2</text:p>
          </table:table-cell>
          <table:table-cell office:value-type="string" calcext:value-type="string">
            <text:p>11:54:00 15-NOV-14</text:p>
          </table:table-cell>
          <table:table-cell table:style-name="ce96" office:value-type="string" calcext:value-type="string">
            <text:p>12:04:10 15-NOV-14</text:p>
          </table:table-cell>
          <table:table-cell office:value-type="float" office:value="607.96" calcext:value-type="float">
            <text:p>607.96</text:p>
          </table:table-cell>
          <table:table-cell office:value-type="float" office:value="26.43" calcext:value-type="float">
            <text:p>26.43</text:p>
          </table:table-cell>
          <table:table-cell office:value-type="float" office:value="1.69" calcext:value-type="float">
            <text:p>1.69</text:p>
          </table:table-cell>
          <table:table-cell table:style-name="ce108" office:value-type="float" office:value="27.27" calcext:value-type="float">
            <text:p>27.27</text:p>
          </table:table-cell>
          <table:table-cell office:value-type="float" office:value="5.48" calcext:value-type="float">
            <text:p>5.48</text:p>
          </table:table-cell>
          <table:table-cell office:value-type="float" office:value="4.54" calcext:value-type="float">
            <text:p>4.54</text:p>
          </table:table-cell>
          <table:table-cell office:value-type="float" office:value="99" calcext:value-type="float">
            <text:p>99</text:p>
          </table:table-cell>
          <table:table-cell office:value-type="float" office:value="23.13" calcext:value-type="float">
            <text:p>23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ssibly an artefact- very nice evenly spaced signal? See raw input. 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152_3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EVE</text:p>
          </table:table-cell>
          <table:table-cell table:style-name="ce63" office:value-type="float" office:value="0.00467" calcext:value-type="float">
            <text:p>0.00467</text:p>
          </table:table-cell>
          <table:table-cell table:style-name="ce36" office:value-type="float" office:value="27.3" calcext:value-type="float">
            <text:p>27.3</text:p>
          </table:table-cell>
          <table:table-cell table:style-name="ce98" office:value-type="string" calcext:value-type="string">
            <text:p>12:00:20 15-NOV-14</text:p>
          </table:table-cell>
          <table:table-cell table:style-name="ce98" office:value-type="string" calcext:value-type="string">
            <text:p>12:01:00 15-NOV-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/</text:p>
          </table:table-cell>
          <table:table-cell table:number-columns-repeated="7" table:style-name="ce63" office:value-type="string" calcext:value-type="string">
            <text:p>/</text:p>
          </table:table-cell>
          <table:table-cell/>
          <table:table-cell table:style-name="ce63" office:value-type="string" calcext:value-type="string">
            <text:p>nothing. I dont think EMD can handle EVE data for some reason? </text:p>
          </table:table-cell>
          <table:table-cell table:style-name="ce113"/>
          <table:table-cell table:number-columns-repeated="1003"/>
        </table:table-row>
        <table:table-row table:style-name="ro17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M3.7</text:p>
          </table:table-cell>
          <table:table-cell office:value-type="string" calcext:value-type="string">
            <text:p>G0.5-4</text:p>
          </table:table-cell>
          <table:table-cell office:value-type="string" calcext:value-type="string">
            <text:p>/</text:p>
          </table:table-cell>
          <table:table-cell table:style-name="ce34" office:value-type="float" office:value="20" calcext:value-type="float">
            <text:p>20.0</text:p>
          </table:table-cell>
          <table:table-cell office:value-type="date" office:date-value="2014-11-15T20:41:00" calcext:value-type="date">
            <text:p>20:41:00 15-Nov-14</text:p>
          </table:table-cell>
          <table:table-cell table:style-name="ce96" office:value-type="date" office:date-value="2014-11-15T21:55:00" calcext:value-type="date">
            <text:p>21:55:00 15-Nov-14</text:p>
          </table:table-cell>
          <table:table-cell office:value-type="float" office:value="311.14" calcext:value-type="float">
            <text:p>311.14</text:p>
          </table:table-cell>
          <table:table-cell table:number-columns-repeated="2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/>
          <table:table-cell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number-columns-repeated="100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5T23:31:00" calcext:value-type="date">
            <text:p>23:31:00 15-Nov-14</text:p>
          </table:table-cell>
          <table:table-cell table:style-name="ce96" office:value-type="date" office:date-value="2014-11-16T00:49:00" calcext:value-type="date">
            <text:p>00:49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6T01:12:00" calcext:value-type="date">
            <text:p>01:12:00 16-Nov-14</text:p>
          </table:table-cell>
          <table:table-cell table:style-name="ce96" office:value-type="date" office:date-value="2014-11-16T01:28:00" calcext:value-type="date">
            <text:p>01:28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52" calcext:value-type="float">
            <text:p>5.20E-07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7:40:00 16-NOV-14</text:p>
          </table:table-cell>
          <table:table-cell table:style-name="ce96" office:value-type="string" calcext:value-type="string">
            <text:p>07:45:40 16-NOV-14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/</text:p>
          </table:table-cell>
          <table:table-cell office:value-type="float" office:value="0.66" calcext:value-type="float">
            <text:p>0.66</text:p>
          </table:table-cell>
          <table:table-cell table:style-name="ce108" office:value-type="float" office:value="38.31" calcext:value-type="float">
            <text:p>38.31</text:p>
          </table:table-cell>
          <table:table-cell office:value-type="float" office:value="6.67" calcext:value-type="float">
            <text:p>6.67</text:p>
          </table:table-cell>
          <table:table-cell office:value-type="float" office:value="7.07" calcext:value-type="float">
            <text:p>7.07</text:p>
          </table:table-cell>
          <table:table-cell office:value-type="float" office:value="95" calcext:value-type="float">
            <text:p>95</text:p>
          </table:table-cell>
          <table:table-cell office:value-type="float" office:value="46.03" calcext:value-type="float">
            <text:p>46.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ice-ish :) Only slight drift</text:p>
          </table:table-cell>
          <table:table-cell table:number-columns-repeated="1004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6T09:09:00" calcext:value-type="date">
            <text:p>09:09:00 16-Nov-14</text:p>
          </table:table-cell>
          <table:table-cell table:style-name="ce96" office:value-type="date" office:date-value="2014-11-16T09:31:00" calcext:value-type="date">
            <text:p>09:31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6T10:00:00" calcext:value-type="date">
            <text:p>10:00:00 16-Nov-14</text:p>
          </table:table-cell>
          <table:table-cell table:style-name="ce96" office:value-type="date" office:date-value="2014-11-16T10:20:59.999999" calcext:value-type="date">
            <text:p>10:21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8"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23" calcext:value-type="float">
            <text:p>2.23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13:40:00 16-NOV-14</text:p>
          </table:table-cell>
          <table:table-cell table:style-name="ce96" office:value-type="string" calcext:value-type="string">
            <text:p>13:44:00 16-NOV-14</text:p>
          </table:table-cell>
          <table:table-cell office:value-type="float" office:value="239.5" calcext:value-type="float">
            <text:p>239.5</text:p>
          </table:table-cell>
          <table:table-cell office:value-type="float" office:value="11.4047" calcext:value-type="float">
            <text:p>11.4047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11.21" calcext:value-type="float">
            <text:p>11.21</text:p>
          </table:table-cell>
          <table:table-cell office:value-type="float" office:value="2.58" calcext:value-type="float">
            <text:p>2.58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NA</text:p>
          </table:table-cell>
          <table:table-cell office:value-type="float" office:value="22.09" calcext:value-type="float">
            <text:p>22.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/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t mode- but peak in fourier- good to include to be consistent, but I’m pretty sure it’s not real- link to some of Pugh’s ‘detections’??</text:p>
          </table:table-cell>
          <table:table-cell table:number-columns-repeated="100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6T16:41:00" calcext:value-type="date">
            <text:p>16:41:00 16-Nov-14</text:p>
          </table:table-cell>
          <table:table-cell table:style-name="ce96" office:value-type="date" office:date-value="2014-11-16T17:19:00" calcext:value-type="date">
            <text:p>17:19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M5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54" calcext:value-type="float">
            <text:p>1.54E-05</text:p>
          </table:table-cell>
          <table:table-cell table:style-name="ce34" office:value-type="float" office:value="19.5" calcext:value-type="float">
            <text:p>19.5</text:p>
          </table:table-cell>
          <table:table-cell office:value-type="string" calcext:value-type="string">
            <text:p>'17:41:20 16-NOV-14'</text:p>
          </table:table-cell>
          <table:table-cell table:style-name="ce96" office:value-type="string" calcext:value-type="string">
            <text:p>'17:45:30 16-NOV-14'</text:p>
          </table:table-cell>
          <table:table-cell office:value-type="float" office:value="249.61" calcext:value-type="float">
            <text:p>249.61</text:p>
          </table:table-cell>
          <table:table-cell office:value-type="float" office:value="17.976" calcext:value-type="float">
            <text:p>17.976</text:p>
          </table:table-cell>
          <table:table-cell office:value-type="float" office:value="1.77" calcext:value-type="float">
            <text:p>1.77</text:p>
          </table:table-cell>
          <table:table-cell table:style-name="ce108" office:value-type="float" office:value="18.61" calcext:value-type="float">
            <text:p>18.61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99" calcext:value-type="float">
            <text:p>99</text:p>
          </table:table-cell>
          <table:table-cell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ce signal</text:p>
          </table:table-cell>
          <table:table-cell table:number-columns-repeated="1004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6T22:02:00" calcext:value-type="date">
            <text:p>22:02:00 16-Nov-14</text:p>
          </table:table-cell>
          <table:table-cell table:style-name="ce96" office:value-type="date" office:date-value="2014-11-16T22:16:00" calcext:value-type="date">
            <text:p>22:16:00 16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7T06:03:00" calcext:value-type="date">
            <text:p>06:03:00 17-Nov-14</text:p>
          </table:table-cell>
          <table:table-cell table:style-name="ce96" office:value-type="date" office:date-value="2014-11-17T06:11:00" calcext:value-type="date">
            <text:p>06:11:00 17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7T18:20:00" calcext:value-type="date">
            <text:p>18:20:00 17-Nov-14</text:p>
          </table:table-cell>
          <table:table-cell table:style-name="ce96" office:value-type="date" office:date-value="2014-11-17T18:56:00" calcext:value-type="date">
            <text:p>18:56:00 17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8T08:02:00" calcext:value-type="date">
            <text:p>08:02:00 18-Nov-14</text:p>
          </table:table-cell>
          <table:table-cell table:style-name="ce96" office:value-type="date" office:date-value="2014-11-18T08:45:00" calcext:value-type="date">
            <text:p>08:45:00 18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8T14:15:00" calcext:value-type="date">
            <text:p>14:15:00 18-Nov-14</text:p>
          </table:table-cell>
          <table:table-cell table:style-name="ce96" office:value-type="date" office:date-value="2014-11-18T17:33:00" calcext:value-type="date">
            <text:p>17:33:00 18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8T19:23:00" calcext:value-type="date">
            <text:p>19:23:00 18-Nov-14</text:p>
          </table:table-cell>
          <table:table-cell table:style-name="ce96" office:value-type="date" office:date-value="2014-11-18T19:45:00" calcext:value-type="date">
            <text:p>19:45:00 18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19T18:57:00" calcext:value-type="date">
            <text:p>18:57:00 19-Nov-14</text:p>
          </table:table-cell>
          <table:table-cell table:style-name="ce96" office:value-type="date" office:date-value="2014-11-19T19:20:00" calcext:value-type="date">
            <text:p>19:20:00 19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0T19:36:59.999999" calcext:value-type="date">
            <text:p>19:37:00 20-Nov-14</text:p>
          </table:table-cell>
          <table:table-cell table:style-name="ce96" office:value-type="date" office:date-value="2014-11-20T20:50:00" calcext:value-type="date">
            <text:p>20:50:00 20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0T21:01:00" calcext:value-type="date">
            <text:p>21:01:00 20-Nov-14</text:p>
          </table:table-cell>
          <table:table-cell table:style-name="ce96" office:value-type="date" office:date-value="2014-11-20T22:00:00" calcext:value-type="date">
            <text:p>22:00:00 20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03" calcext:value-type="float">
            <text:p>2.03E-06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1T01:54:00" calcext:value-type="date">
            <text:p>01:54:00 21-Nov-14</text:p>
          </table:table-cell>
          <table:table-cell table:style-name="ce96" office:value-type="string" calcext:value-type="string">
            <text:p>01:59:00 21-NOV-14</text:p>
          </table:table-cell>
          <table:table-cell office:value-type="float" office:value="298.86" calcext:value-type="float">
            <text:p>298.86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style-name="ce108" office:value-type="float" office:value="26.92" calcext:value-type="float">
            <text:p>26.92</text:p>
          </table:table-cell>
          <table:table-cell office:value-type="float" office:value="7.35" calcext:value-type="float">
            <text:p>7.35</text:p>
          </table:table-cell>
          <table:table-cell office:value-type="float" office:value="5.53" calcext:value-type="float">
            <text:p>5.53</text:p>
          </table:table-cell>
          <table:table-cell office:value-type="float" office:value="95" calcext:value-type="float">
            <text:p>95</text:p>
          </table:table-cell>
          <table:table-cell office:value-type="float" office:value="38.96" calcext:value-type="float">
            <text:p>38.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HATE THIS ONE. Bad fit. Lol, literally can’t get rid of it. </text:p>
          </table:table-cell>
          <table:table-cell table:number-columns-repeated="1004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99" calcext:value-type="float">
            <text:p>2.99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4:44:00 21-NOV-14</text:p>
          </table:table-cell>
          <table:table-cell table:style-name="ce96" office:value-type="string" calcext:value-type="string">
            <text:p>04:46:10 21-NOV-14</text:p>
          </table:table-cell>
          <table:table-cell office:value-type="float" office:value="131.01" calcext:value-type="float">
            <text:p>131.01</text:p>
          </table:table-cell>
          <table:table-cell office:value-type="string" calcext:value-type="string">
            <text:p>/</text:p>
          </table:table-cell>
          <table:table-cell office:value-type="float" office:value="1.41" calcext:value-type="float">
            <text:p>1.41</text:p>
          </table:table-cell>
          <table:table-cell table:style-name="ce108" office:value-type="float" office:value="31.63" calcext:value-type="float">
            <text:p>31.63</text:p>
          </table:table-cell>
          <table:table-cell office:value-type="float" office:value="4.78" calcext:value-type="float">
            <text:p>4.78</text:p>
          </table:table-cell>
          <table:table-cell office:value-type="float" office:value="7.47" calcext:value-type="float">
            <text:p>7.47</text:p>
          </table:table-cell>
          <table:table-cell office:value-type="float" office:value="95" calcext:value-type="float">
            <text:p>95</text:p>
          </table:table-cell>
          <table:table-cell office:value-type="float" office:value="34.42" calcext:value-type="float">
            <text:p>34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nly slight drift</text:p>
          </table:table-cell>
          <table:table-cell table:number-columns-repeated="1004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1T23:29:00" calcext:value-type="date">
            <text:p>23:29:00 21-Nov-14</text:p>
          </table:table-cell>
          <table:table-cell table:style-name="ce96" office:value-type="date" office:date-value="2014-11-21T23:45:00" calcext:value-type="date">
            <text:p>23:45:00 21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2T00:08:00" calcext:value-type="date">
            <text:p>00:08:00 22-Nov-14</text:p>
          </table:table-cell>
          <table:table-cell table:style-name="ce96" office:value-type="date" office:date-value="2014-11-22T00:51:00" calcext:value-type="date">
            <text:p>00:51:00 22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C8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2T00:56:00" calcext:value-type="date">
            <text:p>00:56:00 22-Nov-14</text:p>
          </table:table-cell>
          <table:table-cell table:style-name="ce96" office:value-type="date" office:date-value="2014-11-22T02:35:00" calcext:value-type="date">
            <text:p>02:35:00 22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3" office:value-type="string" calcext:value-type="string">
            <text:p>C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49" calcext:value-type="float">
            <text:p>3.49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3:37:30 22-NOV-14</text:p>
          </table:table-cell>
          <table:table-cell table:style-name="ce96" office:value-type="string" calcext:value-type="string">
            <text:p>03:41:00 22-NOV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04" calcext:value-type="float">
            <text:p>1.04</text:p>
          </table:table-cell>
          <table:table-cell table:style-name="ce108" office:value-type="float" office:value="20.08" calcext:value-type="float">
            <text:p>20.08</text:p>
          </table:table-cell>
          <table:table-cell office:value-type="float" office:value="21.58" calcext:value-type="float">
            <text:p>21.58</text:p>
          </table:table-cell>
          <table:table-cell office:value-type="float" office:value="1.03" calcext:value-type="float">
            <text:p>1.03</text:p>
          </table:table-cell>
          <table:table-cell office:value-type="float" office:value="99" calcext:value-type="float">
            <text:p>99</text:p>
          </table:table-cell>
          <table:table-cell office:value-type="float" office:value="36.41" calcext:value-type="float">
            <text:p>36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/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1">
          <table:table-cell table:style-name="ce3" office:value-type="float" office:value="177" calcext:value-type="float">
            <text:p>177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959" calcext:value-type="float">
            <text:p>9.59E-06</text:p>
          </table:table-cell>
          <table:table-cell table:style-name="ce34" office:value-type="float" office:value="18.7" calcext:value-type="float">
            <text:p>18.7</text:p>
          </table:table-cell>
          <table:table-cell office:value-type="string" calcext:value-type="string">
            <text:p>06:02:20 22-NOV-14</text:p>
          </table:table-cell>
          <table:table-cell table:style-name="ce96" office:value-type="string" calcext:value-type="string">
            <text:p>06:03:45 22-NOV-14</text:p>
          </table:table-cell>
          <table:table-cell office:value-type="float" office:value="83.93" calcext:value-type="float">
            <text:p>83.93</text:p>
          </table:table-cell>
          <table:table-cell office:value-type="float" office:value="20.98" calcext:value-type="float">
            <text:p>20.98</text:p>
          </table:table-cell>
          <table:table-cell office:value-type="float" office:value="2.55" calcext:value-type="float">
            <text:p>2.55</text:p>
          </table:table-cell>
          <table:table-cell table:style-name="ce108" office:value-type="float" office:value="20.39" calcext:value-type="float">
            <text:p>20.39</text:p>
          </table:table-cell>
          <table:table-cell office:value-type="float" office:value="3.25" calcext:value-type="float">
            <text:p>3.25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NA</text:p>
          </table:table-cell>
          <table:table-cell office:value-type="float" office:value="70.3" calcext:value-type="float">
            <text:p>7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number-columns-repeated="1004"/>
        </table:table-row>
        <table:table-row table:style-name="ro7">
          <table:table-cell table:style-name="ce3" office:value-type="string" calcext:value-type="string">
            <text:p>177_2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62" calcext:value-type="float">
            <text:p>1.62E-06</text:p>
          </table:table-cell>
          <table:table-cell table:style-name="ce34" office:value-type="float" office:value="18.7" calcext:value-type="float">
            <text:p>18.7</text:p>
          </table:table-cell>
          <table:table-cell office:value-type="string" calcext:value-type="string">
            <text:p>06:02:20 22-NOV-14</text:p>
          </table:table-cell>
          <table:table-cell table:style-name="ce96" office:value-type="string" calcext:value-type="string">
            <text:p>06:03:45 22-NOV-14</text:p>
          </table:table-cell>
          <table:table-cell office:value-type="float" office:value="83.93" calcext:value-type="float">
            <text:p>83.93</text:p>
          </table:table-cell>
          <table:table-cell office:value-type="float" office:value="20.98" calcext:value-type="float">
            <text:p>20.98</text:p>
          </table:table-cell>
          <table:table-cell office:value-type="float" office:value="1.93" calcext:value-type="float">
            <text:p>1.93</text:p>
          </table:table-cell>
          <table:table-cell table:style-name="ce108" office:value-type="float" office:value="20.14" calcext:value-type="float">
            <text:p>20.14</text:p>
          </table:table-cell>
          <table:table-cell office:value-type="float" office:value="2.83" calcext:value-type="float">
            <text:p>2.83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NA</text:p>
          </table:table-cell>
          <table:table-cell office:value-type="float" office:value="78.56" calcext:value-type="float">
            <text:p>78.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number-columns-repeated="1004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GOES</text:p>
          </table:table-cell>
          <table:table-cell table:style-name="ce11"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9:51:00 22-NOV-14</text:p>
          </table:table-cell>
          <table:table-cell table:style-name="ce96" office:value-type="string" calcext:value-type="string">
            <text:p>10:04:00 22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/</text:p>
          </table:table-cell>
          <table:table-cell table:style-name="ce34" office:value-type="string" calcext:value-type="string">
            <text:p>/</text:p>
          </table:table-cell>
          <table:table-cell office:value-type="date" office:date-value="2014-11-22T13:22:00" calcext:value-type="date">
            <text:p>13:22:00 22-Nov-14</text:p>
          </table:table-cell>
          <table:table-cell table:style-name="ce96" office:value-type="date" office:date-value="2014-11-22T14:03:00" calcext:value-type="date">
            <text:p>14:03:00 22-Nov-14</text:p>
          </table:table-cell>
          <table:table-cell table:number-columns-repeated="3" office:value-type="string" calcext:value-type="string">
            <text:p>/</text:p>
          </table:table-cell>
          <table:table-cell table:style-name="ce108" office:value-type="string" calcext:value-type="string">
            <text:p>/</text:p>
          </table:table-cell>
          <table:table-cell table:number-columns-repeated="7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56" calcext:value-type="float">
            <text:p>4.56E-06</text:p>
          </table:table-cell>
          <table:table-cell table:style-name="ce34" office:value-type="string" calcext:value-type="string">
            <text:p>/</text:p>
          </table:table-cell>
          <table:table-cell table:style-name="ce98" office:value-type="string" calcext:value-type="string">
            <text:p>17:10:00 22-NOV-14</text:p>
          </table:table-cell>
          <table:table-cell table:style-name="ce98" office:value-type="string" calcext:value-type="string">
            <text:p>17:13:30 22-NOV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25" calcext:value-type="float">
            <text:p>1.25</text:p>
          </table:table-cell>
          <table:table-cell table:style-name="ce108" office:value-type="float" office:value="43.38" calcext:value-type="float">
            <text:p>43.38</text:p>
          </table:table-cell>
          <table:table-cell office:value-type="float" office:value="14.34" calcext:value-type="float">
            <text:p>14.3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6.46" calcext:value-type="float">
            <text:p>26.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ice signal!!</text:p>
          </table:table-cell>
          <table:table-cell table:number-columns-repeated="1004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57" calcext:value-type="float">
            <text:p>3.57E-06</text:p>
          </table:table-cell>
          <table:table-cell table:style-name="ce34" office:value-type="string" calcext:value-type="string">
            <text:p>/</text:p>
          </table:table-cell>
          <table:table-cell office:value-type="string" calcext:value-type="string">
            <text:p>05:34:20 23-NOV-14</text:p>
          </table:table-cell>
          <table:table-cell table:style-name="ce96" office:value-type="string" calcext:value-type="string">
            <text:p>05:38:20 23-NOV-14</text:p>
          </table:table-cell>
          <table:table-cell office:value-type="float" office:value="239.38" calcext:value-type="float">
            <text:p>239.38</text:p>
          </table:table-cell>
          <table:table-cell office:value-type="float" office:value="47.8764" calcext:value-type="float">
            <text:p>47.8764</text:p>
          </table:table-cell>
          <table:table-cell office:value-type="float" office:value="3" calcext:value-type="float">
            <text:p>3</text:p>
          </table:table-cell>
          <table:table-cell table:style-name="ce108" office:value-type="string" calcext:value-type="string">
            <text:p>28.06,47.14</text:p>
          </table:table-cell>
          <table:table-cell office:value-type="string" calcext:value-type="string">
            <text:p>13.01,5.87</text:p>
          </table:table-cell>
          <table:table-cell office:value-type="string" calcext:value-type="string">
            <text:p>5.42,6.22</text:p>
          </table:table-cell>
          <table:table-cell office:value-type="string" calcext:value-type="string">
            <text:p>99,99</text:p>
          </table:table-cell>
          <table:table-cell office:value-type="float" office:value="17.17" calcext:value-type="float">
            <text:p>17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ltimodal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Notes: NA in significance means a fair significance can’t be found as the ‘sig’ mode is the 0th mod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For multimodal signals, the Q factor, modulation depth etc. is for the resulting COMBINATIO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65" office:value-type="string" calcext:value-type="string" table:number-columns-spanned="6" table:number-rows-spanned="1">
            <text:p>Shape of lightcurve refers to the EMD signal- NOT the raw. (Same with drift)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/>
          <table:table-cell table:style-name="ce66" office:value-type="string" calcext:value-type="string" table:number-columns-spanned="3" table:number-rows-spanned="1">
            <text:p>*com=combined, </text:p>
            <text:p>e.g. combination of all sig. Modes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32">
          <table:table-cell table:number-columns-repeated="1024"/>
        </table:table-row>
        <table:table-row table:style-name="ro18">
          <table:table-cell table:number-columns-repeated="4"/>
          <table:table-cell table:style-name="ce21" office:value-type="string" calcext:value-type="string">
            <text:p>EMD </text:p>
            <text:p>Period(s)</text:p>
            <text:p>(second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40" office:value-type="float" office:value="66.67" calcext:value-type="float">
            <text:p>66.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/>
          <table:table-cell office:value-type="time" office:time-value="PT984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/>
          <table:table-cell office:value-type="time" office:time-value="PT168H00M00S" calcext:value-type="time">
            <text:p>00:00:00</text:p>
          </table:table-cell>
          <table:table-cell office:value-type="string" calcext:value-type="string">
            <text:p>Both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Fourier Only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EMD Only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either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47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float" office:value="41.2" calcext:value-type="float">
            <text:p>41.2</text:p>
          </table:table-cell>
          <table:table-cell table:style-name="ce50" office:value-type="float" office:value="42.89" calcext:value-type="float">
            <text:p>42.8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9.6" calcext:value-type="float">
            <text:p>9.6</text:p>
          </table:table-cell>
          <table:table-cell table:style-name="ce5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5.8" calcext:value-type="float">
            <text:p>5.8</text:p>
          </table:table-cell>
          <table:table-cell table:style-name="ce55" office:value-type="float" office:value="8.43" calcext:value-type="float">
            <text:p>8.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41.39" calcext:value-type="float">
            <text:p>141.3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3.55" calcext:value-type="float">
            <text:p>23.5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6.11" calcext:value-type="float">
            <text:p>26.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13.35" calcext:value-type="float">
            <text:p>213.3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77.29" calcext:value-type="float">
            <text:p>177.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342.8" calcext:value-type="float">
            <text:p>342.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16.83,35.8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0.54" calcext:value-type="float">
            <text:p>20.5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9.2" calcext:value-type="float">
            <text:p>39.2</text:p>
          </table:table-cell>
          <table:table-cell table:style-name="ce56" office:value-type="float" office:value="50.81" calcext:value-type="float">
            <text:p>50.8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22.1" calcext:value-type="float">
            <text:p>22.1</text:p>
          </table:table-cell>
          <table:table-cell table:style-name="ce55" office:value-type="float" office:value="23.3" calcext:value-type="float">
            <text:p>23.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32.34" calcext:value-type="float">
            <text:p>32.3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6.02" calcext:value-type="float">
            <text:p>46.0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8" calcext:value-type="float">
            <text:p>8.0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6.64" calcext:value-type="float">
            <text:p>16.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86.94" calcext:value-type="float">
            <text:p>86.9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4.3" calcext:value-type="float">
            <text:p>14.3</text:p>
          </table:table-cell>
          <table:table-cell table:style-name="ce56" office:value-type="float" office:value="14.82" calcext:value-type="float">
            <text:p>14.8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1.16" calcext:value-type="float">
            <text:p>41.1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3.3" calcext:value-type="float">
            <text:p>13.3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2.53" calcext:value-type="float">
            <text:p>42.5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79.5" calcext:value-type="float">
            <text:p>79.5</text:p>
          </table:table-cell>
          <table:table-cell table:style-name="ce56" office:value-type="float" office:value="78.68" calcext:value-type="float">
            <text:p>78.6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4.9" calcext:value-type="float">
            <text:p>24.9</text:p>
          </table:table-cell>
          <table:table-cell table:style-name="ce56" office:value-type="float" office:value="24.88" calcext:value-type="float">
            <text:p>24.8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61.98" calcext:value-type="float">
            <text:p>61.9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5.49" calcext:value-type="float">
            <text:p>45.4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5.19" calcext:value-type="float">
            <text:p>25.1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string" calcext:value-type="string">
            <text:p>/</text:p>
          </table:table-cell>
          <table:table-cell table:style-name="ce58" office:value-type="float" office:value="21.24" calcext:value-type="float">
            <text:p>21.2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 calcext:value-type="string">
            <text:p>/</text:p>
          </table:table-cell>
          <table:table-cell table:style-name="ce59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4.7" calcext:value-type="float">
            <text:p>14.7</text:p>
          </table:table-cell>
          <table:table-cell table:style-name="ce56" office:value-type="float" office:value="33.8" calcext:value-type="float">
            <text:p>33.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6.1" calcext:value-type="float">
            <text:p>26.1</text:p>
          </table:table-cell>
          <table:table-cell table:style-name="ce56" office:value-type="string" calcext:value-type="string">
            <text:p>27.77, 34.9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5.4" calcext:value-type="float">
            <text:p>35.4</text:p>
          </table:table-cell>
          <table:table-cell table:style-name="ce56" office:value-type="float" office:value="135.56" calcext:value-type="float">
            <text:p>135.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3.9" calcext:value-type="float">
            <text:p>13.9</text:p>
          </table:table-cell>
          <table:table-cell table:style-name="ce56" office:value-type="float" office:value="11.1" calcext:value-type="float">
            <text:p>11.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7.2" calcext:value-type="float">
            <text:p>17.2</text:p>
          </table:table-cell>
          <table:table-cell table:style-name="ce56" office:value-type="float" office:value="11.15" calcext:value-type="float">
            <text:p>11.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2.59" calcext:value-type="float">
            <text:p>12.5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48.4" calcext:value-type="float">
            <text:p>48.4</text:p>
          </table:table-cell>
          <table:table-cell table:style-name="ce56" office:value-type="float" office:value="51.23" calcext:value-type="float">
            <text:p>51.2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48.4" calcext:value-type="float">
            <text:p>48.4</text:p>
          </table:table-cell>
          <table:table-cell table:style-name="ce56" office:value-type="float" office:value="47.95" calcext:value-type="float">
            <text:p>47.9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20.98,45.2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1.78" calcext:value-type="float">
            <text:p>41.7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7.41" calcext:value-type="float">
            <text:p>17.4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7.49" calcext:value-type="float">
            <text:p>47.4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1.1" calcext:value-type="float">
            <text:p>21.1</text:p>
          </table:table-cell>
          <table:table-cell table:style-name="ce56" office:value-type="float" office:value="20.01" calcext:value-type="float">
            <text:p>20.0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0.3" calcext:value-type="float">
            <text:p>30.3</text:p>
          </table:table-cell>
          <table:table-cell table:style-name="ce56" office:value-type="float" office:value="30.28" calcext:value-type="float">
            <text:p>30.2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49.4" calcext:value-type="float">
            <text:p>49.4</text:p>
          </table:table-cell>
          <table:table-cell table:style-name="ce58" office:value-type="float" office:value="46.36" calcext:value-type="float">
            <text:p>46.3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0.6" calcext:value-type="float">
            <text:p>30.6</text:p>
          </table:table-cell>
          <table:table-cell table:style-name="ce58" office:value-type="float" office:value="31.94" calcext:value-type="float">
            <text:p>31.9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6.98" calcext:value-type="float">
            <text:p>46.9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7.65" calcext:value-type="float">
            <text:p>27.6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5.65" calcext:value-type="float">
            <text:p>15.6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33.66,66.0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18.21,34.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7.9" calcext:value-type="float">
            <text:p>7.9</text:p>
          </table:table-cell>
          <table:table-cell table:style-name="ce56" office:value-type="string" calcext:value-type="string">
            <text:p>7.86,16.7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4.8" calcext:value-type="float">
            <text:p>14.8</text:p>
          </table:table-cell>
          <table:table-cell table:style-name="ce56" office:value-type="float" office:value="18.01" calcext:value-type="float">
            <text:p>18.0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49.6" calcext:value-type="float">
            <text:p>49.6</text:p>
          </table:table-cell>
          <table:table-cell table:style-name="ce56" office:value-type="float" office:value="52.68" calcext:value-type="float">
            <text:p>52.6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3.52" calcext:value-type="float">
            <text:p>23.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4.49" calcext:value-type="float">
            <text:p>14.4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76.99" calcext:value-type="float">
            <text:p>76.9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5.02" calcext:value-type="float">
            <text:p>45.0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5.1" calcext:value-type="float">
            <text:p>25.1</text:p>
          </table:table-cell>
          <table:table-cell table:style-name="ce56" office:value-type="float" office:value="23.25" calcext:value-type="float">
            <text:p>23.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5.1" calcext:value-type="float">
            <text:p>25.1</text:p>
          </table:table-cell>
          <table:table-cell table:style-name="ce56" office:value-type="float" office:value="24.3" calcext:value-type="float">
            <text:p>24.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0.3" calcext:value-type="float">
            <text:p>20.3</text:p>
          </table:table-cell>
          <table:table-cell table:style-name="ce56" office:value-type="float" office:value="21.87" calcext:value-type="float">
            <text:p>21.8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9.62" calcext:value-type="float">
            <text:p>19.6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20.3" calcext:value-type="float">
            <text:p>20.3</text:p>
          </table:table-cell>
          <table:table-cell table:style-name="ce56" office:value-type="float" office:value="21.25" calcext:value-type="float">
            <text:p>21.2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20.9" calcext:value-type="float">
            <text:p>20.9</text:p>
          </table:table-cell>
          <table:table-cell table:style-name="ce56" office:value-type="string" calcext:value-type="string">
            <text:p>21.19,41.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3.91" calcext:value-type="float">
            <text:p>23.9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6.4" calcext:value-type="float">
            <text:p>36.4</text:p>
          </table:table-cell>
          <table:table-cell table:style-name="ce56" office:value-type="float" office:value="34.58" calcext:value-type="float">
            <text:p>34.5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31.9" calcext:value-type="float">
            <text:p>31.9</text:p>
          </table:table-cell>
          <table:table-cell table:style-name="ce56" office:value-type="float" office:value="61.34" calcext:value-type="float">
            <text:p>61.3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8.59" calcext:value-type="float">
            <text:p>8.5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7.54" calcext:value-type="float">
            <text:p>17.5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1.75" calcext:value-type="float">
            <text:p>21.7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9.19" calcext:value-type="float">
            <text:p>29.1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60.36" calcext:value-type="float">
            <text:p>60.3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2.3" calcext:value-type="float">
            <text:p>12.3</text:p>
          </table:table-cell>
          <table:table-cell table:style-name="ce56" office:value-type="float" office:value="10.78" calcext:value-type="float">
            <text:p>10.7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6.4" calcext:value-type="float">
            <text:p>26.4</text:p>
          </table:table-cell>
          <table:table-cell table:style-name="ce56" office:value-type="float" office:value="10.14" calcext:value-type="float">
            <text:p>10.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5.59" calcext:value-type="float">
            <text:p>25.5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7.48" calcext:value-type="float">
            <text:p>17.4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54.4" calcext:value-type="float">
            <text:p>54.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35.91,57.45,77.8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7.5" calcext:value-type="float">
            <text:p>7.5</text:p>
          </table:table-cell>
          <table:table-cell table:style-name="ce56" office:value-type="float" office:value="7.34" calcext:value-type="float">
            <text:p>7.3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7.6" calcext:value-type="float">
            <text:p>7.6</text:p>
          </table:table-cell>
          <table:table-cell table:style-name="ce56" office:value-type="float" office:value="8.67" calcext:value-type="float">
            <text:p>8.6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0.1" calcext:value-type="float">
            <text:p>10.1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4.6" calcext:value-type="float">
            <text:p>24.6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1.9" calcext:value-type="float">
            <text:p>21.9</text:p>
          </table:table-cell>
          <table:table-cell table:style-name="ce56" office:value-type="string" calcext:value-type="string">
            <text:p>22.59,31.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8.9" calcext:value-type="float">
            <text:p>18.9</text:p>
          </table:table-cell>
          <table:table-cell table:style-name="ce56" office:value-type="float" office:value="20.13" calcext:value-type="float">
            <text:p>20.1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8.7" calcext:value-type="float">
            <text:p>18.7</text:p>
          </table:table-cell>
          <table:table-cell table:style-name="ce56" office:value-type="float" office:value="16.61" calcext:value-type="float">
            <text:p>16.6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9" calcext:value-type="float">
            <text:p>9.0</text:p>
          </table:table-cell>
          <table:table-cell table:style-name="ce56" office:value-type="float" office:value="8.73" calcext:value-type="float">
            <text:p>8.7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2.53" calcext:value-type="float">
            <text:p>22.5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31.83" calcext:value-type="float">
            <text:p>31.8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7.2" calcext:value-type="float">
            <text:p>27.2</text:p>
          </table:table-cell>
          <table:table-cell table:style-name="ce56" office:value-type="float" office:value="26.72" calcext:value-type="float">
            <text:p>26.7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7.2" calcext:value-type="float">
            <text:p>27.2</text:p>
          </table:table-cell>
          <table:table-cell table:style-name="ce56" office:value-type="float" office:value="27.27" calcext:value-type="float">
            <text:p>27.2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float" office:value="27.3" calcext:value-type="float">
            <text:p>27.3</text:p>
          </table:table-cell>
          <table:table-cell table:style-name="ce58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20" calcext:value-type="float">
            <text:p>20.0</text:p>
          </table:table-cell>
          <table:table-cell table:style-name="ce56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38.31" calcext:value-type="float">
            <text:p>38.3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11.21" calcext:value-type="float">
            <text:p>11.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9.5" calcext:value-type="float">
            <text:p>19.5</text:p>
          </table:table-cell>
          <table:table-cell table:style-name="ce56" office:value-type="float" office:value="18.61" calcext:value-type="float">
            <text:p>18.6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6.92" calcext:value-type="float">
            <text:p>26.9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31.63" calcext:value-type="float">
            <text:p>31.6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20.08" calcext:value-type="float">
            <text:p>20.0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8.7" calcext:value-type="float">
            <text:p>18.7</text:p>
          </table:table-cell>
          <table:table-cell table:style-name="ce56" office:value-type="float" office:value="20.39" calcext:value-type="float">
            <text:p>20.3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float" office:value="18.7" calcext:value-type="float">
            <text:p>18.7</text:p>
          </table:table-cell>
          <table:table-cell table:style-name="ce56" office:value-type="float" office:value="20.14" calcext:value-type="float">
            <text:p>20.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" office:value-type="string" calcext:value-type="string">
            <text:p>/</text:p>
          </table:table-cell>
          <table:table-cell table:style-name="ce51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float" office:value="43.38" calcext:value-type="float">
            <text:p>43.3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office:value-type="string" calcext:value-type="string">
            <text:p>/</text:p>
          </table:table-cell>
          <table:table-cell table:style-name="ce56" office:value-type="string" calcext:value-type="string">
            <text:p>28.06,47.14</text:p>
          </table:table-cell>
          <table:table-cell table:number-columns-repeated="1019"/>
        </table:table-row>
        <table:table-row table:style-name="ro1" table:number-rows-repeated="1048136">
          <table:table-cell table:number-columns-repeated="1024"/>
        </table:table-row>
        <table:table-row table:style-name="ro1">
          <table:table-cell table:number-columns-repeated="4"/>
          <table:table-cell table:formula="of:=SUM()" office:value-type="float" office:value="0" calcext:value-type="float">
            <text:p>0.0</text:p>
          </table:table-cell>
          <table:table-cell table:number-columns-repeated="1019"/>
        </table:table-row>
        <calcext:conditional-formats>
          <calcext:conditional-format calcext:target-range-address="Sheet1.E3:Sheet1.E200">
            <calcext:condition calcext:apply-style-name="Good" calcext:value="&gt;0" calcext:base-cell-address="Sheet1.E3"/>
          </calcext:conditional-format>
          <calcext:conditional-format calcext:target-range-address="Sheet1.D295:Sheet1.D439 Sheet1.D242:Sheet1.D286">
            <calcext:condition calcext:apply-style-name="Good" calcext:value="&gt;0" calcext:base-cell-address="Sheet1.D242"/>
          </calcext:conditional-format>
          <calcext:conditional-format calcext:target-range-address="Sheet1.E295:Sheet1.E439 Sheet1.E243:Sheet1.E286">
            <calcext:condition calcext:apply-style-name="Good" calcext:value="&gt;0" calcext:base-cell-address="Sheet1.E243"/>
          </calcext:conditional-format>
          <calcext:conditional-format calcext:target-range-address="Sheet1.E243:Sheet1.E248">
            <calcext:condition calcext:apply-style-name="Good" calcext:value="&gt;0" calcext:base-cell-address="Sheet1.E243"/>
          </calcext:conditional-format>
          <calcext:conditional-format calcext:target-range-address="Sheet1.E242:Sheet1.E248">
            <calcext:condition calcext:apply-style-name="Good" calcext:value="&gt;0" calcext:base-cell-address="Sheet1.E242"/>
          </calcext:conditional-format>
          <calcext:conditional-format calcext:target-range-address="Sheet1.D287:Sheet1.D294">
            <calcext:condition calcext:apply-style-name="Good" calcext:value="&gt;0" calcext:base-cell-address="Sheet1.D287"/>
          </calcext:conditional-format>
          <calcext:conditional-format calcext:target-range-address="Sheet1.E287:Sheet1.E294">
            <calcext:condition calcext:apply-style-name="Good" calcext:value="&gt;0" calcext:base-cell-address="Sheet1.E287"/>
          </calcext:conditional-format>
          <calcext:conditional-format calcext:target-range-address="Sheet1.K3:Sheet1.K200">
            <calcext:condition calcext:apply-style-name="Good" calcext:value="&gt;0" calcext:base-cell-address="Sheet1.K3"/>
          </calcext:conditional-format>
        </calcext:conditional-formats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0" table:default-cell-style-name="ce49"/>
        <table:table-column table:style-name="co20" table:number-columns-repeated="2" table:default-cell-style-name="ce61"/>
        <table:table-column table:style-name="co21" table:default-cell-style-name="ce61"/>
        <table:table-column table:style-name="co22" table:default-cell-style-name="ce61"/>
        <table:table-column table:style-name="co23" table:default-cell-style-name="ce61"/>
        <table:table-column table:style-name="co24" table:default-cell-style-name="ce61"/>
        <table:table-column table:style-name="co20" table:number-columns-repeated="1017" table:default-cell-style-name="ce6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3" office:value-type="string" calcext:value-type="string">
            <text:p>SF1</text:p>
          </table:table-cell>
          <table:table-cell table:style-name="ce93" office:value-type="string" calcext:value-type="string">
            <text:p>SF2</text:p>
          </table:table-cell>
          <table:table-cell table:style-name="ce93" office:value-type="string" calcext:value-type="string">
            <text:p>START TIME</text:p>
          </table:table-cell>
          <table:table-cell table:style-name="ce93" office:value-type="string" calcext:value-type="string">
            <text:p>ENDTIME</text:p>
          </table:table-cell>
          <table:table-cell table:style-name="ce93" office:value-type="string" calcext:value-type="string">
            <text:p>EXTRA MODES? </text:p>
          </table:table-cell>
          <table:table-cell table:style-name="ce93" office:value-type="string" calcext:value-type="string">
            <text:p>fname</text:p>
          </table:table-cell>
          <table:table-cell table:style-name="ce93" office:value-type="string" calcext:value-type="string">
            <text:p>INSTRUM</text:p>
          </table:table-cell>
          <table:table-cell table:style-name="ce93" office:value-type="string" calcext:value-type="string">
            <text:p>CHANNEL</text:p>
          </table:table-cell>
          <table:table-cell table:style-name="ce9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style-name="ce54" office:value-type="string" calcext:value-type="string">
            <text:p>18:18:00 19-SEPT-14</text:p>
          </table:table-cell>
          <table:table-cell table:style-name="ce57" office:value-type="string" calcext:value-type="string">
            <text:p>18:26:00 19-SEPT-14</text:p>
          </table:table-cell>
          <table:table-cell/>
          <table:table-cell office:value-type="string" calcext:value-type="string">
            <text:p>001_goes_2014-09-19T18:03:00_2014-09-19T19:52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:44:00 20-SEPT-14</text:p>
          </table:table-cell>
          <table:table-cell office:value-type="string" calcext:value-type="string">
            <text:p>13:49:00 20-SEPT-14</text:p>
          </table:table-cell>
          <table:table-cell/>
          <table:table-cell office:value-type="string" calcext:value-type="string">
            <text:p>002_goes_2014-09-20T12:44:00_2014-09-20T13:5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7:10:01 20-SEPT-14</text:p>
          </table:table-cell>
          <table:table-cell office:value-type="string" calcext:value-type="string">
            <text:p>17:37:58 20-SEPT-14</text:p>
          </table:table-cell>
          <table:table-cell/>
          <table:table-cell office:value-type="string" calcext:value-type="string">
            <text:p>003_goes_2014-09-20T17:10:00_2014-09-20T17:38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1:46:00 21-SEPT-14</text:p>
          </table:table-cell>
          <table:table-cell office:value-type="string" calcext:value-type="string">
            <text:p>02:13:58 21-SEPT-14</text:p>
          </table:table-cell>
          <table:table-cell/>
          <table:table-cell office:value-type="string" calcext:value-type="string">
            <text:p>004_goes_2014-09-21T01:46:00_2014-09-21T02:1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54" office:value-type="string" calcext:value-type="string">
            <text:p>07:10:00 21-SEPT-14</text:p>
          </table:table-cell>
          <table:table-cell table:style-name="ce54" office:value-type="string" calcext:value-type="string">
            <text:p>07:42:58 21-SEPT-14</text:p>
          </table:table-cell>
          <table:table-cell/>
          <table:table-cell office:value-type="string" calcext:value-type="string">
            <text:p>005_goes_2014-09-21T07:10:00_2014-09-21T07:43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9:30:00 22-SEPT-14</text:p>
          </table:table-cell>
          <table:table-cell office:value-type="string" calcext:value-type="string">
            <text:p>20:29:58 22-SEPT-14</text:p>
          </table:table-cell>
          <table:table-cell/>
          <table:table-cell office:value-type="string" calcext:value-type="string">
            <text:p>006_goes_2014-09-22T19:28:00_2014-09-22T20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5:30:20 23-SEPT-14</text:p>
          </table:table-cell>
          <table:table-cell office:value-type="string" calcext:value-type="string">
            <text:p>15:36:69 23-SEPT-14</text:p>
          </table:table-cell>
          <table:table-cell/>
          <table:table-cell office:value-type="string" calcext:value-type="string">
            <text:p>007_goes_2014-09-23T15:29:00_2014-09-23T15:4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'23:08:00 23-SEPT-14'</text:p>
          </table:table-cell>
          <table:table-cell office:value-type="string" calcext:value-type="string">
            <text:p>'23:13:45 23-SEPT-14'</text:p>
          </table:table-cell>
          <table:table-cell/>
          <table:table-cell office:value-type="string" calcext:value-type="string">
            <text:p>'008_goes_2014-09-23T23:05:00_2014-09-24T00:20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54" office:value-type="string" calcext:value-type="string">
            <text:p>16:04:01 24-SEPT-14</text:p>
          </table:table-cell>
          <table:table-cell table:style-name="ce57" office:value-type="string" calcext:value-type="string">
            <text:p>16:08:45 24-SEPT-14</text:p>
          </table:table-cell>
          <table:table-cell/>
          <table:table-cell office:value-type="string" calcext:value-type="string">
            <text:p>009_goes_2014-09-24T16:04:00_2014-09-24T16:18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'17:49:10 24-SEPT-14'</text:p>
          </table:table-cell>
          <table:table-cell office:value-type="string" calcext:value-type="string">
            <text:p>'17:50:00 24-SEPT-14'</text:p>
          </table:table-cell>
          <table:table-cell/>
          <table:table-cell office:value-type="string" calcext:value-type="string">
            <text:p>'010_goes_2014-09-24T17:48:00_2014-09-24T18:01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_2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style-name="ce57" office:value-type="string" calcext:value-type="string">
            <text:p>17:48:50 24-OCT-14</text:p>
          </table:table-cell>
          <table:table-cell table:style-name="ce57" office:value-type="string" calcext:value-type="string">
            <text:p>17:49:50 24-OCT-14</text:p>
          </table:table-cell>
          <table:table-cell office:value-type="string" calcext:value-type="string">
            <text:p>*2 modes in trend</text:p>
          </table:table-cell>
          <table:table-cell office:value-type="string" calcext:value-type="string">
            <text:p>010_vernov_2014-09-24T174800.txt</text:p>
          </table:table-cell>
          <table:table-cell office:value-type="string" calcext:value-type="string">
            <text:p>Vernov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54" office:value-type="string" calcext:value-type="string">
            <text:p>19:20:00 25-SEPT-14</text:p>
          </table:table-cell>
          <table:table-cell table:style-name="ce57" office:value-type="date" office:date-value="2014-09-25T21:51:00" calcext:value-type="date">
            <text:p>21:51:00 25-Sep-14</text:p>
          </table:table-cell>
          <table:table-cell/>
          <table:table-cell office:value-type="string" calcext:value-type="string">
            <text:p>011_goes_2014-09-25T19:20:00_2014-09-25T21:51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style-name="ce54" office:value-type="string" calcext:value-type="string">
            <text:p>04:38:30 26-SEPT-14</text:p>
          </table:table-cell>
          <table:table-cell table:style-name="ce57" office:value-type="string" calcext:value-type="string">
            <text:p>04:45:40 26-SEPT-14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012_goes_2014-09-26T03:54:00_2014-09-26T10:00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" calcext:value-type="float">
            <text:p>0.07</text:p>
          </table:table-cell>
          <table:table-cell table:style-name="ce54" office:value-type="string" calcext:value-type="string">
            <text:p>13:53:01 26-SEPT-14</text:p>
          </table:table-cell>
          <table:table-cell table:style-name="ce57" office:value-type="string" calcext:value-type="string">
            <text:p>13:55:15 26-SEPT-14</text:p>
          </table:table-cell>
          <table:table-cell/>
          <table:table-cell office:value-type="string" calcext:value-type="string">
            <text:p>013_goes_2014-09-26T13:53:00_2014-09-26T14:0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1.5" calcext:value-type="float">
            <text:p>1.5</text:p>
          </table:table-cell>
          <table:table-cell table:style-name="ce54" office:value-type="string" calcext:value-type="string">
            <text:p>13:53:01 26-SEPT-14</text:p>
          </table:table-cell>
          <table:table-cell table:style-name="ce57" office:value-type="string" calcext:value-type="string">
            <text:p>13:55:15 26-SEPT-14</text:p>
          </table:table-cell>
          <table:table-cell/>
          <table:table-cell office:value-type="string" calcext:value-type="string">
            <text:p>013_goes_2014-09-26T13:53:00_2014-09-26T14:01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style-name="ce54" office:value-type="string" calcext:value-type="string">
            <text:p>18:29:00 14-OCT-14</text:p>
          </table:table-cell>
          <table:table-cell table:style-name="ce57" office:value-type="string" calcext:value-type="string">
            <text:p>18:48:00 14-OCT-14</text:p>
          </table:table-cell>
          <table:table-cell office:value-type="string" calcext:value-type="string">
            <text:p>2 trend</text:p>
          </table:table-cell>
          <table:table-cell office:value-type="string" calcext:value-type="string">
            <text:p>014_goes_2014-10-14T18:12:00_2014-10-14T19:01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style-name="ce54" office:value-type="string" calcext:value-type="string">
            <text:p>19:20:01 14-OCT-14</text:p>
          </table:table-cell>
          <table:table-cell table:style-name="ce57" office:value-type="string" calcext:value-type="string">
            <text:p>19:44:00 14-OCT-14</text:p>
          </table:table-cell>
          <table:table-cell/>
          <table:table-cell office:value-type="string" calcext:value-type="string">
            <text:p>015_goes_2014-10-14T19:07:00_2014-10-15T00:19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07:34:01 16-OCT-14</text:p>
          </table:table-cell>
          <table:table-cell office:value-type="string" calcext:value-type="string">
            <text:p>08:01:59 16-OCT-14</text:p>
          </table:table-cell>
          <table:table-cell/>
          <table:table-cell office:value-type="string" calcext:value-type="string">
            <text:p>016_goes_2014-10-16T07:34:00_2014-10-16T08:0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54" office:value-type="date" office:date-value="2014-10-16T08:38:00" calcext:value-type="date">
            <text:p>08:38:00 16-Oct-14</text:p>
          </table:table-cell>
          <table:table-cell table:style-name="ce54" office:value-type="string" calcext:value-type="string">
            <text:p>09:43:58 16-OCT-14</text:p>
          </table:table-cell>
          <table:table-cell/>
          <table:table-cell office:value-type="string" calcext:value-type="string">
            <text:p>'017_goes_2014-10-16T08:38:00_2014-10-16T09:44:00.dat'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7" calcext:value-type="float">
            <text:p>0.7</text:p>
          </table:table-cell>
          <table:table-cell table:style-name="ce54" office:value-type="string" calcext:value-type="string">
            <text:p>13:01:50 16-OCT-14</text:p>
          </table:table-cell>
          <table:table-cell table:style-name="ce57" office:value-type="string" calcext:value-type="string">
            <text:p>13:05:30 16-OCT-14</text:p>
          </table:table-cell>
          <table:table-cell office:value-type="string" calcext:value-type="string">
            <text:p>2 trend</text:p>
          </table:table-cell>
          <table:table-cell office:value-type="string" calcext:value-type="string">
            <text:p>018_goes_2014-10-16T13:01:00_2014-10-16T13:0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18:04:01 16-OCT-14</text:p>
          </table:table-cell>
          <table:table-cell office:value-type="string" calcext:value-type="string">
            <text:p>18:22:59 16-OCT-14</text:p>
          </table:table-cell>
          <table:table-cell/>
          <table:table-cell office:value-type="string" calcext:value-type="string">
            <text:p>019_goes_2014-10-16T18:04:00_2014-10-16T18:23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54" office:value-type="date" office:date-value="2014-10-16T20:12:00" calcext:value-type="date">
            <text:p>20:12:00 16-Oct-14</text:p>
          </table:table-cell>
          <table:table-cell table:style-name="ce57" office:value-type="date" office:date-value="2014-10-16T21:14:00" calcext:value-type="date">
            <text:p>21:14:00 16-Oct-14</text:p>
          </table:table-cell>
          <table:table-cell/>
          <table:table-cell office:value-type="string" calcext:value-type="string">
            <text:p>020_goes_2014-10-16T20:12:00_2014-10-16T21:14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3:13:10 17-OCT-14</text:p>
          </table:table-cell>
          <table:table-cell office:value-type="string" calcext:value-type="string">
            <text:p>03:15:40 17-OCT-14</text:p>
          </table:table-cell>
          <table:table-cell/>
          <table:table-cell office:value-type="string" calcext:value-type="string">
            <text:p>021_goes_2014-10-17T03:12:00_2014-10-17T03:45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'05:24:00 17-OCT-14'</text:p>
          </table:table-cell>
          <table:table-cell office:value-type="string" calcext:value-type="string">
            <text:p>'05:26:35 17-OCT-14'</text:p>
          </table:table-cell>
          <table:table-cell/>
          <table:table-cell office:value-type="string" calcext:value-type="string">
            <text:p>'022_norh_2014-10-17T04:58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54" office:value-type="date" office:date-value="2014-10-17T12:45:00" calcext:value-type="date">
            <text:p>12:45:00 17-Oct-14</text:p>
          </table:table-cell>
          <table:table-cell table:style-name="ce57" office:value-type="date" office:date-value="2014-10-17T13:11:00" calcext:value-type="date">
            <text:p>13:11:00 17-Oct-14</text:p>
          </table:table-cell>
          <table:table-cell/>
          <table:table-cell office:value-type="string" calcext:value-type="string">
            <text:p>023_goes_2014-10-17T12:45:00_2014-10-17T13:11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'15:35:30 17-OCT-14'</text:p>
          </table:table-cell>
          <table:table-cell office:value-type="string" calcext:value-type="string">
            <text:p>'15:37:52 17-OCT-14'</text:p>
          </table:table-cell>
          <table:table-cell/>
          <table:table-cell office:value-type="string" calcext:value-type="string">
            <text:p>'024_goes_2014-10-17T15:35:00_2014-10-17T15:46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67" calcext:value-type="float">
            <text:p>0.67</text:p>
          </table:table-cell>
          <table:table-cell table:style-name="ce54" office:value-type="string" calcext:value-type="string">
            <text:p>'19:32:20 17-OCT-14'</text:p>
          </table:table-cell>
          <table:table-cell table:style-name="ce57" office:value-type="string" calcext:value-type="string">
            <text:p>'19:34:30 17-OCT-14'</text:p>
          </table:table-cell>
          <table:table-cell/>
          <table:table-cell office:value-type="string" calcext:value-type="string">
            <text:p>025_goes_2014-10-17T19:30:00_2014-10-17T19:42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1:07:10 17-OCT-14</text:p>
          </table:table-cell>
          <table:table-cell office:value-type="string" calcext:value-type="string">
            <text:p>21:11:55 17-OCT-14</text:p>
          </table:table-cell>
          <table:table-cell/>
          <table:table-cell office:value-type="string" calcext:value-type="string">
            <text:p>026_goes_2014-10-17T20:45:00_2014-10-17T21:2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1:06:00 18-OCT-14</text:p>
          </table:table-cell>
          <table:table-cell office:value-type="string" calcext:value-type="string">
            <text:p>01:11:00 18-OCT-14</text:p>
          </table:table-cell>
          <table:table-cell office:value-type="string" calcext:value-type="string">
            <text:p>2 IMFS</text:p>
          </table:table-cell>
          <table:table-cell office:value-type="string" calcext:value-type="string">
            <text:p>027_norh_2014-10-18T00:55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table:style-name="ce57" office:value-type="string" calcext:value-type="string">
            <text:p>06:45:10 18-OCT-14</text:p>
          </table:table-cell>
          <table:table-cell table:style-name="ce57" office:value-type="string" calcext:value-type="string">
            <text:p>06:47:58 18-OCT-14</text:p>
          </table:table-cell>
          <table:table-cell/>
          <table:table-cell office:value-type="string" calcext:value-type="string">
            <text:p>028_goes_2014-10-18T06:45:00_2014-10-18T07:00:00.da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57" office:value-type="string" calcext:value-type="string">
            <text:p>07:35:40 18-OCT-14</text:p>
          </table:table-cell>
          <table:table-cell table:style-name="ce57" office:value-type="string" calcext:value-type="string">
            <text:p>07:41:30 18-OCT-14</text:p>
          </table:table-cell>
          <table:table-cell/>
          <table:table-cell office:value-type="string" calcext:value-type="string">
            <text:p>029_goes_2014-10-18T07:02:00_2014-10-18T08:4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'13:13:30 18-OCT-14'</text:p>
          </table:table-cell>
          <table:table-cell office:value-type="string" calcext:value-type="string">
            <text:p>'13:15:40 18-OCT-14'</text:p>
          </table:table-cell>
          <table:table-cell/>
          <table:table-cell office:value-type="string" calcext:value-type="string">
            <text:p>'030_goes_2014-10-18T13:03:00_2014-10-18T13:36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style-name="ce54" office:value-type="string" calcext:value-type="string">
            <text:p>14:23:00 18-OCT-14</text:p>
          </table:table-cell>
          <table:table-cell table:style-name="ce57" office:value-type="string" calcext:value-type="string">
            <text:p>14:33:58 18-OCT-14</text:p>
          </table:table-cell>
          <table:table-cell/>
          <table:table-cell office:value-type="string" calcext:value-type="string">
            <text:p>031_goes_2014-10-18T14:23:00_2014-10-18T14:34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6:01:00 18-OCT-14</text:p>
          </table:table-cell>
          <table:table-cell office:value-type="string" calcext:value-type="string">
            <text:p>16:13:00 18-OCT-14</text:p>
          </table:table-cell>
          <table:table-cell/>
          <table:table-cell office:value-type="string" calcext:value-type="string">
            <text:p>032_goes_2014-10-18T16:01:00_2014-10-18T16:1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54" office:value-type="date" office:date-value="2014-10-18T17:03:00" calcext:value-type="date">
            <text:p>17:03:00 18-Oct-14</text:p>
          </table:table-cell>
          <table:table-cell table:style-name="ce57" office:value-type="date" office:date-value="2014-10-18T17:10:00" calcext:value-type="date">
            <text:p>17:10:00 18-Oct-14</text:p>
          </table:table-cell>
          <table:table-cell/>
          <table:table-cell office:value-type="string" calcext:value-type="string">
            <text:p>033_goes_2014-10-18T17:03:00_2014-10-18T17:1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57" office:value-type="string" calcext:value-type="string">
            <text:p>17:11:01 18-OCT-14</text:p>
          </table:table-cell>
          <table:table-cell table:style-name="ce57" office:value-type="string" calcext:value-type="string">
            <text:p>17:16:20 18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4_goes_2014-10-18T17:11:00_2014-10-18T17:47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'19:02:30 18-OCT-14'</text:p>
          </table:table-cell>
          <table:table-cell office:value-type="string" calcext:value-type="string">
            <text:p>'19:05:00 18-OCT-14'</text:p>
          </table:table-cell>
          <table:table-cell/>
          <table:table-cell office:value-type="string" calcext:value-type="string">
            <text:p>'035_goes_2014-10-18T19:01:00_2014-10-18T19:53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style-name="ce57" office:value-type="string" calcext:value-type="string">
            <text:p>'19:59:10 18-OCT-14'</text:p>
          </table:table-cell>
          <table:table-cell table:style-name="ce57" office:value-type="string" calcext:value-type="string">
            <text:p>'20:02:36 18-OCT-14'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6_goes_2014-10-18T19:54:00_2014-10-18T20:35:00</text:p>
          </table:table-cell>
          <table:table-cell office:value-type="string" calcext:value-type="string">
            <text:p>GOES 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'01:35:00 19-OCT-14'</text:p>
          </table:table-cell>
          <table:table-cell office:value-type="string" calcext:value-type="string">
            <text:p>'01:43:00 19-OCT-14'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37_goes_2014-10-19T01:17:00_2014-10-19T03:42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7_2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'01:36:28 19-OCT-14'</text:p>
          </table:table-cell>
          <table:table-cell office:value-type="string" calcext:value-type="string">
            <text:p>'01:42:42 19-OCT-14'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'037_norh_2014-10-19T01:17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95" calcext:value-type="float">
            <text:p>1.95</text:p>
          </table:table-cell>
          <table:table-cell table:style-name="ce57" office:value-type="string" calcext:value-type="string">
            <text:p>'04:17:00 19-OCT-14'</text:p>
          </table:table-cell>
          <table:table-cell table:style-name="ce57" office:value-type="string" calcext:value-type="string">
            <text:p>'04:27:00 19-OCT-14'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8_goes_2014-10-19T04:17:00_2014-10-19T05:48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8_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04:40:00 19-OCT-14</text:p>
          </table:table-cell>
          <table:table-cell table:style-name="ce57" office:value-type="string" calcext:value-type="string">
            <text:p>04:50:00 19-OCT-14</text:p>
          </table:table-cell>
          <table:table-cell office:value-type="string" calcext:value-type="string">
            <text:p>2in trend</text:p>
          </table:table-cell>
          <table:table-cell office:value-type="string" calcext:value-type="string">
            <text:p>038_goes_2014-10-19T04:17:00_2014-10-19T05:48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" calcext:value-type="float">
            <text:p>0.35</text:p>
          </table:table-cell>
          <table:table-cell office:value-type="float" office:value="0.025" calcext:value-type="float">
            <text:p>0.025</text:p>
          </table:table-cell>
          <table:table-cell table:style-name="ce57" office:value-type="string" calcext:value-type="string">
            <text:p>11:16:32 19-OCT-14</text:p>
          </table:table-cell>
          <table:table-cell table:style-name="ce57" office:value-type="string" calcext:value-type="string">
            <text:p>11:19:53 19-OCT-14</text:p>
          </table:table-cell>
          <table:table-cell/>
          <table:table-cell office:value-type="string" calcext:value-type="string">
            <text:p>039_goes_2014-10-19T11:07:00_2014-10-19T11:49:0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table:style-name="ce57" office:value-type="string" calcext:value-type="string">
            <text:p>12:11:30 19-OCT-14</text:p>
          </table:table-cell>
          <table:table-cell table:style-name="ce57" office:value-type="string" calcext:value-type="string">
            <text:p>12:13:40 19-OCT-14</text:p>
          </table:table-cell>
          <table:table-cell/>
          <table:table-cell office:value-type="string" calcext:value-type="string">
            <text:p>040_goes_2014-10-19T12:11:00_2014-10-19T12:42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5:52:00 19-OCT-14'</text:p>
          </table:table-cell>
          <table:table-cell office:value-type="string" calcext:value-type="string">
            <text:p>16:18:00 19-OCT-14</text:p>
          </table:table-cell>
          <table:table-cell/>
          <table:table-cell office:value-type="string" calcext:value-type="string">
            <text:p>041_goes_2014-10-19T15:52:00_2014-10-19T16:18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style-name="ce57" office:value-type="string" calcext:value-type="string">
            <text:p>17:31:00 19-OCT-14</text:p>
          </table:table-cell>
          <table:table-cell table:style-name="ce57" office:value-type="string" calcext:value-type="string">
            <text:p>17:49:00 19-OCT-14</text:p>
          </table:table-cell>
          <table:table-cell/>
          <table:table-cell office:value-type="string" calcext:value-type="string">
            <text:p>042_goes_2014-10-19T17:31:00_2014-10-19T17:4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style-name="ce57" office:value-type="date" office:date-value="2014-10-19T20:22:00" calcext:value-type="date">
            <text:p>20:22:00 19-Oct-14</text:p>
          </table:table-cell>
          <table:table-cell table:style-name="ce57" office:value-type="date" office:date-value="2014-10-19T20:45:00" calcext:value-type="date">
            <text:p>20:45:00 19-Oct-14</text:p>
          </table:table-cell>
          <table:table-cell/>
          <table:table-cell office:value-type="string" calcext:value-type="string">
            <text:p>043_goes_2014-10-19T20:22:00_2014-10-19T20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style-name="ce57" office:value-type="date" office:date-value="2014-10-20T00:51:00" calcext:value-type="date">
            <text:p>00:51:00 20-Oct-14</text:p>
          </table:table-cell>
          <table:table-cell table:style-name="ce57" office:value-type="date" office:date-value="2014-10-20T01:07:00" calcext:value-type="date">
            <text:p>01:07:00 20-Oct-14</text:p>
          </table:table-cell>
          <table:table-cell/>
          <table:table-cell office:value-type="string" calcext:value-type="string">
            <text:p>044_goes_2014-10-20T00:51:00_2014-10-20T01:0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style-name="ce57" office:value-type="date" office:date-value="2014-10-20T02:00:00" calcext:value-type="date">
            <text:p>02:00:00 20-Oct-14</text:p>
          </table:table-cell>
          <table:table-cell table:style-name="ce57" office:value-type="date" office:date-value="2014-10-20T02:25:00" calcext:value-type="date">
            <text:p>02:25:00 20-Oct-14</text:p>
          </table:table-cell>
          <table:table-cell/>
          <table:table-cell office:value-type="string" calcext:value-type="string">
            <text:p>045_goes_2014-10-20T02:00:00_2014-10-20T02:2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style-name="ce57" office:value-type="date" office:date-value="2014-10-20T02:26:00" calcext:value-type="date">
            <text:p>02:26:00 20-Oct-14</text:p>
          </table:table-cell>
          <table:table-cell table:style-name="ce57" office:value-type="date" office:date-value="2014-10-20T02:49:00" calcext:value-type="date">
            <text:p>02:49:00 20-Oct-14</text:p>
          </table:table-cell>
          <table:table-cell/>
          <table:table-cell office:value-type="string" calcext:value-type="string">
            <text:p>046_goes_2014-10-20T02:26:00_2014-10-20T02:4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style-name="ce57" office:value-type="date" office:date-value="2014-10-20T03:31:00" calcext:value-type="date">
            <text:p>03:31:00 20-Oct-14</text:p>
          </table:table-cell>
          <table:table-cell table:style-name="ce57" office:value-type="date" office:date-value="2014-10-20T04:27:00" calcext:value-type="date">
            <text:p>04:27:00 20-Oct-14</text:p>
          </table:table-cell>
          <table:table-cell/>
          <table:table-cell office:value-type="string" calcext:value-type="string">
            <text:p>047_goes_2014-10-20T03:31:00_2014-10-20T04:2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style-name="ce57" office:value-type="date" office:date-value="2014-10-20T05:37:00" calcext:value-type="date">
            <text:p>05:37:00 20-Oct-14</text:p>
          </table:table-cell>
          <table:table-cell table:style-name="ce57" office:value-type="date" office:date-value="2014-10-20T06:17:00" calcext:value-type="date">
            <text:p>06:17:00 20-Oct-14</text:p>
          </table:table-cell>
          <table:table-cell/>
          <table:table-cell office:value-type="string" calcext:value-type="string">
            <text:p>048_goes_2014-10-20T05:37:00_2014-10-20T06:1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09:05:55 20-Oct-14</text:p>
          </table:table-cell>
          <table:table-cell table:style-name="ce57" office:value-type="string" calcext:value-type="string">
            <text:p>09:08:13 20-Oct-14</text:p>
          </table:table-cell>
          <table:table-cell/>
          <table:table-cell office:value-type="string" calcext:value-type="string">
            <text:p>'049_goes_2014-10-20T09:01:00_2014-10-20T09:51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57" office:value-type="date" office:date-value="2014-10-20T11:20:00" calcext:value-type="date">
            <text:p>11:20:00 20-Oct-14</text:p>
          </table:table-cell>
          <table:table-cell table:style-name="ce57" office:value-type="date" office:date-value="2014-10-20T11:33:00" calcext:value-type="date">
            <text:p>11:33:00 20-Oct-14</text:p>
          </table:table-cell>
          <table:table-cell/>
          <table:table-cell office:value-type="string" calcext:value-type="string">
            <text:p>050_goes_2014-10-20T11:20:00_2014-10-20T11:3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57" office:value-type="date" office:date-value="2014-10-20T13:58:00" calcext:value-type="date">
            <text:p>13:58:00 20-Oct-14</text:p>
          </table:table-cell>
          <table:table-cell table:style-name="ce57" office:value-type="date" office:date-value="2014-10-20T14:14:00" calcext:value-type="date">
            <text:p>14:14:00 20-Oct-14</text:p>
          </table:table-cell>
          <table:table-cell/>
          <table:table-cell office:value-type="string" calcext:value-type="string">
            <text:p>051_goes_2014-10-20T13:58:00_2014-10-20T14:14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14:41:20 20-OCT-14'</text:p>
          </table:table-cell>
          <table:table-cell office:value-type="string" calcext:value-type="string">
            <text:p>'14:43:40 20-OCT-14'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'052_goes_2014-10-20T14:41:00_2014-10-20T14:48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57" office:value-type="date" office:date-value="2014-10-20T14:57:00" calcext:value-type="date">
            <text:p>14:57:00 20-Oct-14</text:p>
          </table:table-cell>
          <table:table-cell table:style-name="ce57" office:value-type="date" office:date-value="2014-10-20T15:59:00" calcext:value-type="date">
            <text:p>15:59:00 20-Oct-14</text:p>
          </table:table-cell>
          <table:table-cell/>
          <table:table-cell office:value-type="string" calcext:value-type="string">
            <text:p>053_goes_2014-10-20T14:57:00_2014-10-20T15:5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16:22:00 20-OCT-14'</text:p>
          </table:table-cell>
          <table:table-cell office:value-type="string" calcext:value-type="string">
            <text:p>'16:31:00 20-OCT-14'</text:p>
          </table:table-cell>
          <table:table-cell/>
          <table:table-cell office:value-type="string" calcext:value-type="string">
            <text:p>'054_goes_2014-10-20T16:01:00_2014-10-20T17:38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57" office:value-type="date" office:date-value="2014-10-20T18:44:00" calcext:value-type="date">
            <text:p>18:44:00 20-Oct-14</text:p>
          </table:table-cell>
          <table:table-cell table:style-name="ce57" office:value-type="date" office:date-value="2014-10-20T18:55:00" calcext:value-type="date">
            <text:p>18:55:00 20-Oct-14</text:p>
          </table:table-cell>
          <table:table-cell/>
          <table:table-cell office:value-type="string" calcext:value-type="string">
            <text:p>055_goes_2014-10-20T18:44:00_2014-10-20T18:5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style-name="ce57" office:value-type="string" calcext:value-type="string">
            <text:p>18:57:51 20-OCT-14</text:p>
          </table:table-cell>
          <table:table-cell table:style-name="ce57" office:value-type="string" calcext:value-type="string">
            <text:p>18:59:01 20-OCT-14</text:p>
          </table:table-cell>
          <table:table-cell/>
          <table:table-cell office:value-type="string" calcext:value-type="string">
            <text:p>056_fermi_2014-10-20T18:56:00.dat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6_2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table:style-name="ce57" office:value-type="string" calcext:value-type="string">
            <text:p>18:57:01 20-OCT-14</text:p>
          </table:table-cell>
          <table:table-cell table:style-name="ce57" office:value-type="string" calcext:value-type="string">
            <text:p>19:05:00 20-OCT-14</text:p>
          </table:table-cell>
          <table:table-cell/>
          <table:table-cell office:value-type="string" calcext:value-type="string">
            <text:p>056_vernov_2014-10-20T185600.txt</text:p>
          </table:table-cell>
          <table:table-cell office:value-type="string" calcext:value-type="string">
            <text:p>Vernov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style-name="ce57" office:value-type="string" calcext:value-type="string">
            <text:p>19:56:50 20-OCT-14</text:p>
          </table:table-cell>
          <table:table-cell table:style-name="ce57" office:value-type="string" calcext:value-type="string">
            <text:p>19:57:55 20-OCT-14</text:p>
          </table:table-cell>
          <table:table-cell/>
          <table:table-cell office:value-type="string" calcext:value-type="string">
            <text:p>057_goes_2014-10-20T19:55:00_2014-10-20T20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" calcext:value-type="float">
            <text:p>0.5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'22:46:00 20-OCT-14'</text:p>
          </table:table-cell>
          <table:table-cell office:value-type="string" calcext:value-type="string">
            <text:p>'22:51:00 20-OCT-14'</text:p>
          </table:table-cell>
          <table:table-cell office:value-type="string" calcext:value-type="string">
            <text:p>Maybe 2 IMFS</text:p>
          </table:table-cell>
          <table:table-cell office:value-type="string" calcext:value-type="string">
            <text:p>'058_goes_2014-10-20T22:45:00_2014-10-21T00:28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" calcext:value-type="float">
            <text:p>0.06</text:p>
          </table:table-cell>
          <table:table-cell office:value-type="float" office:value="4.23" calcext:value-type="float">
            <text:p>4.23</text:p>
          </table:table-cell>
          <table:table-cell table:style-name="ce57" office:value-type="string" calcext:value-type="string">
            <text:p>02:13:35 21-OCT-14</text:p>
          </table:table-cell>
          <table:table-cell table:style-name="ce57" office:value-type="string" calcext:value-type="string">
            <text:p>02:17:18 21-OCT-14</text:p>
          </table:table-cell>
          <table:table-cell/>
          <table:table-cell office:value-type="string" calcext:value-type="string">
            <text:p>059_goes_2014-10-21T02:13:00_2014-10-21T02:35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06:07:00 21-OCT-14</text:p>
          </table:table-cell>
          <table:table-cell office:value-type="string" calcext:value-type="string">
            <text:p>06:09:50 21-OCT-14</text:p>
          </table:table-cell>
          <table:table-cell/>
          <table:table-cell office:value-type="string" calcext:value-type="string">
            <text:p>060_goes_2014-10-21T06:01:00_2014-10-21T06:33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table:style-name="ce57" office:value-type="string" calcext:value-type="string">
            <text:p>06:55:00 21-OCT-14</text:p>
          </table:table-cell>
          <table:table-cell table:style-name="ce57" office:value-type="string" calcext:value-type="string">
            <text:p>06:58:00 21-OCT-14</text:p>
          </table:table-cell>
          <table:table-cell/>
          <table:table-cell office:value-type="string" calcext:value-type="string">
            <text:p>061_goes_2014-10-21T06:55:00_2014-10-21T07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08:09:00 21-OCT-14</text:p>
          </table:table-cell>
          <table:table-cell office:value-type="string" calcext:value-type="string">
            <text:p>08:15:00 21-OCT-14</text:p>
          </table:table-cell>
          <table:table-cell/>
          <table:table-cell office:value-type="string" calcext:value-type="string">
            <text:p>062_goes_2014-10-21T08:09:00_2014-10-21T08:15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57" office:value-type="date" office:date-value="2014-10-21T12:26:00" calcext:value-type="date">
            <text:p>12:26:00 21-Oct-14</text:p>
          </table:table-cell>
          <table:table-cell table:style-name="ce62" office:value-type="date" office:date-value="2014-10-21T12:34:00" calcext:value-type="date">
            <text:p>12:34:00 21-Oct-14</text:p>
          </table:table-cell>
          <table:table-cell/>
          <table:table-cell office:value-type="string" calcext:value-type="string">
            <text:p>063_goes_2014-10-21T12:26:00_2014-10-21T12:3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57" office:value-type="date" office:date-value="2014-10-21T13:36:59.999999" calcext:value-type="date">
            <text:p>13:37:00 21-Oct-14</text:p>
          </table:table-cell>
          <table:table-cell table:style-name="ce57" office:value-type="date" office:date-value="2014-10-21T13:42:00" calcext:value-type="date">
            <text:p>13:42:00 21-Oct-14</text:p>
          </table:table-cell>
          <table:table-cell/>
          <table:table-cell office:value-type="string" calcext:value-type="string">
            <text:p>064_goes_2014-10-21T13:37:00_2014-10-21T13:4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54" office:value-type="date" office:date-value="2014-10-21T18:54:00" calcext:value-type="date">
            <text:p>18:54:00 21-Oct-14</text:p>
          </table:table-cell>
          <table:table-cell table:style-name="ce57" office:value-type="date" office:date-value="2014-10-21T19:56:00" calcext:value-type="date">
            <text:p>19:56:00 21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57" office:value-type="date" office:date-value="2014-10-21T20:12:00" calcext:value-type="date">
            <text:p>20:12:00 21-Oct-14</text:p>
          </table:table-cell>
          <table:table-cell table:style-name="ce57" office:value-type="date" office:date-value="2014-10-21T21:00:00" calcext:value-type="date">
            <text:p>21:00:00 21-Oct-14</text:p>
          </table:table-cell>
          <table:table-cell/>
          <table:table-cell office:value-type="string" calcext:value-type="string">
            <text:p>066_goes_2014-10-21T20:12:00_2014-10-21T21:0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57" office:value-type="string" calcext:value-type="string">
            <text:p>21:57:20 21-OCT-14</text:p>
          </table:table-cell>
          <table:table-cell table:style-name="ce57" office:value-type="string" calcext:value-type="string">
            <text:p>22:02:00 21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067_goes_2014-10-21T21:56:00_2014-10-21T22:44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52" office:value-type="time" office:time-value="PT01H43M10S" calcext:value-type="time">
            <text:p>01:43:10</text:p>
          </table:table-cell>
          <table:table-cell office:value-type="string" calcext:value-type="string">
            <text:p>'01:46:00 22-OCT-14'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'068_goes_2014-10-22T01:15:00_2014-10-22T04:44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57" office:value-type="date" office:date-value="2014-10-22T05:13:00" calcext:value-type="date">
            <text:p>05:13:00 22-Oct-14</text:p>
          </table:table-cell>
          <table:table-cell table:style-name="ce57" office:value-type="date" office:date-value="2014-10-22T05:42:00" calcext:value-type="date">
            <text:p>05:42:00 22-Oct-14</text:p>
          </table:table-cell>
          <table:table-cell/>
          <table:table-cell office:value-type="string" calcext:value-type="string">
            <text:p>069_goes_2014-10-22T05:13:00_2014-10-22T05:4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09:07:00 22-OCT-14</text:p>
          </table:table-cell>
          <table:table-cell office:value-type="string" calcext:value-type="string">
            <text:p>09:49:00 22-OCT-14</text:p>
          </table:table-cell>
          <table:table-cell/>
          <table:table-cell office:value-type="string" calcext:value-type="string">
            <text:p>070_goes_2014-10-22T09:07:00_2014-10-22T09:49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57" office:value-type="date" office:date-value="2014-10-22T12:01:00" calcext:value-type="date">
            <text:p>12:01:00 22-Oct-14</text:p>
          </table:table-cell>
          <table:table-cell table:style-name="ce62" office:value-type="date" office:date-value="2014-10-22T12:58:00" calcext:value-type="date">
            <text:p>12:58:00 22-Oct-14</text:p>
          </table:table-cell>
          <table:table-cell/>
          <table:table-cell office:value-type="string" calcext:value-type="string">
            <text:p>071_goes_2014-10-22T12:01:00_2014-10-22T12:58:00.dat</text:p>
          </table:table-cell>
          <table:table-cell table:number-columns-repeated="1017"/>
        </table:table-row>
        <table:table-row table:style-name="ro12"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'14:06:55 22-OCT-14'</text:p>
          </table:table-cell>
          <table:table-cell office:value-type="string" calcext:value-type="string">
            <text:p>'14:09:30 22-OCT-14'</text:p>
          </table:table-cell>
          <table:table-cell office:value-type="string" calcext:value-type="string">
            <text:p>Maybe up to 3 QPPS:</text:p>
            <text:p>Comp with chloe</text:p>
          </table:table-cell>
          <table:table-cell office:value-type="string" calcext:value-type="string">
            <text:p>'072_goes_2014-10-22T14:02:00_2014-10-22T15:5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72_2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'14:15:24 22-OCT-14'</text:p>
          </table:table-cell>
          <table:table-cell office:value-type="string" calcext:value-type="string">
            <text:p>'14:23:40 22-OCT-14'</text:p>
          </table:table-cell>
          <table:table-cell office:value-type="string" calcext:value-type="string">
            <text:p>Maybe up to 3 QPPS:</text:p>
            <text:p>Comp with chloe</text:p>
          </table:table-cell>
          <table:table-cell office:value-type="string" calcext:value-type="string">
            <text:p>'072_goes_2014-10-22T14:02:00_2014-10-22T15:5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*** SAED AS THE 072 SAV FILE BUT WITH A _2.sav at the end!! :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_3 FERMI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4:06:59 22-OCT-14</text:p>
          </table:table-cell>
          <table:table-cell office:value-type="string" calcext:value-type="string">
            <text:p>14:12:30 22-OCT-14</text:p>
          </table:table-cell>
          <table:table-cell/>
          <table:table-cell office:value-type="string" calcext:value-type="string">
            <text:p>072_fermi_2014-10-22T14:02:00.dat</text:p>
          </table:table-cell>
          <table:table-cell office:value-type="string" calcext:value-type="string">
            <text:p>Fermi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57" office:value-type="date" office:date-value="2014-10-22T16:54:00" calcext:value-type="date">
            <text:p>16:54:00 22-Oct-14</text:p>
          </table:table-cell>
          <table:table-cell table:style-name="ce57" office:value-type="date" office:date-value="2014-10-22T17:07:00" calcext:value-type="date">
            <text:p>17:07:00 22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style-name="ce57" office:value-type="string" calcext:value-type="string">
            <text:p>04:23:50 23-OCT-14</text:p>
          </table:table-cell>
          <table:table-cell table:style-name="ce57" office:value-type="string" calcext:value-type="string">
            <text:p>04:27:00 23-OCT-14</text:p>
          </table:table-cell>
          <table:table-cell/>
          <table:table-cell office:value-type="string" calcext:value-type="string">
            <text:p>074_goes_2014-10-23T04:16:00_2014-10-23T05:07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table:style-name="ce57" office:value-type="string" calcext:value-type="string">
            <text:p>09:47:35 23-OCT-14</text:p>
          </table:table-cell>
          <table:table-cell table:style-name="ce57" office:value-type="string" calcext:value-type="string">
            <text:p>09:50:15 23-OCT-14</text:p>
          </table:table-cell>
          <table:table-cell/>
          <table:table-cell office:value-type="string" calcext:value-type="string">
            <text:p>075_goes_2014-10-23T09:46:00_2014-10-23T10:14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table:style-name="ce57" office:value-type="string" calcext:value-type="string">
            <text:p>15:24:40 23-OCT-14</text:p>
          </table:table-cell>
          <table:table-cell table:style-name="ce57" office:value-type="string" calcext:value-type="string">
            <text:p>15:29:50 23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'076_goes_2014-10-23T15:02:00_2014-10-23T16:4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table:style-name="ce57" office:value-type="string" calcext:value-type="string">
            <text:p>17:50:10 23-OCT-14</text:p>
          </table:table-cell>
          <table:table-cell table:style-name="ce57" office:value-type="string" calcext:value-type="string">
            <text:p>17:53:30 23-OCT-14</text:p>
          </table:table-cell>
          <table:table-cell office:value-type="string" calcext:value-type="string">
            <text:p>2 sig modes (2 and 3) </text:p>
          </table:table-cell>
          <table:table-cell office:value-type="string" calcext:value-type="string">
            <text:p>077_goes_2014-10-23T17:42:00_2014-10-23T18:43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style-name="ce57" office:value-type="string" calcext:value-type="string">
            <text:p>19:13:20 23-OCT-14</text:p>
          </table:table-cell>
          <table:table-cell table:style-name="ce57" office:value-type="string" calcext:value-type="string">
            <text:p>19:16:40 23-OCT-14</text:p>
          </table:table-cell>
          <table:table-cell office:value-type="string" calcext:value-type="string">
            <text:p>2 modes</text:p>
          </table:table-cell>
          <table:table-cell office:value-type="string" calcext:value-type="string">
            <text:p>078_goes_2014-10-23T19:13:00_2014-10-23T19:2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5" calcext:value-type="float">
            <text:p>0.15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2:39:00 24-OCT-14</text:p>
          </table:table-cell>
          <table:table-cell office:value-type="string" calcext:value-type="string">
            <text:p>02:41:20 24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79_norh_2014-10-24T02:35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57" office:value-type="date" office:date-value="2014-10-24T02:54:00" calcext:value-type="date">
            <text:p>02:54:00 24-Oct-14</text:p>
          </table:table-cell>
          <table:table-cell table:style-name="ce57" office:value-type="date" office:date-value="2014-10-24T03:24:00" calcext:value-type="date">
            <text:p>03:24:00 24-Oct-14</text:p>
          </table:table-cell>
          <table:table-cell/>
          <table:table-cell office:value-type="string" calcext:value-type="string">
            <text:p>080_goes_2014-10-24T02:54:00_2014-10-24T03:24:0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table:style-name="ce57" office:value-type="string" calcext:value-type="string">
            <text:p>03:59:31 24-OCT-14</text:p>
          </table:table-cell>
          <table:table-cell table:style-name="ce57" office:value-type="string" calcext:value-type="string">
            <text:p>04:00:45 24-OCT-14</text:p>
          </table:table-cell>
          <table:table-cell/>
          <table:table-cell office:value-type="string" calcext:value-type="string">
            <text:p>081_norh_2014-10-24T03:56:00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57" office:value-type="date" office:date-value="2014-10-24T07:39:00" calcext:value-type="date">
            <text:p>07:39:00 24-Oct-14</text:p>
          </table:table-cell>
          <table:table-cell table:style-name="ce57" office:value-type="date" office:date-value="2014-10-24T08:31:00" calcext:value-type="date">
            <text:p>08:31:00 24-Oct-14</text:p>
          </table:table-cell>
          <table:table-cell/>
          <table:table-cell office:value-type="string" calcext:value-type="string">
            <text:p>082_goes_2014-10-24T07:39:00_2014-10-24T08:31: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style-name="ce57" office:value-type="date" office:date-value="2014-10-24T09:53:00" calcext:value-type="date">
            <text:p>09:53:00 24-Oct-14</text:p>
          </table:table-cell>
          <table:table-cell table:style-name="ce57" office:value-type="date" office:date-value="2014-10-24T12:32:00" calcext:value-type="date">
            <text:p>12:32:00 24-Oct-14</text:p>
          </table:table-cell>
          <table:table-cell/>
          <table:table-cell office:value-type="string" calcext:value-type="string">
            <text:p>083_goes_2014-10-24T09:53:00_2014-10-24T10:04: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style-name="ce57" office:value-type="date" office:date-value="2014-10-24T14:47:00" calcext:value-type="date">
            <text:p>14:47:00 24-Oct-14</text:p>
          </table:table-cell>
          <table:table-cell table:style-name="ce57" office:value-type="date" office:date-value="2014-10-24T17:05:00" calcext:value-type="date">
            <text:p>17:05:00 24-Oct-14</text:p>
          </table:table-cell>
          <table:table-cell/>
          <table:table-cell table:style-name="ce53" office:value-type="string" calcext:value-type="string">
            <text:p>084_goes_2014-10-24T14:47:00_2014-10-24T15:54:00</text:p>
          </table:table-cell>
          <table:table-cell table:number-columns-repeated="1017"/>
        </table:table-row>
        <table:table-row table:style-name="ro13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style-name="ce57" office:value-type="date" office:date-value="2014-10-24T20:46:00" calcext:value-type="date">
            <text:p>20:46:00 24-Oct-14</text:p>
          </table:table-cell>
          <table:table-cell table:style-name="ce57" office:value-type="date" office:date-value="2014-10-25T01:25:00" calcext:value-type="date">
            <text:p>01:25:00 25-Oct-14</text:p>
          </table:table-cell>
          <table:table-cell office:value-type="string" calcext:value-type="string">
            <text:p><text:span text:style-name="T4">2 IMFS: SECONF TIME STEP: </text:span></text:p>
            <text:p><text:span text:style-name="T4">tstart = '21:28:18 24-OCT-14'</text:span></text:p>
            <text:p><text:span text:style-name="T5">tend = '21:33:50 24-OCT-14'</text:span></text:p>
          </table:table-cell>
          <table:table-cell office:value-type="string" calcext:value-type="string">
            <text:p>'085_goes_2014-10-24T20:46:00_2014-10-25T01:25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style-name="ce57" office:value-type="string" calcext:value-type="string">
            <text:p>04:08:00 25-OCT-14</text:p>
          </table:table-cell>
          <table:table-cell table:style-name="ce57" office:value-type="string" calcext:value-type="string">
            <text:p>04:11:30 25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86_goes_2014-10-25T04:07:00_2014-10-25T04:25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table:style-name="ce57" office:value-type="string" calcext:value-type="string">
            <text:p>07:46:30 25-OCT-14</text:p>
          </table:table-cell>
          <table:table-cell table:style-name="ce57" office:value-type="string" calcext:value-type="string">
            <text:p>07:49:30 25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87_goes_2014-10-25T07:22:00_2014-10-25T08:35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table:style-name="ce57" office:value-type="string" calcext:value-type="string">
            <text:p>09:44:00 25-OCT-14</text:p>
          </table:table-cell>
          <table:table-cell table:style-name="ce57" office:value-type="string" calcext:value-type="string">
            <text:p>09:51:30 25-OCT-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88_goes_2014-10-25T09:44:00_2014-10-25T10:1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12:14:00 25-OCT-14</text:p>
          </table:table-cell>
          <table:table-cell office:value-type="string" calcext:value-type="string">
            <text:p>13:04:00 25-OCT-14</text:p>
          </table:table-cell>
          <table:table-cell/>
          <table:table-cell office:value-type="string" calcext:value-type="string">
            <text:p>089_goes_2014-10-25T12:14:00_2014-10-25T13:04:00.da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57" office:value-type="string" calcext:value-type="string">
            <text:p>14:57:00 25-OCT-14</text:p>
          </table:table-cell>
          <table:table-cell table:style-name="ce57" office:value-type="string" calcext:value-type="string">
            <text:p>15:18:00 25-OCT-14</text:p>
          </table:table-cell>
          <table:table-cell/>
          <table:table-cell office:value-type="string" calcext:value-type="string">
            <text:p>090_goes_2014-10-25T14:57:00_2014-10-25T15:18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4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table:style-name="ce57" office:value-type="string" calcext:value-type="string">
            <text:p>15:47:00 25-OCT-14</text:p>
          </table:table-cell>
          <table:table-cell table:style-name="ce57" office:value-type="string" calcext:value-type="string">
            <text:p>15:50:00 25-OCT-14</text:p>
          </table:table-cell>
          <table:table-cell/>
          <table:table-cell office:value-type="string" calcext:value-type="string">
            <text:p>091_goes_2014-10-25T15:47:00_2014-10-25T16:24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5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'17:01:50 25-OCT-14'</text:p>
          </table:table-cell>
          <table:table-cell office:value-type="string" calcext:value-type="string">
            <text:p>'17:06:00 25-OCT-14'</text:p>
          </table:table-cell>
          <table:table-cell office:value-type="string" calcext:value-type="string">
            <text:p>2 modes for trend</text:p>
            <text:p>FOR OTHER OSCILLATION: </text:p>
            <text:p>tstart = '17:01:50 25-OCT-14'</text:p>
            <text:p>SF1= 0.1 (2 modes in trend)</text:p>
            <text:p>SF2: 0.35tend = '17:06:00 25-OCT-14'</text:p>
          </table:table-cell>
          <table:table-cell office:value-type="string" calcext:value-type="string">
            <text:p>'092_goes_2014-10-25T16:35:00_2014-10-25T20:0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style-name="ce57" office:value-type="date" office:date-value="2014-10-25T23:21:00" calcext:value-type="date">
            <text:p>23:21:00 25-Oct-14</text:p>
          </table:table-cell>
          <table:table-cell table:style-name="ce57" office:value-type="date" office:date-value="2014-10-26T00:06:00" calcext:value-type="date">
            <text:p>00:06:00 26-Oct-14</text:p>
          </table:table-cell>
          <table:table-cell/>
          <table:table-cell office:value-type="string" calcext:value-type="string">
            <text:p>093_goes_2014-10-25T23:21:00_2014-10-26T00:0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57" office:value-type="date" office:date-value="2014-10-26T01:10:00" calcext:value-type="date">
            <text:p>01:10:00 26-Oct-14</text:p>
          </table:table-cell>
          <table:table-cell table:style-name="ce57" office:value-type="date" office:date-value="2014-10-26T01:26:00" calcext:value-type="date">
            <text:p>01:26:00 26-Oct-14</text:p>
          </table:table-cell>
          <table:table-cell/>
          <table:table-cell office:value-type="string" calcext:value-type="string">
            <text:p>094_goes_2014-10-26T01:10:00_2014-10-26T01:2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57" office:value-type="date" office:date-value="2014-10-26T05:10:00" calcext:value-type="date">
            <text:p>05:10:00 26-Oct-14</text:p>
          </table:table-cell>
          <table:table-cell table:style-name="ce57" office:value-type="date" office:date-value="2014-10-26T05:37:00" calcext:value-type="date">
            <text:p>05:37:00 26-Oct-14</text:p>
          </table:table-cell>
          <table:table-cell/>
          <table:table-cell office:value-type="string" calcext:value-type="string">
            <text:p>095_goes_2014-10-26T05:10:00_2014-10-26T05:3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57" office:value-type="date" office:date-value="2014-10-26T05:42:00" calcext:value-type="date">
            <text:p>05:42:00 26-Oct-14</text:p>
          </table:table-cell>
          <table:table-cell table:style-name="ce57" office:value-type="date" office:date-value="2014-10-26T06:08:00" calcext:value-type="date">
            <text:p>06:08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57" office:value-type="date" office:date-value="2014-10-26T06:09:00" calcext:value-type="date">
            <text:p>06:09:00 26-Oct-14</text:p>
          </table:table-cell>
          <table:table-cell table:style-name="ce57" office:value-type="date" office:date-value="2014-10-26T06:55:00" calcext:value-type="date">
            <text:p>06:55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style-name="ce57" office:value-type="string" calcext:value-type="string">
            <text:p>10:46:50 26-OCT-14</text:p>
          </table:table-cell>
          <table:table-cell table:style-name="ce57" office:value-type="string" calcext:value-type="string">
            <text:p>10:51:00 26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98_fermi_2014-10-26T10:35:00.dat' (Had some NaN values which I manually removed)</text:p>
          </table:table-cell>
          <table:table-cell office:value-type="string" calcext:value-type="string">
            <text:p>Fermi</text:p>
          </table:table-cell>
          <table:table-cell office:value-type="string" calcext:value-type="string">
            <text:p>6-12(by Tish- Chloe used 25-50)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ce57" office:value-type="string" calcext:value-type="string">
            <text:p>13:07:00 26-OCT-14</text:p>
          </table:table-cell>
          <table:table-cell table:style-name="ce57" office:value-type="string" calcext:value-type="string">
            <text:p>13:09:00 26-OCT-14</text:p>
          </table:table-cell>
          <table:table-cell office:value-type="string" calcext:value-type="string">
            <text:p>0.75 of 2<text:span text:style-name="T2">nd</text:span> mode in trend</text:p>
          </table:table-cell>
          <table:table-cell office:value-type="string" calcext:value-type="string">
            <text:p>099_goes_2014-10-26T13:05:00_2014-10-26T13:54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57" office:value-type="date" office:date-value="2014-10-26T15:06:00" calcext:value-type="date">
            <text:p>15:06:00 26-Oct-14</text:p>
          </table:table-cell>
          <table:table-cell table:style-name="ce57" office:value-type="date" office:date-value="2014-10-26T15:52:00" calcext:value-type="date">
            <text:p>15:52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57" office:value-type="date" office:date-value="2014-10-26T15:52:00" calcext:value-type="date">
            <text:p>15:52:00 26-Oct-14</text:p>
          </table:table-cell>
          <table:table-cell table:style-name="ce57" office:value-type="date" office:date-value="2014-10-26T16:09:00" calcext:value-type="date">
            <text:p>16:09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57" office:value-type="date" office:date-value="2014-10-26T17:07:00" calcext:value-type="date">
            <text:p>17:07:00 26-Oct-14</text:p>
          </table:table-cell>
          <table:table-cell table:style-name="ce57" office:value-type="date" office:date-value="2014-10-26T17:46:00" calcext:value-type="date">
            <text:p>17:46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57" office:value-type="date" office:date-value="2014-10-26T17:56:00" calcext:value-type="date">
            <text:p>17:56:00 26-Oct-14</text:p>
          </table:table-cell>
          <table:table-cell table:style-name="ce57" office:value-type="date" office:date-value="2014-10-26T18:07:00" calcext:value-type="date">
            <text:p>18:07:00 26-Oct-14</text:p>
          </table:table-cell>
          <table:table-cell/>
          <table:table-cell office:value-type="string" calcext:value-type="string">
            <text:p>103_goes_2014-10-26T17:56:00_2014-10-26T18:07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table:style-name="ce57" office:value-type="date" office:date-value="2014-10-26T18:12:00" calcext:value-type="date">
            <text:p>18:12:00 26-Oct-14</text:p>
          </table:table-cell>
          <table:table-cell table:style-name="ce57" office:value-type="date" office:date-value="2014-10-26T18:15:30" calcext:value-type="date">
            <text:p>18:15:30 26-Oct-14</text:p>
          </table:table-cell>
          <table:table-cell/>
          <table:table-cell office:value-type="string" calcext:value-type="string">
            <text:p>'104_goes_2014-10-26T18:08:00_2014-10-26T18:4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104_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table:style-name="ce57" office:value-type="string" calcext:value-type="string">
            <text:p>18:12:40 26-OCT-14</text:p>
          </table:table-cell>
          <table:table-cell table:style-name="ce57" office:value-type="string" calcext:value-type="string">
            <text:p>18:15:28 26-OCT-14</text:p>
          </table:table-cell>
          <table:table-cell office:value-type="string" calcext:value-type="string">
            <text:p>2 modes in trend, 2 emd modes</text:p>
          </table:table-cell>
          <table:table-cell office:value-type="string" calcext:value-type="string">
            <text:p>'104_fermi_2014-10-26T18:08:00.dat'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table:style-name="ce57" office:value-type="string" calcext:value-type="string">
            <text:p>18:45:35 26-OCT-14</text:p>
          </table:table-cell>
          <table:table-cell table:style-name="ce57" office:value-type="string" calcext:value-type="string">
            <text:p>18:48:00 26-OCT-14</text:p>
          </table:table-cell>
          <table:table-cell/>
          <table:table-cell office:value-type="string" calcext:value-type="string">
            <text:p>105_goes_2014-10-26T18:41:00_2014-10-26T19:28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'20:04:00 26-OCT-14'</text:p>
          </table:table-cell>
          <table:table-cell office:value-type="string" calcext:value-type="string">
            <text:p>'20:09:30 26-OCT-14'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<text:s/>'106_goes_2014-10-26T19:54:00_2014-10-26T21:3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6_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185" calcext:value-type="float">
            <text:p>0.185</text:p>
          </table:table-cell>
          <table:table-cell table:style-name="ce57" office:value-type="string" calcext:value-type="string">
            <text:p>20:01:00 26-OCT-14</text:p>
          </table:table-cell>
          <table:table-cell table:style-name="ce57" office:value-type="string" calcext:value-type="string">
            <text:p>20:10:00 26-OCT-14</text:p>
          </table:table-cell>
          <table:table-cell/>
          <table:table-cell office:value-type="string" calcext:value-type="string">
            <text:p>106_fermi_2014-10-26T19:54:00.dat</text:p>
          </table:table-cell>
          <table:table-cell office:value-type="string" calcext:value-type="string">
            <text:p>Fermi </text:p>
          </table:table-cell>
          <table:table-cell office:value-type="string" calcext:value-type="string">
            <text:p>25-50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1:51:00 26-OCT-14</text:p>
          </table:table-cell>
          <table:table-cell office:value-type="string" calcext:value-type="string">
            <text:p>21:55:30 26-OCT-14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107_goes_2014-10-26T21:45:00_2014-10-26T22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0:29:00 27-OCT-14</text:p>
          </table:table-cell>
          <table:table-cell office:value-type="string" calcext:value-type="string">
            <text:p>00:34:15 27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108_goes_2014-10-27T00:03:00_2014-10-27T01:03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57" office:value-type="date" office:date-value="2014-10-27T01:45:00" calcext:value-type="date">
            <text:p>01:45:00 27-Oct-14</text:p>
          </table:table-cell>
          <table:table-cell table:style-name="ce57" office:value-type="date" office:date-value="2014-10-27T02:16:00" calcext:value-type="date">
            <text:p>02:16:00 27-Oct-14</text:p>
          </table:table-cell>
          <table:table-cell/>
          <table:table-cell office:value-type="string" calcext:value-type="string">
            <text:p>109_goes_2014-10-27T01:45:00_2014-10-27T02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03:34:00 27-OCT-14</text:p>
          </table:table-cell>
          <table:table-cell office:value-type="string" calcext:value-type="string">
            <text:p>04:13:00 27-OCT-14</text:p>
          </table:table-cell>
          <table:table-cell/>
          <table:table-cell office:value-type="string" calcext:value-type="string">
            <text:p>110_goes_2014-10-27T03:34:00_2014-10-27T04:13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05:02:00 27-OCT-14</text:p>
          </table:table-cell>
          <table:table-cell office:value-type="string" calcext:value-type="string">
            <text:p>05:16:00 27-OCT-14</text:p>
          </table:table-cell>
          <table:table-cell/>
          <table:table-cell office:value-type="string" calcext:value-type="string">
            <text:p>111_goes_2014-10-27T05:02:00_2014-10-27T05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" calcext:value-type="float">
            <text:p>0.02</text:p>
          </table:table-cell>
          <table:table-cell office:value-type="float" office:value="1.4" calcext:value-type="float">
            <text:p>1.4</text:p>
          </table:table-cell>
          <table:table-cell table:style-name="ce57" office:value-type="string" calcext:value-type="string">
            <text:p>05:21:00 27-OCT-14</text:p>
          </table:table-cell>
          <table:table-cell table:style-name="ce57" office:value-type="string" calcext:value-type="string">
            <text:p>05:25:30 27-OCT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12_goes_2014-10-27T05:21:00_2014-10-27T06:1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" calcext:value-type="float">
            <text:p>0.02</text:p>
          </table:table-cell>
          <table:table-cell office:value-type="float" office:value="0.075" calcext:value-type="float">
            <text:p>0.075</text:p>
          </table:table-cell>
          <table:table-cell table:style-name="ce57" office:value-type="string" calcext:value-type="string">
            <text:p>06:58:40 27-OCT-14</text:p>
          </table:table-cell>
          <table:table-cell table:style-name="ce57" office:value-type="string" calcext:value-type="string">
            <text:p>07:02:00 27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113_goes_2014-10-27T06:57:00_2014-10-27T07:12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07:12:00 27-OCT-14</text:p>
          </table:table-cell>
          <table:table-cell office:value-type="string" calcext:value-type="string">
            <text:p>07:30:00 27-OCT-14</text:p>
          </table:table-cell>
          <table:table-cell/>
          <table:table-cell office:value-type="string" calcext:value-type="string">
            <text:p>114_goes_2014-10-27T07:12:00_2014-10-27T07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" calcext:value-type="float">
            <text:p>0.15</text:p>
          </table:table-cell>
          <table:table-cell table:style-name="ce57" office:value-type="string" calcext:value-type="string">
            <text:p>09:57:45 27-OCT-14</text:p>
          </table:table-cell>
          <table:table-cell table:style-name="ce57" office:value-type="string" calcext:value-type="string">
            <text:p>10:05:00 27-OCT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15_goes_2014-10-27T09:55:00_2014-10-27T10:26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style-name="ce54" office:value-type="date" office:date-value="2014-10-27T14:05:00" calcext:value-type="date">
            <text:p>14:05:00 27-Oct-14</text:p>
          </table:table-cell>
          <table:table-cell table:style-name="ce57" office:value-type="date" office:date-value="2014-10-27T16:56:00" calcext:value-type="date">
            <text:p>16:56:00 27-Oct-14</text:p>
          </table:table-cell>
          <table:table-cell/>
          <table:table-cell office:value-type="string" calcext:value-type="string">
            <text:p>116_goes_2014-10-27T14:05:00_2014-10-27T15:09:00.da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table:style-name="ce57" office:value-type="string" calcext:value-type="string">
            <text:p>17:36:00 27-OCT-14</text:p>
          </table:table-cell>
          <table:table-cell table:style-name="ce57" office:value-type="string" calcext:value-type="string">
            <text:p>17:37:40 27-OCT-14</text:p>
          </table:table-cell>
          <table:table-cell/>
          <table:table-cell office:value-type="string" calcext:value-type="string">
            <text:p>'117_goes_2014-10-27T17:30:00_2014-10-27T18:2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57" office:value-type="date" office:date-value="2014-10-27T21:18:00" calcext:value-type="date">
            <text:p>21:18:00 27-Oct-14</text:p>
          </table:table-cell>
          <table:table-cell table:style-name="ce57" office:value-type="date" office:date-value="2014-10-27T21:45:00" calcext:value-type="date">
            <text:p>21:45:00 27-Oct-14</text:p>
          </table:table-cell>
          <table:table-cell/>
          <table:table-cell office:value-type="string" calcext:value-type="string">
            <text:p>118_goes_2014-10-27T21:18:00_2014-10-27T21:45:00.da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57" office:value-type="date" office:date-value="2014-10-27T22:52:00" calcext:value-type="date">
            <text:p>22:52:00 27-Oct-14</text:p>
          </table:table-cell>
          <table:table-cell table:style-name="ce57" office:value-type="date" office:date-value="2014-10-27T23:30:00" calcext:value-type="date">
            <text:p>23:30:00 27-Oct-14</text:p>
          </table:table-cell>
          <table:table-cell/>
          <table:table-cell office:value-type="string" calcext:value-type="string">
            <text:p>119_goes_2014-10-27T22:52:00_2014-10-27T23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57" office:value-type="date" office:date-value="2014-10-28T02:02:00" calcext:value-type="date">
            <text:p>02:02:00 28-Oct-14</text:p>
          </table:table-cell>
          <table:table-cell table:style-name="ce57" office:value-type="date" office:date-value="2014-10-28T03:14:00" calcext:value-type="date">
            <text:p>03:14:00 28-Oct-14</text:p>
          </table:table-cell>
          <table:table-cell/>
          <table:table-cell office:value-type="string" calcext:value-type="string">
            <text:p>120_goes_2014-10-28T02:02:00_2014-10-28T03:14:00.da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57" office:value-type="date" office:date-value="2014-10-28T06:07:00" calcext:value-type="date">
            <text:p>06:07:00 28-Oct-14</text:p>
          </table:table-cell>
          <table:table-cell table:style-name="ce57" office:value-type="date" office:date-value="2014-10-28T06:37:00" calcext:value-type="date">
            <text:p>06:37:00 28-Oct-14</text:p>
          </table:table-cell>
          <table:table-cell/>
          <table:table-cell office:value-type="string" calcext:value-type="string">
            <text:p>121_goes_2014-10-28T06:07:00_2014-10-28T06:37:00.da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57" office:value-type="date" office:date-value="2014-10-28T08:21:00" calcext:value-type="date">
            <text:p>08:21:00 28-Oct-14</text:p>
          </table:table-cell>
          <table:table-cell table:style-name="ce57" office:value-type="date" office:date-value="2014-10-28T08:34:00" calcext:value-type="date">
            <text:p>08:34:00 28-Oct-14</text:p>
          </table:table-cell>
          <table:table-cell/>
          <table:table-cell office:value-type="string" calcext:value-type="string">
            <text:p>122_goes_2014-10-28T08:21:00_2014-10-28T08:34:00.da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57" office:value-type="date" office:date-value="2014-10-28T11:03:00" calcext:value-type="date">
            <text:p>11:03:00 28-Oct-14</text:p>
          </table:table-cell>
          <table:table-cell table:style-name="ce57" office:value-type="date" office:date-value="2014-10-28T11:21:00" calcext:value-type="date">
            <text:p>11:21:00 28-Oct-14</text:p>
          </table:table-cell>
          <table:table-cell/>
          <table:table-cell office:value-type="string" calcext:value-type="string">
            <text:p>123_goes_2014-10-28T11:03:00_2014-10-28T11:21:0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57" office:value-type="date" office:date-value="2014-10-28T13:55:00" calcext:value-type="date">
            <text:p>13:55:00 28-Oct-14</text:p>
          </table:table-cell>
          <table:table-cell table:style-name="ce57" office:value-type="date" office:date-value="2014-10-28T15:15:00" calcext:value-type="date">
            <text:p>15:15:00 28-Oct-14</text:p>
          </table:table-cell>
          <table:table-cell/>
          <table:table-cell office:value-type="string" calcext:value-type="string">
            <text:p>124_goes_2014-10-28T13:55:00_2014-10-28T14:23:00.da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57" office:value-type="date" office:date-value="2014-10-29T03:11:00" calcext:value-type="date">
            <text:p>03:11:00 29-Oct-14</text:p>
          </table:table-cell>
          <table:table-cell table:style-name="ce57" office:value-type="date" office:date-value="2014-10-29T03:21:00" calcext:value-type="date">
            <text:p>03:21:00 29-Oct-14</text:p>
          </table:table-cell>
          <table:table-cell/>
          <table:table-cell office:value-type="string" calcext:value-type="string">
            <text:p>125_goes_2014-10-29T03:11:00_2014-10-29T03:21:00.da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57" office:value-type="date" office:date-value="2014-10-29T03:31:00" calcext:value-type="date">
            <text:p>03:31:00 29-Oct-14</text:p>
          </table:table-cell>
          <table:table-cell table:style-name="ce57" office:value-type="date" office:date-value="2014-10-29T05:12:00" calcext:value-type="date">
            <text:p>05:12:00 29-Oct-14</text:p>
          </table:table-cell>
          <table:table-cell/>
          <table:table-cell office:value-type="string" calcext:value-type="string">
            <text:p>126_goes_2014-10-29T03:31:00_2014-10-29T04:19:00.da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57" office:value-type="date" office:date-value="2014-10-29T06:04:00" calcext:value-type="date">
            <text:p>06:04:00 29-Oct-14</text:p>
          </table:table-cell>
          <table:table-cell table:style-name="ce57" office:value-type="date" office:date-value="2014-10-29T08:02:00" calcext:value-type="date">
            <text:p>08:02:00 29-Oct-14</text:p>
          </table:table-cell>
          <table:table-cell/>
          <table:table-cell office:value-type="string" calcext:value-type="string">
            <text:p>127_goes_2014-10-29T06:04:00_2014-10-29T08:02:00.da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57" office:value-type="date" office:date-value="2014-10-29T08:12:00" calcext:value-type="date">
            <text:p>08:12:00 29-Oct-14</text:p>
          </table:table-cell>
          <table:table-cell table:style-name="ce57" office:value-type="date" office:date-value="2014-10-29T08:52:00" calcext:value-type="date">
            <text:p>08:52:00 29-Oct-14</text:p>
          </table:table-cell>
          <table:table-cell/>
          <table:table-cell office:value-type="string" calcext:value-type="string">
            <text:p>128_goes_2014-10-29T08:12:00_2014-10-29T08:52:00.da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57" office:value-type="date" office:date-value="2014-10-29T09:58:05" calcext:value-type="date">
            <text:p>09:58:05 29-Oct-14</text:p>
          </table:table-cell>
          <table:table-cell table:style-name="ce57" office:value-type="date" office:date-value="2014-10-29T10:00:30" calcext:value-type="date">
            <text:p>10:00:30 29-Oct-14</text:p>
          </table:table-cell>
          <table:table-cell/>
          <table:table-cell office:value-type="string" calcext:value-type="string">
            <text:p>129_goes_2014-10-29T09:54:00_2014-10-29T11:25:00.dat/ 129_eve_2014-10-29T09540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57" office:value-type="string" calcext:value-type="string">
            <text:p>13:58:00 29-OCT-14</text:p>
          </table:table-cell>
          <table:table-cell table:style-name="ce62" office:value-type="string" calcext:value-type="string">
            <text:p>14:01:00 29-OCT-14</text:p>
          </table:table-cell>
          <table:table-cell/>
          <table:table-cell office:value-type="string" calcext:value-type="string">
            <text:p>'130_goes_2014-10-29T13:57:00_2014-10-29T14:07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table:style-name="ce57" office:value-type="string" calcext:value-type="string">
            <text:p>14:25:00 29-OCT-14</text:p>
          </table:table-cell>
          <table:table-cell table:style-name="ce57" office:value-type="string" calcext:value-type="string">
            <text:p>14:28:30 29-OCT-14</text:p>
          </table:table-cell>
          <table:table-cell office:value-type="string" calcext:value-type="string">
            <text:p>3 modes in trend</text:p>
          </table:table-cell>
          <table:table-cell office:value-type="string" calcext:value-type="string">
            <text:p>131_goes_2014-10-29T14:25:00_2014-10-29T15:2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table:style-name="ce57" office:value-type="string" calcext:value-type="string">
            <text:p>16:09:30 29-OCT-14</text:p>
          </table:table-cell>
          <table:table-cell table:style-name="ce57" office:value-type="string" calcext:value-type="string">
            <text:p>16:14:00 29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132_goes_2014-10-29T16:07:00_2014-10-29T17:0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style-name="ce72" office:value-type="string" calcext:value-type="string">
            <text:p>18:49:00 29-OCT-14</text:p>
          </table:table-cell>
          <table:table-cell table:style-name="ce72" office:value-type="string" calcext:value-type="string">
            <text:p>18:57:00 29-OCT-14</text:p>
          </table:table-cell>
          <table:table-cell/>
          <table:table-cell office:value-type="string" calcext:value-type="string">
            <text:p>133_goes_2014-10-29T18:49:00_2014-10-29T18:57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style-name="ce57" office:value-type="string" calcext:value-type="string">
            <text:p>19:32:00 29-OCT-14</text:p>
          </table:table-cell>
          <table:table-cell table:style-name="ce57" office:value-type="string" calcext:value-type="string">
            <text:p>19:40:00 29-OCT-14</text:p>
          </table:table-cell>
          <table:table-cell office:value-type="string" calcext:value-type="string">
            <text:p>2 modes in trend, 3 sig IMFs</text:p>
          </table:table-cell>
          <table:table-cell office:value-type="string" calcext:value-type="string">
            <text:p>134_goes_2014-10-29T19:32:00_2014-10-29T20:19:00.dat</text:p>
          </table:table-cell>
          <table:table-cell office:value-type="string" calcext:value-type="string">
            <text:p>GOES 4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23" calcext:value-type="float">
            <text:p>0.723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21:21:46 29-OCT-14</text:p>
          </table:table-cell>
          <table:table-cell office:value-type="string" calcext:value-type="string">
            <text:p>21:22:15 29-OCT-14</text:p>
          </table:table-cell>
          <table:table-cell/>
          <table:table-cell office:value-type="string" calcext:value-type="string">
            <text:p>135_fermi_2014-10-29T21:21:00.dat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5_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1:21:28 29-OCT-14</text:p>
          </table:table-cell>
          <table:table-cell office:value-type="string" calcext:value-type="string">
            <text:p>21:22:52 29-OCT-14</text:p>
          </table:table-cell>
          <table:table-cell/>
          <table:table-cell office:value-type="string" calcext:value-type="string">
            <text:p>'135_vernov_2014-10-29T212100.txt'</text:p>
          </table:table-cell>
          <table:table-cell office:value-type="string" calcext:value-type="string">
            <text:p>Vernov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23:01:00 29-OCT-14</text:p>
          </table:table-cell>
          <table:table-cell office:value-type="string" calcext:value-type="string">
            <text:p>23:16:00 29-OCT-14</text:p>
          </table:table-cell>
          <table:table-cell/>
          <table:table-cell office:value-type="string" calcext:value-type="string">
            <text:p>136_goes_2014-10-29T23:01:00_2014-10-29T23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57" office:value-type="date" office:date-value="2014-10-29T23:20:00" calcext:value-type="date">
            <text:p>23:20:00 29-Oct-14</text:p>
          </table:table-cell>
          <table:table-cell table:style-name="ce57" office:value-type="date" office:date-value="2014-10-29T23:35:00" calcext:value-type="date">
            <text:p>23:35:00 29-Oct-14</text:p>
          </table:table-cell>
          <table:table-cell/>
          <table:table-cell office:value-type="string" calcext:value-type="string">
            <text:p>137_goes_2014-10-29T23:20:00_2014-10-29T23:35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57" office:value-type="string" calcext:value-type="string">
            <text:p>23:45:45 29-OCT-14</text:p>
          </table:table-cell>
          <table:table-cell table:style-name="ce57" office:value-type="string" calcext:value-type="string">
            <text:p>23:49:41 29-OCT-14</text:p>
          </table:table-cell>
          <table:table-cell office:value-type="string" calcext:value-type="string">
            <text:p>Didn’t work :( </text:p>
          </table:table-cell>
          <table:table-cell office:value-type="string" calcext:value-type="string">
            <text:p>'138_norh_2014-10-29T23:40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57" office:value-type="date" office:date-value="2014-10-30T00:35:00" calcext:value-type="date">
            <text:p>00:35:00 30-Oct-14</text:p>
          </table:table-cell>
          <table:table-cell table:style-name="ce57" office:value-type="date" office:date-value="2014-10-30T01:00:00" calcext:value-type="date">
            <text:p>01:00:00 30-Oct-14</text:p>
          </table:table-cell>
          <table:table-cell/>
          <table:table-cell office:value-type="string" calcext:value-type="string">
            <text:p>139_goes_2014-10-30T00:35:00_2014-10-30T01:0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5" calcext:value-type="float">
            <text:p>0.185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'01:28:15 30-OCT-14'</text:p>
          </table:table-cell>
          <table:table-cell office:value-type="string" calcext:value-type="string">
            <text:p>'01:30:50 30-OCT-14'</text:p>
          </table:table-cell>
          <table:table-cell/>
          <table:table-cell office:value-type="string" calcext:value-type="string">
            <text:p>'140_goes_2014-10-30T01:20:00_2014-10-30T03:4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.05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'04:23:52 30-OCT-14'</text:p>
          </table:table-cell>
          <table:table-cell office:value-type="string" calcext:value-type="string">
            <text:p>'04:27:55 30-OCT-14'</text:p>
          </table:table-cell>
          <table:table-cell/>
          <table:table-cell office:value-type="string" calcext:value-type="string">
            <text:p>'141_goes_2014-10-30T04:18:00_2014-10-30T05:1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05:43:45 30-OCT-14'</text:p>
          </table:table-cell>
          <table:table-cell office:value-type="string" calcext:value-type="string">
            <text:p>'05:45:30 30-OCT-14'</text:p>
          </table:table-cell>
          <table:table-cell/>
          <table:table-cell office:value-type="string" calcext:value-type="string">
            <text:p>'142_goes_2014-10-30T05:42:00_2014-10-30T05:53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_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:44:22 30-OCT-14</text:p>
          </table:table-cell>
          <table:table-cell office:value-type="string" calcext:value-type="string">
            <text:p>05:45:30 30-OCT-14</text:p>
          </table:table-cell>
          <table:table-cell/>
          <table:table-cell table:style-name="ce53" office:value-type="string" calcext:value-type="string">
            <text:p>142_norh_2014-10-30T05:42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12:38:00 30-OCT-14</text:p>
          </table:table-cell>
          <table:table-cell office:value-type="string" calcext:value-type="string">
            <text:p>13:05:00 30-OCT-14</text:p>
          </table:table-cell>
          <table:table-cell/>
          <table:table-cell office:value-type="string" calcext:value-type="string">
            <text:p>143_goes_2014-10-30T12:38:00_2014-10-30T13:05:00.dat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/>
          <table:table-cell office:value-type="string" calcext:value-type="string">
            <text:p>144_goes_2014-10-30T15:19:00_2014-10-30T15:55:00.dat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5"/>
          <table:table-cell office:value-type="string" calcext:value-type="string">
            <text:p>145_goes_2014-10-31T00:32:00_2014-10-31T01:41:00.dat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146_goes_2014-11-12T09:21:00_2014-11-12T09:35:00.dat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6:05:40 13-NOV-14</text:p>
          </table:table-cell>
          <table:table-cell office:value-type="string" calcext:value-type="string">
            <text:p>06:07:00 13-NOV-14</text:p>
          </table:table-cell>
          <table:table-cell/>
          <table:table-cell office:value-type="string" calcext:value-type="string">
            <text:p>147_norh_2014-11-13T05:39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table:style-name="ce57" office:value-type="string" calcext:value-type="string">
            <text:p>07:45:00 14-NOV-14</text:p>
          </table:table-cell>
          <table:table-cell table:style-name="ce57" office:value-type="string" calcext:value-type="string">
            <text:p>07:51:00 14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49_goes_2014-11-14T07:45:00_2014-11-14T08:35:00.dat</text:p>
          </table:table-cell>
          <table:table-cell office:value-type="string" calcext:value-type="string">
            <text:p>GOES 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3:36:00 14-NOV-14</text:p>
          </table:table-cell>
          <table:table-cell office:value-type="string" calcext:value-type="string">
            <text:p>23:40:40 14-NOV-14</text:p>
          </table:table-cell>
          <table:table-cell/>
          <table:table-cell office:value-type="string" calcext:value-type="string">
            <text:p>150_goes_2014-11-14T23:27:00_2014-11-15T00:20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151_goes_2014-11-15T06:11:00_2014-11-15T06:24:00</text:p>
          </table:table-cell>
          <table:table-cell table:number-columns-repeated="1017"/>
        </table:table-row>
        <table:table-row table:style-name="ro12">
          <table:table-cell office:value-type="float" office:value="152" calcext:value-type="float">
            <text:p>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'11:54:00 15-NOV-14'</text:p>
          </table:table-cell>
          <table:table-cell office:value-type="string" calcext:value-type="string">
            <text:p>'12:04:10 15-NOV-14'</text:p>
          </table:table-cell>
          <table:table-cell office:value-type="string" calcext:value-type="string">
            <text:p>SEEN IN BOTH GOES</text:p>
            <text:p> CHANNELS (same times)</text:p>
          </table:table-cell>
          <table:table-cell office:value-type="string" calcext:value-type="string">
            <text:p>'152_goes_2014-11-15T11:47:00_2014-11-15T13:20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2_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:00:20 15-NOV-14</text:p>
          </table:table-cell>
          <table:table-cell office:value-type="string" calcext:value-type="string">
            <text:p>12:01:00 15-NOV-14</text:p>
          </table:table-cell>
          <table:table-cell/>
          <table:table-cell office:value-type="string" calcext:value-type="string">
            <text:p>152_eve_2014-11-15T114700.dat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othing detected 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.05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'20:42:20 15-NOV-14'</text:p>
          </table:table-cell>
          <table:table-cell office:value-type="string" calcext:value-type="string">
            <text:p>'20:49:10 15-NOV-14'</text:p>
          </table:table-cell>
          <table:table-cell/>
          <table:table-cell office:value-type="string" calcext:value-type="string">
            <text:p>'153_goes_2014-11-15T20:41:00_2014-11-15T21:55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154_goes_2014-11-15T23:31:00_2014-11-16T00:0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5"/>
          <table:table-cell office:value-type="string" calcext:value-type="string">
            <text:p>155_goes_2014-11-16T01:12:00_2014-11-16T01:28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 table:style-name="ce57" office:value-type="string" calcext:value-type="string">
            <text:p>07:40:00 16-NOV-14</text:p>
          </table:table-cell>
          <table:table-cell table:style-name="ce57" office:value-type="string" calcext:value-type="string">
            <text:p>07:45:40 16-NOV-14</text:p>
          </table:table-cell>
          <table:table-cell/>
          <table:table-cell office:value-type="string" calcext:value-type="string">
            <text:p>156_goes_2014-11-16T07:29:00_2014-11-16T08:00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57" office:value-type="date" office:date-value="2014-11-16T09:09:00" calcext:value-type="date">
            <text:p>09:09:00 16-Nov-14</text:p>
          </table:table-cell>
          <table:table-cell table:style-name="ce57" office:value-type="date" office:date-value="2014-11-16T09:31:00" calcext:value-type="date">
            <text:p>09:31:00 16-Nov-14</text:p>
          </table:table-cell>
          <table:table-cell/>
          <table:table-cell office:value-type="string" calcext:value-type="string">
            <text:p>157_goes_2014-11-16T09:09:00_2014-11-16T09:31:0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57" office:value-type="date" office:date-value="2014-11-16T10:00:00" calcext:value-type="date">
            <text:p>10:00:00 16-Nov-14</text:p>
          </table:table-cell>
          <table:table-cell table:style-name="ce57" office:value-type="date" office:date-value="2014-11-16T10:20:59.999999" calcext:value-type="date">
            <text:p>10:21:00 16-Nov-14</text:p>
          </table:table-cell>
          <table:table-cell/>
          <table:table-cell office:value-type="string" calcext:value-type="string">
            <text:p>158_goes_2014-11-16T10:00:00_2014-11-16T10:21:0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table:style-name="ce57" office:value-type="string" calcext:value-type="string">
            <text:p>13:40:00 16-NOV-14</text:p>
          </table:table-cell>
          <table:table-cell table:style-name="ce57" office:value-type="string" calcext:value-type="string">
            <text:p>13:44:00 16-NOV-14</text:p>
          </table:table-cell>
          <table:table-cell office:value-type="string" calcext:value-type="string">
            <text:p>2 modes in trend, IMF is 0<text:span text:style-name="T2">th</text:span> mode</text:p>
          </table:table-cell>
          <table:table-cell office:value-type="string" calcext:value-type="string">
            <text:p>159_goes_2014-11-16T13:40:00_2014-11-16T13:56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57" office:value-type="date" office:date-value="2014-11-16T16:41:00" calcext:value-type="date">
            <text:p>16:41:00 16-Nov-14</text:p>
          </table:table-cell>
          <table:table-cell table:style-name="ce57" office:value-type="date" office:date-value="2014-11-16T17:19:00" calcext:value-type="date">
            <text:p>17:19:00 16-Nov-14</text:p>
          </table:table-cell>
          <table:table-cell/>
          <table:table-cell office:value-type="string" calcext:value-type="string">
            <text:p>160_goes_2014-11-16T16:41:00_2014-11-16T17:19:0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'17:41:20 16-NOV-14'</text:p>
          </table:table-cell>
          <table:table-cell office:value-type="string" calcext:value-type="string">
            <text:p>'17:45:30 16-NOV-14'</text:p>
          </table:table-cell>
          <table:table-cell/>
          <table:table-cell office:value-type="string" calcext:value-type="string">
            <text:p>'161_goes_2014-11-16T17:35:00_2014-11-16T19:17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57" office:value-type="date" office:date-value="2014-11-16T22:02:00" calcext:value-type="date">
            <text:p>22:02:00 16-Nov-14</text:p>
          </table:table-cell>
          <table:table-cell table:style-name="ce57" office:value-type="date" office:date-value="2014-11-16T22:16:00" calcext:value-type="date">
            <text:p>22:16:00 16-Nov-14</text:p>
          </table:table-cell>
          <table:table-cell/>
          <table:table-cell office:value-type="string" calcext:value-type="string">
            <text:p>162_goes_2014-11-16T22:02:00_2014-11-16T22:16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06:03:00 17-NOV-14</text:p>
          </table:table-cell>
          <table:table-cell office:value-type="string" calcext:value-type="string">
            <text:p>06:11:00 17-NOV-14</text:p>
          </table:table-cell>
          <table:table-cell/>
          <table:table-cell office:value-type="string" calcext:value-type="string">
            <text:p>163_goes_2014-11-17T06:03:00_2014-11-17T06:11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57" office:value-type="date" office:date-value="2014-11-17T18:20:00" calcext:value-type="date">
            <text:p>18:20:00 17-Nov-14</text:p>
          </table:table-cell>
          <table:table-cell table:style-name="ce57" office:value-type="date" office:date-value="2014-11-17T18:56:00" calcext:value-type="date">
            <text:p>18:56:00 17-Nov-14</text:p>
          </table:table-cell>
          <table:table-cell/>
          <table:table-cell office:value-type="string" calcext:value-type="string">
            <text:p>164_goes_2014-11-17T18:20:00_2014-11-17T18:56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57" office:value-type="date" office:date-value="2014-11-18T08:02:00" calcext:value-type="date">
            <text:p>08:02:00 18-Nov-14</text:p>
          </table:table-cell>
          <table:table-cell table:style-name="ce57" office:value-type="date" office:date-value="2014-11-18T08:45:00" calcext:value-type="date">
            <text:p>08:45:00 18-Nov-14</text:p>
          </table:table-cell>
          <table:table-cell/>
          <table:table-cell office:value-type="string" calcext:value-type="string">
            <text:p>165_goes_2014-11-18T08:02:00_2014-11-18T08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57" office:value-type="date" office:date-value="2014-11-18T14:15:00" calcext:value-type="date">
            <text:p>14:15:00 18-Nov-14</text:p>
          </table:table-cell>
          <table:table-cell table:style-name="ce57" office:value-type="date" office:date-value="2014-11-18T17:33:00" calcext:value-type="date">
            <text:p>17:33:00 18-Nov-14</text:p>
          </table:table-cell>
          <table:table-cell/>
          <table:table-cell office:value-type="string" calcext:value-type="string">
            <text:p>166_goes_2014-11-18T14:15:00_2014-11-18T17:3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57" office:value-type="date" office:date-value="2014-11-18T19:23:00" calcext:value-type="date">
            <text:p>19:23:00 18-Nov-14</text:p>
          </table:table-cell>
          <table:table-cell table:style-name="ce57" office:value-type="date" office:date-value="2014-11-18T19:45:00" calcext:value-type="date">
            <text:p>19:45:00 18-Nov-14</text:p>
          </table:table-cell>
          <table:table-cell/>
          <table:table-cell office:value-type="string" calcext:value-type="string">
            <text:p>167_goes_2014-11-18T19:23:00_2014-11-18T19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57" office:value-type="date" office:date-value="2014-11-19T18:57:00" calcext:value-type="date">
            <text:p>18:57:00 19-Nov-14</text:p>
          </table:table-cell>
          <table:table-cell table:style-name="ce57" office:value-type="date" office:date-value="2014-11-19T19:20:00" calcext:value-type="date">
            <text:p>19:20:00 19-Nov-14</text:p>
          </table:table-cell>
          <table:table-cell/>
          <table:table-cell office:value-type="string" calcext:value-type="string">
            <text:p>168_goes_2014-11-19T18:57:00_2014-11-19T19:2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57" office:value-type="date" office:date-value="2014-11-20T19:36:59.999999" calcext:value-type="date">
            <text:p>19:37:00 20-Nov-14</text:p>
          </table:table-cell>
          <table:table-cell table:style-name="ce57" office:value-type="date" office:date-value="2014-11-20T20:50:00" calcext:value-type="date">
            <text:p>20:50:00 20-Nov-14</text:p>
          </table:table-cell>
          <table:table-cell/>
          <table:table-cell office:value-type="string" calcext:value-type="string">
            <text:p>169_goes_2014-11-20T19:37:00_2014-11-20T20:0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57" office:value-type="date" office:date-value="2014-11-20T21:01:00" calcext:value-type="date">
            <text:p>21:01:00 20-Nov-14</text:p>
          </table:table-cell>
          <table:table-cell table:style-name="ce57" office:value-type="date" office:date-value="2014-11-20T22:00:00" calcext:value-type="date">
            <text:p>22:00:00 20-Nov-14</text:p>
          </table:table-cell>
          <table:table-cell/>
          <table:table-cell office:value-type="string" calcext:value-type="string">
            <text:p>170_goes_2014-11-20T21:01:00_2014-11-20T22:0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table:style-name="ce57" office:value-type="date" office:date-value="2014-11-21T01:54:00" calcext:value-type="date">
            <text:p>01:54:00 21-Nov-14</text:p>
          </table:table-cell>
          <table:table-cell table:style-name="ce57" office:value-type="string" calcext:value-type="string">
            <text:p>01:59:00 21-NOV-14</text:p>
          </table:table-cell>
          <table:table-cell/>
          <table:table-cell office:value-type="string" calcext:value-type="string">
            <text:p>171_goes_2014-11-21T01:54:00_2014-11-21T02:39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5" calcext:value-type="float">
            <text:p>0.85</text:p>
          </table:table-cell>
          <table:table-cell office:value-type="float" office:value="0.705" calcext:value-type="float">
            <text:p>0.705</text:p>
          </table:table-cell>
          <table:table-cell table:style-name="ce57" office:value-type="string" calcext:value-type="string">
            <text:p>04:44:00 21-NOV-14</text:p>
          </table:table-cell>
          <table:table-cell table:style-name="ce57" office:value-type="string" calcext:value-type="string">
            <text:p>04:46:10 21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72_goes_2014-11-21T04:44:00_2014-11-21T04:54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57" office:value-type="date" office:date-value="2014-11-21T23:29:00" calcext:value-type="date">
            <text:p>23:29:00 21-Nov-14</text:p>
          </table:table-cell>
          <table:table-cell table:style-name="ce57" office:value-type="date" office:date-value="2014-11-21T23:45:00" calcext:value-type="date">
            <text:p>23:45:00 21-Nov-14</text:p>
          </table:table-cell>
          <table:table-cell/>
          <table:table-cell office:value-type="string" calcext:value-type="string">
            <text:p>173_goes_2014-11-21T23:29:00_2014-11-21T23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57" office:value-type="date" office:date-value="2014-11-22T00:08:00" calcext:value-type="date">
            <text:p>00:08:00 22-Nov-14</text:p>
          </table:table-cell>
          <table:table-cell table:style-name="ce57" office:value-type="date" office:date-value="2014-11-22T00:51:00" calcext:value-type="date">
            <text:p>00:51:00 22-Nov-14</text:p>
          </table:table-cell>
          <table:table-cell/>
          <table:table-cell office:value-type="string" calcext:value-type="string">
            <text:p>174_goes_2014-11-22T00:08:00_2014-11-22T00:51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57" office:value-type="date" office:date-value="2014-11-22T00:56:00" calcext:value-type="date">
            <text:p>00:56:00 22-Nov-14</text:p>
          </table:table-cell>
          <table:table-cell table:style-name="ce57" office:value-type="date" office:date-value="2014-11-22T02:35:00" calcext:value-type="date">
            <text:p>02:35:00 22-Nov-14</text:p>
          </table:table-cell>
          <table:table-cell/>
          <table:table-cell office:value-type="string" calcext:value-type="string">
            <text:p>175_goes_2014-11-22T00:56:00_2014-11-22T01:0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style-name="ce57" office:value-type="string" calcext:value-type="string">
            <text:p>03:37:30 22-NOV-14</text:p>
          </table:table-cell>
          <table:table-cell table:style-name="ce57" office:value-type="string" calcext:value-type="string">
            <text:p>03:41:00 22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76_goes_2014-11-22T03:36:00_2014-11-22T04:02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06:02:20 22-NOV-14'</text:p>
          </table:table-cell>
          <table:table-cell office:value-type="string" calcext:value-type="string">
            <text:p>'06:03:45 22-NOV-14'</text:p>
          </table:table-cell>
          <table:table-cell/>
          <table:table-cell office:value-type="string" calcext:value-type="string">
            <text:p>'177_goes_2014-11-22T05:58:00_2014-11-22T06:34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&amp;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7_2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57" office:value-type="string" calcext:value-type="string">
            <text:p>06:02:20 22-NOV-14</text:p>
          </table:table-cell>
          <table:table-cell table:style-name="ce57" office:value-type="string" calcext:value-type="string">
            <text:p>06:03:45 22-NOV-14</text:p>
          </table:table-cell>
          <table:table-cell/>
          <table:table-cell office:value-type="string" calcext:value-type="string">
            <text:p>'177_goes_2014-11-22T05:58:00_2014-11-22T06:34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&amp;4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57" office:value-type="string" calcext:value-type="string">
            <text:p>09:51:00 22-NOV-14</text:p>
          </table:table-cell>
          <table:table-cell table:style-name="ce57" office:value-type="string" calcext:value-type="string">
            <text:p>10:04:00 22-NOV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57" office:value-type="date" office:date-value="2014-11-22T13:22:00" calcext:value-type="date">
            <text:p>13:22:00 22-Nov-14</text:p>
          </table:table-cell>
          <table:table-cell table:style-name="ce57" office:value-type="date" office:date-value="2014-11-22T14:03:00" calcext:value-type="date">
            <text:p>14:03:00 22-Nov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7:10:00 22-NOV-14</text:p>
          </table:table-cell>
          <table:table-cell office:value-type="string" calcext:value-type="string">
            <text:p>17:13:30 22-NOV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180_goes_2014-11-22T17:09:00_2014-11-22T17:36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style-name="ce57" office:value-type="string" calcext:value-type="string">
            <text:p>05:34:20 23-NOV-14</text:p>
          </table:table-cell>
          <table:table-cell table:style-name="ce57" office:value-type="string" calcext:value-type="string">
            <text:p>05:38:20 23-NOV-14</text:p>
          </table:table-cell>
          <table:table-cell/>
          <table:table-cell office:value-type="string" calcext:value-type="string">
            <text:p>181_goes_2014-11-23T05:30:00_2014-11-23T06:08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1:55:01.612484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4-10T14:50:34.778354930</dc:date>
    <meta:editing-duration>P12DT3H46M37S</meta:editing-duration>
    <meta:editing-cycles>514</meta:editing-cycles>
    <meta:generator>LibreOffice/5.3.6.1$Linux_X86_64 LibreOffice_project/30$Build-1</meta:generator>
    <meta:document-statistic meta:table-count="3" meta:cell-count="53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41cm" svg:height="12.686cm" xlink:href=".." xlink:type="simple" chart:class="chart:scatter" chart:style-name="ch1">
        <chart:title svg:x="8.61cm" svg:y="0.388cm" chart:style-name="ch2">
          <text:p>EMD vs. Fourier</text:p>
        </chart:title>
        <chart:plot-area chart:style-name="ch3" table:cell-range-address="Sheet1.E3:Sheet1.E200 Sheet1.K3:Sheet1.K200" svg:x="1.371cm" svg:y="1.394cm" svg:width="18.858cm" svg:height="10.11cm">
          <chartooo:coordinate-region svg:x="1.992cm" svg:y="1.567cm" svg:width="17.719cm" svg:height="9.343cm"/>
          <chart:axis chart:dimension="x" chart:name="primary-x" chart:style-name="ch4">
            <chart:title svg:x="9.499cm" svg:y="11.757cm" chart:style-name="ch5">
              <text:p>Fourier period (s)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7.591cm" chart:style-name="ch8">
              <text:p>EMD period (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K3:Sheet1.K200" chart:class="chart:scatter">
            <chart:domain table:cell-range-address="Sheet1.E3:Sheet1.E200"/>
            <chart:data-point chart:repeated="1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3:Sheet1.E200</svg:desc>
                </draw:g>
              </table:table-cell>
              <table:table-cell office:value-type="float" office:value="66.67">
                <text:p>66.67</text:p>
                <draw:g>
                  <svg:desc>Sheet1.K3:Sheet1.K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">
                <text:p>41.2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1.39">
                <text:p>141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13.35">
                <text:p>213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7.29">
                <text:p>177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42.8">
                <text:p>3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2">
                <text:p>39.2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3">
                <text:p>14.3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5">
                <text:p>79.5</text:p>
              </table:table-cell>
              <table:table-cell office:value-type="float" office:value="78.68">
                <text:p>78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">
                <text:p>24.9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">
                <text:p>14.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4">
                <text:p>35.4</text:p>
              </table:table-cell>
              <table:table-cell office:value-type="float" office:value="135.56">
                <text:p>135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">
                <text:p>13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">
                <text:p>17.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4">
                <text:p>48.4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4">
                <text:p>48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1">
                <text:p>2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">
                <text:p>30.3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4">
                <text:p>49.4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6">
                <text:p>30.6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">
                <text:p>14.8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6">
                <text:p>49.6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1">
                <text:p>25.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">
                <text:p>25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3">
                <text:p>20.3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">
                <text:p>20.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4">
                <text:p>36.4</text:p>
              </table:table-cell>
              <table:table-cell office:value-type="float" office:value="34.58">
                <text:p>34.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9">
                <text:p>31.9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">
                <text:p>12.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4">
                <text:p>26.4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">
                <text:p>7.6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9">
                <text:p>18.9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">
                <text:p>18.7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2">
                <text:p>27.2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2">
                <text:p>27.2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5">
                <text:p>19.5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">
                <text:p>18.7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7">
                <text:p>18.7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use-zero" chart:right-angled-axes="true"/>
    </style:style>
    <style:style style:name="ch4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c0000" draw:fill-color="#cc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49cm" svg:height="11.538cm" xlink:href=".." xlink:type="simple" chart:class="chart:scatter" chart:style-name="ch1">
        <chart:title svg:x="7.409cm" svg:y="0.365cm" chart:style-name="ch2">
          <text:p>EMD v. Fourier</text:p>
        </chart:title>
        <chart:plot-area chart:style-name="ch3" table:cell-range-address="Sheet1.E3:Sheet1.E200 Sheet1.K3:Sheet1.K200" svg:x="1.317cm" svg:y="1.348cm" svg:width="16.274cm" svg:height="9.031cm">
          <chartooo:coordinate-region svg:x="2.124cm" svg:y="1.521cm" svg:width="15.135cm" svg:height="8.264cm"/>
          <chart:axis chart:dimension="x" chart:name="primary-x" chart:style-name="ch4">
            <chart:title svg:x="8.153cm" svg:y="10.609cm" chart:style-name="ch5">
              <text:p>Fourier period (s)</text:p>
            </chart:title>
          </chart:axis>
          <chart:axis chart:dimension="y" chart:name="primary-y" chart:style-name="ch6">
            <chart:title svg:x="0.451cm" svg:y="7.005cm" chart:style-name="ch7">
              <text:p>EMD period (s)</text:p>
            </chart:title>
            <chart:grid chart:style-name="ch8" chart:class="major"/>
          </chart:axis>
          <chart:series chart:style-name="ch9" chart:values-cell-range-address="Sheet1.K3:Sheet1.K200" chart:class="chart:scatter">
            <chart:domain table:cell-range-address="Sheet1.E3:Sheet1.E200"/>
            <chart:data-point chart:repeated="1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3:Sheet1.E200</svg:desc>
                </draw:g>
              </table:table-cell>
              <table:table-cell office:value-type="float" office:value="66.67">
                <text:p>66.67</text:p>
                <draw:g>
                  <svg:desc>Sheet1.K3:Sheet1.K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">
                <text:p>41.2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1.39">
                <text:p>141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13.35">
                <text:p>213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7.29">
                <text:p>177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42.8">
                <text:p>3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2">
                <text:p>39.2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3">
                <text:p>14.3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5">
                <text:p>79.5</text:p>
              </table:table-cell>
              <table:table-cell office:value-type="float" office:value="78.68">
                <text:p>78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">
                <text:p>24.9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">
                <text:p>14.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4">
                <text:p>35.4</text:p>
              </table:table-cell>
              <table:table-cell office:value-type="float" office:value="135.56">
                <text:p>135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">
                <text:p>13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">
                <text:p>17.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4">
                <text:p>48.4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4">
                <text:p>48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1">
                <text:p>2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">
                <text:p>30.3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4">
                <text:p>49.4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6">
                <text:p>30.6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">
                <text:p>14.8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6">
                <text:p>49.6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1">
                <text:p>25.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">
                <text:p>25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3">
                <text:p>20.3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">
                <text:p>20.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4">
                <text:p>36.4</text:p>
              </table:table-cell>
              <table:table-cell office:value-type="float" office:value="34.58">
                <text:p>34.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9">
                <text:p>31.9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">
                <text:p>12.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4">
                <text:p>26.4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">
                <text:p>7.6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9">
                <text:p>18.9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">
                <text:p>18.7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2">
                <text:p>27.2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2">
                <text:p>27.2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5">
                <text:p>19.5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">
                <text:p>18.7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7">
                <text:p>18.7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en" number:country="GB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00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5cm" svg:height="11.541cm" xlink:href=".." xlink:type="simple" chart:class="chart:bar" chart:style-name="ch1">
        <chart:title svg:x="4.262cm" svg:y="0.365cm" chart:style-name="ch2">
          <text:p>QPP detection distribution</text:p>
        </chart:title>
        <chart:subtitle svg:x="4.844cm" svg:y="1.349cm" chart:style-name="ch3">
          <text:p>out of 198 GOES flares</text:p>
        </chart:subtitle>
        <chart:legend chart:legend-position="end" svg:x="11.216cm" svg:y="4.83cm" style:legend-expansion="high" chart:style-name="ch4"/>
        <chart:plot-area chart:style-name="ch5" table:cell-range-address="Sheet1.H244:Sheet1.I247" chart:data-source-has-labels="column" svg:x="0.277cm" svg:y="2.234cm" svg:width="10.662cm" svg:height="9.077cm">
          <chartooo:coordinate-region svg:x="1.877cm" svg:y="2.407cm" svg:width="9.062cm" svg:height="8.7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I244:Sheet1.I244" chart:label-cell-address="Sheet1.H244:Sheet1.H244" chart:class="chart:bar">
            <chart:data-point/>
          </chart:series>
          <chart:series chart:style-name="ch10" chart:values-cell-range-address="Sheet1.I245:Sheet1.I245" chart:label-cell-address="Sheet1.H245:Sheet1.H245" chart:class="chart:bar">
            <chart:data-point/>
          </chart:series>
          <chart:series chart:style-name="ch11" chart:values-cell-range-address="Sheet1.I246:Sheet1.I246" chart:label-cell-address="Sheet1.H246:Sheet1.H246" chart:class="chart:bar">
            <chart:data-point/>
          </chart:series>
          <chart:series chart:style-name="ch12" chart:values-cell-range-address="Sheet1.I247:Sheet1.I247" chart:label-cell-address="Sheet1.H247:Sheet1.H24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oth</text:p>
                <draw:g>
                  <svg:desc>Sheet1.H244:Sheet1.H244</svg:desc>
                </draw:g>
              </table:table-cell>
              <table:table-cell office:value-type="float" office:value="41">
                <text:p>41</text:p>
                <draw:g>
                  <svg:desc>Sheet1.I244:Sheet1.I244</svg:desc>
                </draw:g>
              </table:table-cell>
            </table:table-row>
            <table:table-row>
              <table:table-cell office:value-type="string">
                <text:p>Fourier Only</text:p>
                <draw:g>
                  <svg:desc>Sheet1.H245:Sheet1.H245</svg:desc>
                </draw:g>
              </table:table-cell>
              <table:table-cell office:value-type="float" office:value="7">
                <text:p>7</text:p>
                <draw:g>
                  <svg:desc>Sheet1.I245:Sheet1.I245</svg:desc>
                </draw:g>
              </table:table-cell>
            </table:table-row>
            <table:table-row>
              <table:table-cell office:value-type="string">
                <text:p>EMD Only</text:p>
                <draw:g>
                  <svg:desc>Sheet1.H246:Sheet1.H246</svg:desc>
                </draw:g>
              </table:table-cell>
              <table:table-cell office:value-type="float" office:value="55">
                <text:p>55</text:p>
                <draw:g>
                  <svg:desc>Sheet1.I246:Sheet1.I246</svg:desc>
                </draw:g>
              </table:table-cell>
            </table:table-row>
            <table:table-row>
              <table:table-cell office:value-type="string">
                <text:p>Neither</text:p>
                <draw:g>
                  <svg:desc>Sheet1.H247:Sheet1.H247</svg:desc>
                </draw:g>
              </table:table-cell>
              <table:table-cell office:value-type="float" office:value="95">
                <text:p>95</text:p>
                <draw:g>
                  <svg:desc>Sheet1.I247:Sheet1.I24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41cm" svg:height="12.686cm" xlink:href=".." xlink:type="simple" chart:class="chart:scatter" chart:style-name="ch1">
        <chart:title svg:x="8.61cm" svg:y="0.388cm" chart:style-name="ch2">
          <text:p>EMD vs. Fourier</text:p>
        </chart:title>
        <chart:plot-area chart:style-name="ch3" table:cell-range-address="Sheet1.E3:Sheet1.E200 Sheet1.K3:Sheet1.K200" svg:x="1.371cm" svg:y="1.394cm" svg:width="18.858cm" svg:height="10.11cm">
          <chartooo:coordinate-region svg:x="1.992cm" svg:y="1.567cm" svg:width="17.719cm" svg:height="9.343cm"/>
          <chart:axis chart:dimension="x" chart:name="primary-x" chart:style-name="ch4">
            <chart:title svg:x="9.499cm" svg:y="11.757cm" chart:style-name="ch5">
              <text:p>Fourier period (s)</text:p>
            </chart:title>
          </chart:axis>
          <chart:axis chart:dimension="x" chart:name="secondary-x" chart:style-name="ch6"/>
          <chart:axis chart:dimension="y" chart:name="primary-y" chart:style-name="ch7">
            <chart:title svg:x="0.451cm" svg:y="7.591cm" chart:style-name="ch8">
              <text:p>EMD period (s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K3:Sheet1.K200" chart:class="chart:scatter">
            <chart:domain table:cell-range-address="Sheet1.E3:Sheet1.E200"/>
            <chart:data-point chart:repeated="1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3:Sheet1.E200</svg:desc>
                </draw:g>
              </table:table-cell>
              <table:table-cell office:value-type="float" office:value="66.67">
                <text:p>66.67</text:p>
                <draw:g>
                  <svg:desc>Sheet1.K3:Sheet1.K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">
                <text:p>41.2</text:p>
              </table:table-cell>
              <table:table-cell office:value-type="float" office:value="42.89">
                <text:p>42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8">
                <text:p>5.8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41.39">
                <text:p>141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13.35">
                <text:p>213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7.29">
                <text:p>177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42.8">
                <text:p>34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2">
                <text:p>39.2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3">
                <text:p>14.3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2.53">
                <text:p>42.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.5">
                <text:p>79.5</text:p>
              </table:table-cell>
              <table:table-cell office:value-type="float" office:value="78.68">
                <text:p>78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9">
                <text:p>24.9</text:p>
              </table:table-cell>
              <table:table-cell office:value-type="float" office:value="24.88">
                <text:p>24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5.49">
                <text:p>45.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">
                <text:p>14.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4">
                <text:p>35.4</text:p>
              </table:table-cell>
              <table:table-cell office:value-type="float" office:value="135.56">
                <text:p>135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">
                <text:p>13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2">
                <text:p>17.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4">
                <text:p>48.4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8.4">
                <text:p>48.4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1">
                <text:p>21.1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">
                <text:p>30.3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4">
                <text:p>49.4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6">
                <text:p>30.6</text:p>
              </table:table-cell>
              <table:table-cell office:value-type="float" office:value="31.94">
                <text:p>31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">
                <text:p>14.8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6">
                <text:p>49.6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1">
                <text:p>25.1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1">
                <text:p>25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3">
                <text:p>20.3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">
                <text:p>20.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.4">
                <text:p>36.4</text:p>
              </table:table-cell>
              <table:table-cell office:value-type="float" office:value="34.58">
                <text:p>34.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9">
                <text:p>31.9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">
                <text:p>12.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4">
                <text:p>26.4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6">
                <text:p>7.6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9">
                <text:p>18.9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">
                <text:p>18.7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2.53">
                <text:p>22.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2">
                <text:p>27.2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.2">
                <text:p>27.2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5">
                <text:p>19.5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7">
                <text:p>18.7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7">
                <text:p>18.7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